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36" manifest:media-type="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1" manifest:media-type=""/>
  <manifest:file-entry manifest:full-path="ObjectReplacements/Object 40" manifest:media-type=""/>
  <manifest:file-entry manifest:full-path="ObjectReplacements/Object 4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66/settings.xml" manifest:media-type="text/xml"/>
  <manifest:file-entry manifest:full-path="Object 66/content.xml" manifest:media-type="text/xml"/>
  <manifest:file-entry manifest:full-path="Object 66/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6" svg:font-family="OpenSymbol" style:font-adornments="Roman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5" svg:font-family="OpenSymbol" style:font-adornments="Gras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OpenSymbol4" svg:font-family="OpenSymbol" style:font-adornments="Roman"/>
    <style:font-face style:name="Symbol" svg:font-family="Symbol" style:font-adornments="Roman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4.434cm" fo:margin-left="0cm" fo:margin-right="-0.009cm" fo:margin-top="0.3cm" fo:margin-bottom="0.3cm" table:align="margins" fo:background-color="transparent">
        <style:background-image/>
      </style:table-properties>
    </style:style>
    <style:style style:name="Tableau1.A" style:family="table-column">
      <style:table-column-properties style:column-width="2.632cm" style:rel-column-width="38898*"/>
    </style:style>
    <style:style style:name="Tableau1.B" style:family="table-column">
      <style:table-column-properties style:column-width="0.9cm" style:rel-column-width="13305*"/>
    </style:style>
    <style:style style:name="Tableau1.C" style:family="table-column">
      <style:table-column-properties style:column-width="0.901cm" style:rel-column-width="13332*"/>
    </style:style>
    <style:style style:name="Tableau1.1" style:family="table-row">
      <style:table-row-properties style:row-height="2.291cm"/>
    </style:style>
    <style:style style:name="Tableau1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1.199cm" fo:background-color="transparent">
        <style:background-image/>
      </style:table-row-properties>
    </style:style>
    <style:style style:name="Tableau1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434cm" fo:margin-left="0cm" fo:margin-right="-0.009cm" table:align="margins"/>
    </style:style>
    <style:style style:name="Tableau4.A" style:family="table-column">
      <style:table-column-properties style:column-width="2.632cm" style:rel-column-width="38906*"/>
    </style:style>
    <style:style style:name="Tableau4.B" style:family="table-column">
      <style:table-column-properties style:column-width="0.901cm" style:rel-column-width="13314*"/>
    </style:style>
    <style:style style:name="Tableau4.C" style:family="table-column">
      <style:table-column-properties style:column-width="0.901cm" style:rel-column-width="13315*"/>
    </style:style>
    <style:style style:name="Tableau4.1" style:family="table-row">
      <style:table-row-properties style:min-row-height="2.3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4.2" style:family="table-row">
      <style:table-row-properties style:row-height="0.801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99cm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9.102cm" table:align="left"/>
    </style:style>
    <style:style style:name="Tableau5.A" style:family="table-column">
      <style:table-column-properties style:column-width="1.229cm"/>
    </style:style>
    <style:style style:name="Tableau5.D" style:family="table-column">
      <style:table-column-properties style:column-width="1.767cm"/>
    </style:style>
    <style:style style:name="Tableau5.F" style:family="table-column">
      <style:table-column-properties style:column-width="1.879cm"/>
    </style:style>
    <style:style style:name="Tableau5.A1" style:family="table-cell">
      <style:table-cell-properties style:vertical-align="middle"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5.F1" style:family="table-cell">
      <style:table-cell-properties style:vertical-align="middle"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5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D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E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5.F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6" style:family="table">
      <style:table-properties style:width="9.1cm" table:align="left"/>
    </style:style>
    <style:style style:name="Tableau6.A" style:family="table-column">
      <style:table-column-properties style:column-width="0.6cm"/>
    </style:style>
    <style:style style:name="Tableau6.B" style:family="table-column">
      <style:table-column-properties style:column-width="4.8cm"/>
    </style:style>
    <style:style style:name="Tableau6.C" style:family="table-column">
      <style:table-column-properties style:column-width="1.85cm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="0cm" fo:border="none"/>
    </style:style>
    <style:style style:name="Tableau6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6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6.2" style:family="table-row">
      <style:table-row-properties style:row-height="1.199cm" fo:keep-together="always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6.B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45d99f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03b1d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variant="normal" fo:text-transform="none" fo:color="#d7e12c" loext:opacity="100%" style:font-name="Bitstream Vera Sans" fo:font-size="16pt" fo:font-style="normal" fo:text-shadow="none" fo:font-weight="bold" officeooo:rsid="0049a2cd" officeooo:paragraph-rsid="00203b1d" style:font-size-asian="16pt" style:font-style-asian="normal" style:font-size-complex="16pt" style:font-style-complex="normal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1" fo:font-size="10pt" officeooo:rsid="0052860b" officeooo:paragraph-rsid="0048563d"/>
    </style:style>
    <style:style style:name="P26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1" fo:font-size="10pt" officeooo:paragraph-rsid="0021500f"/>
    </style:style>
    <style:style style:name="P27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1" fo:font-size="10pt" officeooo:paragraph-rsid="0024e3fa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48563d" style:font-size-asian="9pt" style:font-weight-asian="bold" style:font-size-complex="9pt" style:font-weight-complex="bold" style:text-rotation-angle="90" style:text-rotation-scale="line-height"/>
    </style:style>
    <style:style style:name="P2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30" style:family="paragraph" style:parent-style-name="Standard" style:master-page-name="">
      <style:paragraph-properties fo:margin-top="0cm" fo:margin-bottom="0cm" style:contextual-spacing="false" style:page-number="auto" fo:break-before="auto" fo:break-after="auto" style:shadow="none"/>
      <style:text-properties officeooo:paragraph-rsid="005534e8"/>
    </style:style>
    <style:style style:name="P31" style:family="paragraph" style:parent-style-name="Standard">
      <style:paragraph-properties fo:margin-top="0cm" fo:margin-bottom="0cm" style:contextual-spacing="false"/>
      <style:text-properties style:font-name="Bitstream Vera Sans" fo:font-size="10pt" officeooo:paragraph-rsid="0048563d" style:font-size-asian="10pt" style:font-size-complex="10pt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" fo:font-size="10pt" officeooo:paragraph-rsid="0048563d" style:font-size-asian="10pt" style:font-size-complex="10pt"/>
    </style:style>
    <style:style style:name="P3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" fo:font-size="9pt" officeooo:paragraph-rsid="0021500f" style:font-size-asian="9pt" style:font-size-complex="9pt"/>
    </style:style>
    <style:style style:name="P3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Times New Roman" fo:font-size="11pt" fo:font-style="italic" fo:font-weight="bold" officeooo:paragraph-rsid="0048563d" style:font-size-asian="11pt" style:font-style-asian="italic" style:font-weight-asian="bold" style:font-size-complex="11pt" style:font-style-complex="italic" style:font-weight-complex="bold"/>
    </style:style>
    <style:style style:name="P35" style:family="paragraph" style:parent-style-name="_5f_Paragraphe_20_livret_20_réponse_20_élève">
      <style:paragraph-properties fo:margin-top="0cm" fo:margin-bottom="0cm" style:contextual-spacing="false" style:line-height-at-least="0.706cm" fo:text-align="justify" style:justify-single-word="false"/>
      <style:text-properties style:font-name="Bitstream Vera Sans1" fo:font-size="10pt" officeooo:paragraph-rsid="007077c9"/>
    </style:style>
    <style:style style:name="P36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776f44"/>
    </style:style>
    <style:style style:name="P37" style:family="paragraph" style:parent-style-name="Standard">
      <style:paragraph-properties fo:margin-top="0cm" fo:margin-bottom="0cm" style:contextual-spacing="false" style:shadow="none"/>
      <style:text-properties officeooo:paragraph-rsid="005534e8"/>
    </style:style>
    <style:style style:name="P38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" fo:font-size="11pt" fo:font-style="normal" fo:font-weight="bold" officeooo:paragraph-rsid="0048563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top="0.101cm" fo:margin-bottom="0cm" style:contextual-spacing="false"/>
      <style:text-properties style:font-name="Bitstream Vera Sans" fo:font-size="10pt" officeooo:paragraph-rsid="0048563d" style:font-size-asian="10pt" style:font-size-complex="10pt"/>
    </style:style>
    <style:style style:name="P40" style:family="paragraph" style:parent-style-name="Standard">
      <style:paragraph-properties fo:margin-top="0.101cm" fo:margin-bottom="0cm" style:contextual-spacing="false"/>
      <style:text-properties fo:color="#000000" loext:opacity="100%" style:font-name="Bitstream Vera Sans" fo:font-size="10pt" fo:font-style="normal" fo:font-weight="bold" officeooo:paragraph-rsid="0048563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1" style:family="paragraph" style:parent-style-name="Standard">
      <style:paragraph-properties fo:margin-top="0.101cm" fo:margin-bottom="0cm" style:contextual-spacing="false"/>
      <style:text-properties officeooo:paragraph-rsid="0048563d"/>
    </style:style>
    <style:style style:name="P42" style:family="paragraph" style:parent-style-name="Standard" style:master-page-name="">
      <style:paragraph-properties fo:margin-top="0cm" fo:margin-bottom="0.101cm" style:contextual-spacing="false" style:page-number="auto" fo:break-before="auto" fo:break-after="auto"/>
      <style:text-properties style:font-name="Bitstream Vera Sans" fo:font-size="10pt" officeooo:paragraph-rsid="0048563d" style:font-size-asian="10pt" style:font-size-complex="10pt"/>
    </style:style>
    <style:style style:name="P43" style:family="paragraph" style:parent-style-name="_5f_Paragraphe_20_livret_20_">
      <style:paragraph-properties fo:margin-top="0.199cm" fo:margin-bottom="0.199cm" style:contextual-spacing="false"/>
      <style:text-properties officeooo:paragraph-rsid="004c1ec7"/>
    </style:style>
    <style:style style:name="P4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Bitstream Vera Sans" fo:font-size="9pt" fo:font-style="normal" fo:font-weight="normal" officeooo:paragraph-rsid="0048563d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" fo:font-size="9pt" fo:font-style="normal" fo:font-weight="normal" officeooo:paragraph-rsid="0048563d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" fo:font-size="9pt" fo:font-style="normal" fo:font-weight="normal" officeooo:paragraph-rsid="0066e6e4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" fo:font-size="9pt" fo:font-style="normal" fo:font-weight="normal" officeooo:rsid="004bb8a3" officeooo:paragraph-rsid="004bb8a3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9pt" fo:font-weight="bold" officeooo:paragraph-rsid="0045d99f" style:font-size-asian="9pt" style:font-weight-asian="bold" style:font-size-complex="9pt" style:font-weight-complex="bold" style:text-rotation-angle="90" style:text-rotation-scale="line-height"/>
    </style:style>
    <style:style style:name="P49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9pt" fo:font-weight="bold" officeooo:rsid="0048563d" officeooo:paragraph-rsid="0048563d" style:font-size-asian="9pt" style:font-weight-asian="bold" style:font-size-complex="9pt" style:font-weight-complex="bold" style:text-rotation-angle="90" style:text-rotation-scale="line-height"/>
    </style:style>
    <style:style style:name="P50" style:family="paragraph" style:parent-style-name="Table_20_Contents">
      <loext:graphic-properties draw:fill="none"/>
      <style:paragraph-properties fo:margin-left="0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9pt" fo:font-weight="bold" officeooo:rsid="004b08b7" officeooo:paragraph-rsid="004b08b7" style:font-size-asian="9pt" style:font-weight-asian="bold" style:font-size-complex="9pt" style:font-weight-complex="bold" style:text-rotation-angle="90" style:text-rotation-scale="line-height"/>
    </style:style>
    <style:style style:name="P51" style:family="paragraph" style:parent-style-name="Standard">
      <style:paragraph-properties fo:margin-top="0.199cm" fo:margin-bottom="0cm" style:contextual-spacing="false" fo:line-height="100%" fo:text-align="start" style:justify-single-word="false">
        <style:tab-stops>
          <style:tab-stop style:position="3.799cm" style:type="right"/>
        </style:tab-stops>
      </style:paragraph-properties>
      <style:text-properties fo:color="#000000" loext:opacity="100%" style:font-name="Bitstream Vera Sans2" fo:font-size="10pt" fo:letter-spacing="-0.007cm" fo:font-style="normal" officeooo:paragraph-rsid="006a7a8e" fo:background-color="#ffff00" style:font-size-asian="10pt" style:font-size-complex="10pt"/>
    </style:style>
    <style:style style:name="P52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1" fo:font-size="14pt" officeooo:paragraph-rsid="0046f316" style:font-size-asian="14pt" style:font-size-complex="14pt"/>
    </style:style>
    <style:style style:name="P53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1" fo:font-size="14pt" officeooo:paragraph-rsid="004b257d" style:font-size-asian="14pt" style:font-size-complex="14pt"/>
    </style:style>
    <style:style style:name="P54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1" fo:font-size="14pt" officeooo:paragraph-rsid="004d9b8e" style:font-size-asian="14pt" style:font-size-complex="14pt"/>
    </style:style>
    <style:style style:name="P55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1" fo:font-size="14pt" officeooo:rsid="003568a8" officeooo:paragraph-rsid="0046f316" style:font-size-asian="14pt" style:font-size-complex="14pt"/>
    </style:style>
    <style:style style:name="P56" style:family="paragraph" style:parent-style-name="_5f_Paragraphe_20_livret_20_réponse_20_élève">
      <style:paragraph-properties fo:line-height="100%" fo:text-align="center" style:justify-single-word="false"/>
    </style:style>
    <style:style style:name="P57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.27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58" style:family="paragraph" style:parent-style-name="_5f_Paragraphe_20_livret_20_réponse_20_élève">
      <style:paragraph-properties fo:line-height="100%" fo:text-align="center" style:justify-single-word="false"/>
      <style:text-properties fo:color="#000000" loext:opacity="100%" style:font-name="Bitstream Vera Sans1" fo:font-size="10pt" officeooo:paragraph-rsid="006dd24f" fo:background-color="#ffff00"/>
    </style:style>
    <style:style style:name="P59" style:family="paragraph" style:parent-style-name="Exo_5f_Num" style:list-style-name="Num_5f_Exo">
      <style:text-properties officeooo:paragraph-rsid="004bb8a3"/>
    </style:style>
    <style:style style:name="P60" style:family="paragraph" style:parent-style-name="Exo_5f_Num">
      <style:paragraph-properties fo:margin-top="0.7cm" fo:margin-bottom="0cm" style:contextual-spacing="false"/>
      <style:text-properties officeooo:paragraph-rsid="0045d99f"/>
    </style:style>
    <style:style style:name="P61" style:family="paragraph" style:parent-style-name="Exo_5f_Num" style:master-page-name="">
      <style:paragraph-properties fo:margin-top="0.7cm" fo:margin-bottom="0.199cm" style:contextual-spacing="false" fo:keep-together="always" style:page-number="auto" fo:keep-with-next="always"/>
      <style:text-properties officeooo:paragraph-rsid="00509dd3"/>
    </style:style>
    <style:style style:name="P62" style:family="paragraph" style:parent-style-name="Exo_5f_Num">
      <style:paragraph-properties fo:margin-top="0.4cm" fo:margin-bottom="0.199cm" style:contextual-spacing="false"/>
      <style:text-properties officeooo:paragraph-rsid="0048563d"/>
    </style:style>
    <style:style style:name="P63" style:family="paragraph" style:parent-style-name="Exo_5f_Num">
      <style:paragraph-properties fo:margin-top="0.499cm" fo:margin-bottom="0.199cm" style:contextual-spacing="false"/>
      <style:text-properties officeooo:paragraph-rsid="0048563d"/>
    </style:style>
    <style:style style:name="P64" style:family="paragraph" style:parent-style-name="Exo_5f_Num" style:master-page-name="">
      <style:paragraph-properties fo:margin-top="0.6cm" fo:margin-bottom="0.229cm" style:contextual-spacing="false" fo:keep-together="always" style:page-number="auto" fo:keep-with-next="always"/>
      <style:text-properties officeooo:paragraph-rsid="006f58c7"/>
    </style:style>
    <style:style style:name="P65" style:family="paragraph" style:parent-style-name="Exo_5f_Num">
      <style:paragraph-properties fo:margin-top="0.75cm" fo:margin-bottom="0.101cm" style:contextual-spacing="false"/>
      <style:text-properties officeooo:paragraph-rsid="0048563d"/>
    </style:style>
    <style:style style:name="P66" style:family="paragraph" style:parent-style-name="Exo_5f_Num" style:list-style-name="Num_5f_Exo">
      <style:paragraph-properties fo:margin-top="0.7cm" fo:margin-bottom="0.101cm" style:contextual-spacing="false"/>
      <style:text-properties officeooo:paragraph-rsid="00509dd3"/>
    </style:style>
    <style:style style:name="P67" style:family="paragraph" style:parent-style-name="Exo_5f_Num">
      <style:paragraph-properties fo:break-before="page"/>
    </style:style>
    <style:style style:name="P68" style:family="paragraph" style:parent-style-name="FILET_5f_POINTILLES" style:list-style-name="_5f_Numérotation_20_des_20_exercices_20_livrets">
      <style:paragraph-properties style:line-height-at-least="0.7cm"/>
      <style:text-properties fo:color="#b3b3b3" loext:opacity="100%" style:text-position="0% 100%" style:font-name="Bitstream Vera Sans2" fo:font-size="10pt" fo:font-style="normal" officeooo:paragraph-rsid="00776f44" fo:background-color="transparent" style:font-name-asian="OpenSymbol" style:font-style-asian="normal" style:font-name-complex="OpenSymbol" style:font-style-complex="normal"/>
    </style:style>
    <style:style style:name="P69" style:family="paragraph" style:parent-style-name="Standard" style:list-style-name="Num_5f_Exo">
      <style:paragraph-properties fo:margin-top="0.4cm" fo:margin-bottom="0.199cm" style:contextual-spacing="false"/>
      <style:text-properties officeooo:paragraph-rsid="0048563d"/>
    </style:style>
    <style:style style:name="P70" style:family="paragraph" style:parent-style-name="Standard" style:list-style-name="liste_5f_abc" style:master-page-name="">
      <style:paragraph-properties fo:margin-top="0.3cm" fo:margin-bottom="0cm" style:contextual-spacing="false" fo:line-height="150%" fo:text-align="start" style:justify-single-word="false" style:page-number="auto">
        <style:tab-stops>
          <style:tab-stop style:position="3.521cm" style:type="right"/>
          <style:tab-stop style:position="3.53cm"/>
        </style:tab-stops>
      </style:paragraph-properties>
      <style:text-properties officeooo:paragraph-rsid="0082a7ba"/>
    </style:style>
    <style:style style:name="P71" style:family="paragraph" style:parent-style-name="Standard" style:list-style-name="liste_5f_abc">
      <style:paragraph-properties fo:margin-top="0cm" fo:margin-bottom="0cm" style:contextual-spacing="false" fo:line-height="150%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officeooo:paragraph-rsid="00699a1d"/>
    </style:style>
    <style:style style:name="P72" style:family="paragraph" style:parent-style-name="Standard" style:list-style-name="liste_5f_abc">
      <loext:graphic-properties draw:fill="none"/>
      <style:paragraph-properties fo:margin-top="0.199cm" fo:margin-bottom="0.101cm" style:contextual-spacing="false" fo:line-height="100%" fo:text-align="start" style:justify-single-word="false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771ed6"/>
    </style:style>
    <style:style style:name="P73" style:family="paragraph" style:parent-style-name="Standard">
      <style:paragraph-properties fo:margin-top="0.199cm" fo:margin-bottom="0cm" style:contextual-spacing="false" fo:line-height="100%" fo:text-align="start" style:justify-single-word="false" fo:keep-together="always" fo:keep-with-next="always">
        <style:tab-stops>
          <style:tab-stop style:position="3.799cm" style:type="right"/>
        </style:tab-stops>
      </style:paragraph-properties>
      <style:text-properties officeooo:paragraph-rsid="0082a7ba"/>
    </style:style>
    <style:style style:name="P74" style:family="paragraph" style:parent-style-name="Standard">
      <style:paragraph-properties fo:margin-top="0.199cm" fo:margin-bottom="0cm" style:contextual-spacing="false" fo:line-height="100%" fo:text-align="start" style:justify-single-word="false">
        <style:tab-stops>
          <style:tab-stop style:position="3.799cm" style:type="right"/>
        </style:tab-stops>
      </style:paragraph-properties>
      <style:text-properties officeooo:paragraph-rsid="0082a7ba"/>
    </style:style>
    <style:style style:name="P75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style:font-name="Bitstream Vera Sans1" fo:font-size="10pt" officeooo:paragraph-rsid="0048563d"/>
    </style:style>
    <style:style style:name="P76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officeooo:paragraph-rsid="0048563d"/>
    </style:style>
    <style:style style:name="P77" style:family="paragraph" style:parent-style-name="_5f_Paragraphe_20_livret_20_" style:list-style-name="Num_5f_Exo">
      <style:paragraph-properties fo:margin-top="0.199cm" fo:margin-bottom="0cm" style:contextual-spacing="false" style:line-height-at-least="0.706cm"/>
      <style:text-properties officeooo:paragraph-rsid="00509dd3"/>
    </style:style>
    <style:style style:name="P78" style:family="paragraph" style:parent-style-name="_5f_Paragraphe_20_livret_20_" style:list-style-name="Num_5f_Exo">
      <style:paragraph-properties fo:margin-top="0.199cm" fo:margin-bottom="0cm" style:contextual-spacing="false" fo:line-height="100%"/>
      <style:text-properties officeooo:paragraph-rsid="007077c9"/>
    </style:style>
    <style:style style:name="P79" style:family="paragraph" style:parent-style-name="_5f_Paragraphe_20_livret_20_" style:list-style-name="Num_5f_Exo">
      <style:paragraph-properties fo:margin-top="0.199cm" fo:margin-bottom="0cm" style:contextual-spacing="false" fo:line-height="100%">
        <style:tab-stops/>
      </style:paragraph-properties>
      <style:text-properties officeooo:paragraph-rsid="007077c9"/>
    </style:style>
    <style:style style:name="P80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4c1ec7"/>
    </style:style>
    <style:style style:name="P81" style:family="paragraph" style:parent-style-name="_5f_Paragraphe_20_livret_20_" style:list-style-name="Num_5f_Exo">
      <style:paragraph-properties fo:margin-top="0.499cm" fo:margin-bottom="0cm" style:contextual-spacing="false" style:line-height-at-least="0.706cm"/>
      <style:text-properties officeooo:paragraph-rsid="00509dd3"/>
    </style:style>
    <style:style style:name="P82" style:family="paragraph" style:parent-style-name="_5f_Paragraphe_20_livret_20_" style:list-style-name="Num_5f_Exo">
      <style:paragraph-properties fo:margin-top="0.099cm" fo:margin-bottom="0cm" style:contextual-spacing="false" fo:line-height="100%"/>
      <style:text-properties officeooo:paragraph-rsid="007077c9"/>
    </style:style>
    <style:style style:name="P83" style:family="paragraph" style:parent-style-name="_5f_Paragraphe_20_livret_20_" style:list-style-name="liste_5f_abc">
      <loext:graphic-properties draw:fill="none"/>
      <style:paragraph-properties fo:margin-top="0.199cm" fo:margin-bottom="0.101cm" style:contextual-spacing="false" fo:line-height="100%" fo:text-align="justify" style:justify-single-word="false" fo:background-color="transparent" style:shadow="non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771ed6"/>
    </style:style>
    <style:style style:name="P84" style:family="paragraph" style:parent-style-name="_5f_Paragraphe_20_livret_20_" style:list-style-name="liste_5f_abc">
      <loext:graphic-properties draw:fill="none"/>
      <style:paragraph-properties fo:margin-top="0.199cm" fo:margin-bottom="0.101cm" style:contextual-spacing="false" fo:line-height="100%" fo:text-align="start" style:justify-single-word="false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style:font-name="Bitstream Vera Sans2" fo:font-size="10pt" fo:font-style="normal" officeooo:paragraph-rsid="00771ed6"/>
    </style:style>
    <style:style style:name="P85" style:family="paragraph" style:parent-style-name="_5f_Paragraphe_20_livret_20_" style:list-style-name="liste_5f_abc">
      <loext:graphic-properties draw:fill="none"/>
      <style:paragraph-properties fo:margin-top="0.199cm" fo:margin-bottom="0.101cm" style:contextual-spacing="false" fo:line-height="100%" fo:text-align="start" style:justify-single-word="false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style:font-name="Bitstream Vera Sans2" fo:font-size="10pt" fo:font-style="normal" officeooo:paragraph-rsid="0082a7ba"/>
    </style:style>
    <style:style style:name="P86" style:family="paragraph" style:parent-style-name="_5f_Paragraphe_20_livret_20_" style:list-style-name="liste_5f_abc">
      <loext:graphic-properties draw:fill="none"/>
      <style:paragraph-properties fo:margin-top="0.199cm" fo:margin-bottom="0.101cm" style:contextual-spacing="false" fo:line-height="100%" fo:background-color="transparent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771ed6"/>
    </style:style>
    <style:style style:name="P87" style:family="paragraph" style:parent-style-name="_5f_Paragraphe_20_livret_20_" style:list-style-name="liste_5f_abc">
      <style:paragraph-properties fo:margin-top="0.199cm" fo:margin-bottom="0.101cm" style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style:font-name="Bitstream Vera Sans2" fo:font-size="10pt" fo:font-style="normal" officeooo:paragraph-rsid="00771ed6"/>
    </style:style>
    <style:style style:name="P88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48563d"/>
    </style:style>
    <style:style style:name="P8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48563d"/>
    </style:style>
    <style:style style:name="P90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b3bf8"/>
    </style:style>
    <style:style style:name="P91" style:family="paragraph" style:parent-style-name="_5f_Paragraphe_20_livret_20_réponse_20_élève" style:list-style-name="_5f_Numérotation_20_des_20_exercices_20_livrets">
      <style:text-properties officeooo:paragraph-rsid="00776f44"/>
    </style:style>
    <style:style style:name="P92" style:family="paragraph" style:parent-style-name="_5f_Paragraphe_20_livret_20_réponse_20_élève" style:list-style-name="_5f_Numérotation_20_des_20_exercices_20_livrets">
      <style:text-properties officeooo:paragraph-rsid="0082a7ba"/>
    </style:style>
    <style:style style:name="P93" style:family="paragraph" style:parent-style-name="_5f_Paragraphe_20_livret_20_réponse_20_élève" style:list-style-name="Num_5f_Exo">
      <style:text-properties officeooo:paragraph-rsid="007077c9"/>
    </style:style>
    <style:style style:name="P94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82a7ba"/>
    </style:style>
    <style:style style:name="P95" style:family="paragraph" style:parent-style-name="_5f_Paragraphe_20_livret_20_réponse_20_élève">
      <style:paragraph-properties fo:line-height="100%" fo:text-align="center" style:justify-single-word="false"/>
      <style:text-properties officeooo:paragraph-rsid="0082a7ba"/>
    </style:style>
    <style:style style:name="P96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.25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82a7ba"/>
    </style:style>
    <style:style style:name="P97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82a7ba"/>
    </style:style>
    <style:style style:name="P98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" fo:font-size="9pt" officeooo:paragraph-rsid="0021500f" style:font-size-asian="9pt" style:font-size-complex="9pt"/>
    </style:style>
    <style:style style:name="P99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" fo:font-size="9pt" fo:letter-spacing="-0.021cm" officeooo:paragraph-rsid="0021500f" style:font-size-asian="9pt" style:font-size-complex="9pt"/>
    </style:style>
    <style:style style:name="P10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3.521cm" style:type="right"/>
          <style:tab-stop style:position="3.53cm"/>
        </style:tab-stops>
      </style:paragraph-properties>
      <style:text-properties officeooo:paragraph-rsid="006c2c44"/>
    </style:style>
    <style:style style:name="P10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3.521cm" style:type="right"/>
          <style:tab-stop style:position="3.53cm"/>
        </style:tab-stops>
      </style:paragraph-properties>
      <style:text-properties officeooo:paragraph-rsid="0082a7ba"/>
    </style:style>
    <style:style style:name="P10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3.521cm" style:type="right"/>
          <style:tab-stop style:position="3.53cm"/>
        </style:tab-stops>
      </style:paragraph-properties>
      <style:text-properties style:font-name="Bitstream Vera Sans" fo:font-size="10pt" fo:font-style="normal" style:text-underline-style="none" fo:font-weight="normal" officeooo:paragraph-rsid="0082a7b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style:font-name="Bitstream Vera Sans" fo:font-size="10pt" fo:font-style="normal" style:text-underline-style="none" fo:font-weight="normal" officeooo:paragraph-rsid="0082a7ba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_5f_Paragraphe_20_livret_20_réponse_20_élève" style:list-style-name="Num_5f_Exo">
      <style:paragraph-properties fo:margin-top="0cm" fo:margin-bottom="0cm" style:contextual-spacing="false" style:line-height-at-least="0.706cm" fo:text-align="justify" style:justify-single-word="false"/>
      <style:text-properties style:font-name="Bitstream Vera Sans1" fo:font-size="10pt" officeooo:paragraph-rsid="0082a7ba"/>
    </style:style>
    <style:style style:name="P105" style:family="paragraph" style:parent-style-name="_5f_Paragraphe_20_livret_20_réponse_20_élève" style:list-style-name="Num_5f_Exo">
      <style:paragraph-properties fo:margin-top="0cm" fo:margin-bottom="0cm" style:contextual-spacing="false" style:line-height-at-least="0.706cm" fo:text-align="justify" style:justify-single-word="false"/>
      <style:text-properties fo:color="#b3b3b3" loext:opacity="100%" style:text-position="0% 100%" style:font-name="Bitstream Vera Sans1" fo:font-size="10pt" fo:font-style="normal" officeooo:paragraph-rsid="007077c9" fo:background-color="transparent" style:font-name-asian="OpenSymbol" style:font-style-asian="normal" style:font-name-complex="OpenSymbol" style:font-style-complex="normal"/>
    </style:style>
    <style:style style:name="P106" style:family="paragraph" style:parent-style-name="_5f_Paragraphe_20_livret_20_réponse_20_élève">
      <style:paragraph-properties fo:margin-top="0cm" fo:margin-bottom="0cm" style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text-position="0% 100%" style:font-name="Bitstream Vera Sans2" fo:font-size="10pt" fo:font-style="normal" fo:font-weight="normal" officeooo:paragraph-rsid="0082a7ba" fo:background-color="#ffff0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P107" style:family="paragraph" style:parent-style-name="_5f_Paragraphe_20_livret_20_réponse_20_élève" style:list-style-name="liste_5f_abc">
      <style:paragraph-properties fo:margin-top="0cm" fo:margin-bottom="0cm" style:contextual-spacing="false" fo:line-height="150%" style:writing-mode="lr-tb">
        <style:tab-stops/>
      </style:paragraph-properties>
      <style:text-properties officeooo:paragraph-rsid="00699a1d"/>
    </style:style>
    <style:style style:name="P108" style:family="paragraph" style:parent-style-name="_5f_Paragraphe_20_livret_20_réponse_20_élève" style:list-style-name="liste_5f_abc">
      <style:paragraph-properties fo:margin-top="0cm" fo:margin-bottom="0cm" style:contextual-spacing="false" fo:line-height="150%" style:writing-mode="lr-tb">
        <style:tab-stops/>
      </style:paragraph-properties>
      <style:text-properties officeooo:paragraph-rsid="0048563d"/>
    </style:style>
    <style:style style:name="P109" style:family="paragraph" style:parent-style-name="_5f_Paragraphe_20_livret_20_réponse_20_élève" style:list-style-name="liste_5f_abc">
      <style:paragraph-properties fo:margin-top="0cm" fo:margin-bottom="0cm" style:contextual-spacing="false" fo:line-height="150%" style:writing-mode="lr-tb">
        <style:tab-stops/>
      </style:paragraph-properties>
      <style:text-properties officeooo:paragraph-rsid="0050d2f6"/>
    </style:style>
    <style:style style:name="P110" style:family="paragraph" style:parent-style-name="_5f_Paragraphe_20_livret_20_réponse_20_élève" style:list-style-name="liste_5f_abc">
      <style:paragraph-properties fo:margin-top="0cm" fo:margin-bottom="0cm" style:contextual-spacing="false" fo:line-height="150%" style:writing-mode="lr-tb">
        <style:tab-stops/>
      </style:paragraph-properties>
      <style:text-properties officeooo:paragraph-rsid="0082a7ba"/>
    </style:style>
    <style:style style:name="P11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start" style:justify-single-word="false" style:writing-mode="lr-tb">
        <style:tab-stops>
          <style:tab-stop style:position="3.521cm" style:type="right"/>
          <style:tab-stop style:position="3.53cm"/>
        </style:tab-stops>
      </style:paragraph-properties>
      <style:text-properties officeooo:paragraph-rsid="0082a7ba"/>
    </style:style>
    <style:style style:name="P11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3.521cm" style:type="right"/>
          <style:tab-stop style:position="3.53cm"/>
        </style:tab-stops>
      </style:paragraph-properties>
      <style:text-properties officeooo:paragraph-rsid="0082a7ba"/>
    </style:style>
    <style:style style:name="P113" style:family="paragraph" style:parent-style-name="_5f_Paragraphe_20_livret_20_réponse_20_élève" style:list-style-name="liste_5f_abc" style:master-page-name="">
      <style:paragraph-properties fo:margin-top="0cm" fo:margin-bottom="0cm" style:contextual-spacing="false" fo:line-height="150%" style:page-number="auto" style:writing-mode="lr-tb">
        <style:tab-stops>
          <style:tab-stop style:position="0.6cm"/>
        </style:tab-stops>
      </style:paragraph-properties>
      <style:text-properties officeooo:paragraph-rsid="0050d2f6"/>
    </style:style>
    <style:style style:name="P114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start" style:justify-single-word="false" fo:keep-together="always" fo:keep-with-next="always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78b3b"/>
    </style:style>
    <style:style style:name="P115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7cm" fo:text-align="start" style:justify-single-word="false" style:page-number="auto">
        <style:tab-stops>
          <style:tab-stop style:position="3.521cm" style:type="right"/>
          <style:tab-stop style:position="3.53cm"/>
        </style:tab-stops>
      </style:paragraph-properties>
      <style:text-properties officeooo:paragraph-rsid="0082a7ba"/>
    </style:style>
    <style:style style:name="P116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78b3b"/>
    </style:style>
    <style:style style:name="P117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5.001cm" style:type="right"/>
        </style:tab-stops>
      </style:paragraph-properties>
      <style:text-properties officeooo:paragraph-rsid="00578b3b"/>
    </style:style>
    <style:style style:name="P118" style:family="paragraph" style:parent-style-name="_5f_Paragraphe_20_livret_20_réponse_20_élève" style:list-style-name="liste_5f_abc">
      <style:paragraph-properties fo:margin-top="0.3cm" fo:margin-bottom="0cm" style:contextual-spacing="false" fo:line-height="100%"/>
      <style:text-properties officeooo:paragraph-rsid="0048563d"/>
    </style:style>
    <style:style style:name="P119" style:family="paragraph" style:parent-style-name="_5f_Paragraphe_20_livret_20_réponse_20_élève" style:list-style-name="liste_5f_abc">
      <style:paragraph-properties fo:margin-top="0.3cm" fo:margin-bottom="0cm" style:contextual-spacing="false"/>
      <style:text-properties officeooo:paragraph-rsid="0048563d"/>
    </style:style>
    <style:style style:name="P120" style:family="paragraph" style:parent-style-name="_5f_Paragraphe_20_livret_20_réponse_20_élève" style:list-style-name="liste_5f_abc">
      <style:paragraph-properties fo:margin-top="0cm" fo:margin-bottom="0.101cm" style:contextual-spacing="false" fo:line-height="100%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82a7ba"/>
    </style:style>
    <style:style style:name="P121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c0b9"/>
    </style:style>
    <style:style style:name="P122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82a7ba"/>
    </style:style>
    <style:style style:name="P123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6bc0b9"/>
    </style:style>
    <style:style style:name="P124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fo:font-style="normal" style:text-underline-style="none" officeooo:paragraph-rsid="006bc0b9" style:font-style-asian="normal" style:font-style-complex="normal"/>
    </style:style>
    <style:style style:name="P125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officeooo:paragraph-rsid="0082a7ba"/>
    </style:style>
    <style:style style:name="P126" style:family="paragraph" style:parent-style-name="_5f_Paragraphe_20_livret_20_réponse_20_élève" style:list-style-name="liste_5f_abc">
      <style:paragraph-properties fo:margin-top="0.199cm" fo:margin-bottom="0.101cm" style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76b3ed"/>
    </style:style>
    <style:style style:name="P127" style:family="paragraph" style:parent-style-name="_5f_Paragraphe_20_livret_20_réponse_20_élève" style:list-style-name="liste_5f_abc">
      <style:paragraph-properties fo:margin-top="0.199cm" fo:margin-bottom="0.101cm" style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officeooo:paragraph-rsid="0082a7ba"/>
    </style:style>
    <style:style style:name="P128" style:family="paragraph" style:parent-style-name="_5f_Paragraphe_20_livret_20_réponse_20_élève" style:list-style-name="liste_5f_abc">
      <style:paragraph-properties fo:margin-top="0.199cm" fo:margin-bottom="0.101cm" style:contextual-spacing="false" fo:line-height="100%" fo:text-align="start" style:justify-single-word="false">
        <style:tab-stops>
          <style:tab-stop style:position="4.5cm" style:type="right" style:leader-style="dotted" style:leader-text="."/>
        </style:tab-stops>
      </style:paragraph-properties>
      <style:text-properties style:font-name="Bitstream Vera Sans2" fo:font-size="10pt" fo:font-style="normal" officeooo:paragraph-rsid="0082a7ba"/>
    </style:style>
    <style:style style:name="P129" style:family="paragraph" style:parent-style-name="_5f_Paragraphe_20_livret_20_réponse_20_élève" style:list-style-name="_5f_Numérotation_20_des_20_exercices_20_livrets">
      <style:paragraph-properties fo:margin-top="0.4cm" fo:margin-bottom="0cm" style:contextual-spacing="false"/>
      <style:text-properties officeooo:paragraph-rsid="0082a7ba"/>
    </style:style>
    <style:style style:name="P130" style:family="paragraph" style:parent-style-name="_5f_Paragraphe_20_livret_20_réponse_20_élève" style:list-style-name="_5f_Numérotation_20_des_20_exercices_20_livrets" style:master-page-name="">
      <style:paragraph-properties fo:margin-top="0.4cm" fo:margin-bottom="0cm" style:contextual-spacing="false" style:page-number="auto"/>
      <style:text-properties officeooo:paragraph-rsid="0082a7ba"/>
    </style:style>
    <style:style style:name="P131" style:family="paragraph" style:parent-style-name="_5f_Paragraphe_20_énoncé_20_après_20_numéro" style:list-style-name="">
      <style:paragraph-properties fo:margin-top="0cm" fo:margin-bottom="0.199cm" style:contextual-spacing="false"/>
      <style:text-properties fo:letter-spacing="-0.007cm" officeooo:rsid="0048563d" officeooo:paragraph-rsid="0048563d"/>
    </style:style>
    <style:style style:name="P132" style:family="paragraph" style:parent-style-name="_5f_Pied_20_de_20_page" style:list-style-name="">
      <style:paragraph-properties fo:text-align="end" style:justify-single-word="false"/>
    </style:style>
    <style:style style:name="P133" style:family="paragraph" style:parent-style-name="_5f_Pied_20_de_20_page">
      <style:paragraph-properties fo:text-align="end" style:justify-single-word="false"/>
    </style:style>
    <style:style style:name="P134" style:family="paragraph" style:parent-style-name="_5f_Pied_20_de_20_page" style:list-style-name=""/>
    <style:style style:name="P13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6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01cm" style:contextual-spacing="false" style:page-number="auto" style:shadow="none"/>
      <style:text-properties style:font-name="Bitstream Vera Sans6" fo:font-size="10pt" fo:font-style="normal" officeooo:paragraph-rsid="0048563d" style:font-size-asian="10pt" style:font-style-asian="normal" style:font-size-complex="10pt" style:font-style-complex="normal"/>
    </style:style>
    <style:style style:name="P13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138" style:family="paragraph" style:parent-style-name="programme" style:list-style-name="">
      <style:paragraph-properties fo:text-align="start" style:justify-single-word="false"/>
      <style:text-properties officeooo:paragraph-rsid="005b3bf8"/>
    </style:style>
    <style:style style:name="P139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40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4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text-align="center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4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ed451"/>
    </style:style>
    <style:style style:name="T6" style:family="text">
      <style:text-properties officeooo:rsid="00203b1d"/>
    </style:style>
    <style:style style:name="T7" style:family="text">
      <style:text-properties fo:font-variant="normal" fo:text-transform="none" style:font-name="Bitstream Vera Sans" fo:letter-spacing="-0.007cm" style:text-underline-style="none" fo:font-weight="normal" style:font-style-asian="normal" style:font-weight-asian="normal" style:font-style-complex="normal"/>
    </style:style>
    <style:style style:name="T8" style:family="text">
      <style:text-properties fo:font-variant="normal" fo:text-transform="none" fo:letter-spacing="-0.007cm" style:text-underline-style="none" officeooo:rsid="00177b7d"/>
    </style:style>
    <style:style style:name="T9" style:family="text">
      <style:text-properties fo:font-variant="normal" fo:text-transform="none" fo:letter-spacing="-0.007cm" style:text-underline-style="none" fo:font-weight="normal" style:font-style-asian="normal" style:font-weight-asian="normal" style:font-style-complex="normal"/>
    </style:style>
    <style:style style:name="T10" style:family="text">
      <style:text-properties fo:font-variant="normal" fo:text-transform="none" style:text-position="0% 100%" style:font-name="OpenSymbol" fo:letter-spacing="-0.021cm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variant="normal" fo:text-transform="none" fo:letter-spacing="-0.004cm" officeooo:rsid="00177b7d"/>
    </style:style>
    <style:style style:name="T12" style:family="text">
      <style:text-properties fo:font-variant="normal" fo:text-transform="none" fo:letter-spacing="-0.004cm" fo:font-weight="normal" style:font-name-asian="Times New Roman" style:font-weight-asian="normal" style:font-name-complex="Times New Roman"/>
    </style:style>
    <style:style style:name="T13" style:family="text">
      <style:text-properties fo:font-variant="normal" fo:text-transform="none" fo:letter-spacing="-0.004cm" fo:font-weight="normal" officeooo:rsid="00177b7d" style:font-weight-asian="normal" style:font-weight-complex="normal"/>
    </style:style>
    <style:style style:name="T14" style:family="text">
      <style:text-properties style:font-name="Bitstream Vera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Bitstream Vera Sans" fo:font-size="10pt" fo:font-style="normal" fo:font-weight="normal" officeooo:rsid="0014a0b7" style:font-size-asian="10pt" style:font-style-asian="normal" style:font-weight-asian="normal" style:font-size-complex="10pt" style:font-style-complex="normal" style:font-weight-complex="bold"/>
    </style:style>
    <style:style style:name="T16" style:family="text">
      <style:text-properties style:font-name="Bitstream Vera Sans" fo:font-size="10pt" fo:font-style="normal" fo:font-weight="normal" officeooo:rsid="005534e8" style:font-size-asian="10pt" style:font-style-asian="normal" style:font-weight-asian="normal" style:font-size-complex="10pt" style:font-style-complex="normal" style:font-weight-complex="bold"/>
    </style:style>
    <style:style style:name="T17" style:family="text">
      <style:text-properties style:font-name="Bitstream Vera Sans" fo:font-size="10pt" fo:font-style="normal" fo:font-weight="normal" officeooo:rsid="0014a0b7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Bitstream Vera Sans" fo:font-size="10pt" fo:font-weight="bold" officeooo:rsid="001e6871" style:font-size-asian="10pt" style:font-weight-asian="bold" style:font-size-complex="10pt" style:font-weight-complex="bold"/>
    </style:style>
    <style:style style:name="T19" style:family="text">
      <style:text-properties style:font-name="Bitstream Vera Sans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Bitstream Vera Sans" fo:font-size="10pt" fo:font-weight="normal" officeooo:rsid="001e6871" style:font-size-asian="10pt" style:font-weight-asian="normal" style:font-size-complex="10pt" style:font-weight-complex="normal"/>
    </style:style>
    <style:style style:name="T21" style:family="text">
      <style:text-properties style:font-name="Bitstream Vera Sans" style:font-name-asian="OpenSymbol1" style:font-name-complex="OpenSymbol1"/>
    </style:style>
    <style:style style:name="T22" style:family="text">
      <style:text-properties style:font-name="Bitstream Vera Sans" fo:letter-spacing="-0.007cm" fo:font-style="normal" style:text-underline-style="none" style:font-name-asian="OpenSymbol1" style:font-style-asian="normal" style:font-name-complex="OpenSymbol1" style:font-style-complex="normal"/>
    </style:style>
    <style:style style:name="T23" style:family="text">
      <style:text-properties style:font-name="Bitstream Vera Sans" fo:letter-spacing="-0.007cm" style:font-name-asian="OpenSymbol1" style:font-name-complex="OpenSymbol1"/>
    </style:style>
    <style:style style:name="T24" style:family="text">
      <style:text-properties style:font-name="Bitstream Vera Sans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style:font-name="Bitstream Vera Sans" fo:font-size="8pt" fo:letter-spacing="-0.007cm" fo:font-style="normal" style:text-underline-style="none" fo:font-weight="normal" style:font-name-asian="OpenSymbol1" style:font-size-asian="8pt" style:font-style-asian="normal" style:font-weight-asian="normal" style:font-name-complex="OpenSymbol1" style:font-size-complex="8pt" style:font-style-complex="normal" style:font-weight-complex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font-name="Bitstream Vera Sans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Bitstream Vera Sans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Bitstream Vera Sans" fo:font-size="10pt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OpenSymbol1" style:font-name-asian="OpenSymbol1" style:font-name-complex="OpenSymbol1"/>
    </style:style>
    <style:style style:name="T31" style:family="text">
      <style:text-properties fo:color="#000000" loext:opacity="100%" style:font-name="OpenSymbol1" fo:font-style="normal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2" style:family="text">
      <style:text-properties fo:color="#000000" loext:opacity="100%" style:font-name="OpenSymbol1" fo:font-style="normal" style:text-underline-style="none" fo:background-color="#ffff00" loext:char-shading-value="0" style:font-name-asian="OpenSymbol1" style:font-style-asian="normal" style:font-name-complex="OpenSymbol1" style:font-style-complex="normal"/>
    </style:style>
    <style:style style:name="T33" style:family="text">
      <style:text-properties fo:color="#000000" loext:opacity="100%" style:font-name="OpenSymbol1" fo:font-style="normal" fo:font-weight="normal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34" style:family="text">
      <style:text-properties fo:color="#000000" loext:opacity="100%" style:font-name="OpenSymbol1" fo:font-style="normal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fo:color="#000000" loext:opacity="100%" style:font-name="OpenSymbol1" fo:font-style="normal" fo:font-weight="normal" officeooo:rsid="007cfef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fo:color="#000000" loext:opacity="100%" style:font-name="OpenSymbol1" fo:letter-spacing="-0.007cm" fo:font-style="normal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7" style:family="text">
      <style:text-properties fo:color="#000000" loext:opacity="100%" style:font-name="OpenSymbol1" fo:letter-spacing="-0.007cm" fo:font-style="normal" style:text-underline-style="none" fo:background-color="#ffff00" loext:char-shading-value="0" style:font-name-asian="OpenSymbol1" style:font-style-asian="normal" style:font-name-complex="OpenSymbol1" style:font-style-complex="normal"/>
    </style:style>
    <style:style style:name="T38" style:family="text">
      <style:text-properties fo:color="#000000" loext:opacity="100%" style:font-name="OpenSymbol1" fo:letter-spacing="-0.007cm" fo:font-style="normal" style:text-underline-style="none" officeooo:rsid="00776f44" fo:background-color="#ffff00" loext:char-shading-value="0" style:font-name-asian="OpenSymbol1" style:font-name-complex="OpenSymbol1"/>
    </style:style>
    <style:style style:name="T39" style:family="text">
      <style:text-properties fo:color="#000000" loext:opacity="100%" style:font-name="OpenSymbol1" fo:letter-spacing="-0.007cm" fo:font-style="normal" fo:background-color="#ffff00" loext:char-shading-value="0" style:font-name-asian="OpenSymbol1" style:font-name-complex="OpenSymbol1"/>
    </style:style>
    <style:style style:name="T40" style:family="text">
      <style:text-properties fo:color="#000000" loext:opacity="100%" style:font-name="Bitstream Vera Sans2" fo:font-size="10pt" fo:font-style="normal"/>
    </style:style>
    <style:style style:name="T41" style:family="text">
      <style:text-properties fo:color="#000000" loext:opacity="100%" style:font-name="Bitstream Vera Sans2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style:font-name="Bitstream Vera Sans2" fo:font-size="10pt" fo:font-style="normal" style:text-underline-style="none" fo:font-weight="normal" style:font-name-asian="Bitstream Vera Sans2" style:font-style-asian="normal" style:font-weight-asian="normal" style:font-name-complex="Bitstream Vera Sans2" style:font-style-complex="normal" style:font-weight-complex="normal"/>
    </style:style>
    <style:style style:name="T43" style:family="text">
      <style:text-properties fo:color="#000000" loext:opacity="100%" style:font-name="Bitstream Vera Sans2" fo:font-size="10pt" fo:font-style="normal" fo:font-weight="normal" officeooo:rsid="004c1ec7"/>
    </style:style>
    <style:style style:name="T44" style:family="text">
      <style:text-properties fo:color="#000000" loext:opacity="100%" style:font-name="Bitstream Vera Sans2" fo:font-size="10pt" fo:font-style="normal" fo:font-weight="normal" officeooo:rsid="004f1710"/>
    </style:style>
    <style:style style:name="T45" style:family="text">
      <style:text-properties fo:color="#000000" loext:opacity="100%" style:font-name="Bitstream Vera Sans2" fo:font-size="10pt" fo:font-style="normal" fo:font-weight="normal" officeooo:rsid="007cfef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font-name="Bitstream Vera Sans2" fo:font-size="10pt" fo:font-style="normal" officeooo:rsid="006bc0b9" fo:background-color="#ffff00" loext:char-shading-value="0" style:font-size-asian="10pt" style:font-size-complex="10pt"/>
    </style:style>
    <style:style style:name="T47" style:family="text">
      <style:text-properties fo:color="#000000" loext:opacity="100%" style:font-name="Bitstream Vera Sans2" fo:font-size="10pt" fo:font-style="normal" officeooo:rsid="007cfef2" fo:background-color="#ffff00" loext:char-shading-value="0"/>
    </style:style>
    <style:style style:name="T48" style:family="text">
      <style:text-properties fo:color="#000000" loext:opacity="100%" style:font-name="Bitstream Vera Sans2" fo:font-size="10pt" fo:letter-spacing="-0.007cm" fo:font-style="normal"/>
    </style:style>
    <style:style style:name="T49" style:family="text">
      <style:text-properties fo:color="#000000" loext:opacity="100%" style:font-name="Bitstream Vera Sans2" fo:font-size="10pt" fo:letter-spacing="-0.007cm" fo:font-style="normal" officeooo:rsid="006a7a8e" fo:background-color="#ffff00" loext:char-shading-value="0" style:font-size-asian="10pt" style:font-size-complex="10pt"/>
    </style:style>
    <style:style style:name="T50" style:family="text">
      <style:text-properties fo:color="#000000" loext:opacity="100%" style:font-name="Bitstream Vera Sans2" fo:font-size="10pt" fo:letter-spacing="-0.007cm" fo:font-style="normal" officeooo:rsid="006bc0b9" fo:background-color="#ffff00" loext:char-shading-value="0" style:font-size-asian="10pt" style:font-size-complex="10pt"/>
    </style:style>
    <style:style style:name="T51" style:family="text">
      <style:text-properties fo:color="#000000" loext:opacity="100%" style:font-name="Bitstream Vera Sans2" fo:font-size="10pt" fo:letter-spacing="-0.007cm" fo:font-style="normal" style:text-underline-style="none" officeooo:rsid="006bc0b9" fo:background-color="#ffff00" loext:char-shading-value="0" style:font-size-asian="10pt" style:font-style-asian="normal" style:font-size-complex="10pt" style:font-style-complex="normal"/>
    </style:style>
    <style:style style:name="T52" style:family="text">
      <style:text-properties fo:color="#000000" loext:opacity="100%" style:font-name="Bitstream Vera Sans2" fo:font-size="10pt" fo:letter-spacing="-0.007cm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loext:opacity="100%" style:font-name="Bitstream Vera Sans2" fo:font-size="10pt" fo:letter-spacing="-0.007cm" fo:font-style="normal" style:text-underline-style="none" fo:font-weight="normal" officeooo:rsid="007cfef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loext:opacity="100%" style:font-name="Bitstream Vera Sans2" fo:letter-spacing="-0.007cm" fo:font-style="normal" style:text-underline-style="none" style:font-style-asian="normal" style:font-style-complex="normal"/>
    </style:style>
    <style:style style:name="T55" style:family="text">
      <style:text-properties fo:color="#000000" loext:opacity="100%" style:font-name="Bitstream Vera Sans2" fo:letter-spacing="-0.007cm" fo:font-style="normal" fo:background-color="transparent" loext:char-shading-value="0"/>
    </style:style>
    <style:style style:name="T56" style:family="text">
      <style:text-properties fo:color="#000000" loext:opacity="100%" style:font-name="OpenSymbo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style:font-name="OpenSymbol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style:text-position="0% 100%" style:font-name="OpenSymbol1" fo:font-size="10pt" fo:letter-spacing="-0.021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9" style:family="text">
      <style:text-properties fo:color="#000000" loext:opacity="100%" style:text-position="0% 100%" style:font-name="OpenSymbol1" fo:letter-spacing="-0.007cm" fo:font-style="normal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OpenSymbol1" fo:font-style="normal" fo:background-color="#ffff00" loext:char-shading-value="0" style:font-name-asian="OpenSymbol1" style:font-style-asian="normal" style:font-name-complex="OpenSymbol1" style:font-style-complex="normal"/>
    </style:style>
    <style:style style:name="T61" style:family="text">
      <style:text-properties fo:color="#000000" loext:opacity="100%" style:text-position="0% 100%" style:font-name="OpenSymbol1" fo:font-style="normal" fo:font-weight="normal" fo:background-color="#ffff00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62" style:family="text">
      <style:text-properties fo:color="#000000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63" style:family="text">
      <style:text-properties fo:color="#000000" loext:opacity="100%" style:text-position="0% 100%" style:font-name="OpenSymbol2" fo:font-size="10pt" fo:font-style="normal" officeooo:rsid="004c26f5" style:font-name-asian="OpenSymbol2" style:font-size-asian="10pt" style:font-style-asian="normal" style:font-name-complex="OpenSymbol2" style:font-size-complex="10pt" style:font-style-complex="normal"/>
    </style:style>
    <style:style style:name="T64" style:family="text">
      <style:text-properties fo:color="#000000" loext:opacity="100%" style:text-position="0% 100%" style:font-name="OpenSymbol2" fo:font-size="9pt" fo:font-style="normal" officeooo:rsid="004c26f5" style:font-name-asian="OpenSymbol2" style:font-size-asian="9pt" style:font-style-asian="normal" style:font-name-complex="OpenSymbol2" style:font-size-complex="9pt" style:font-style-complex="normal"/>
    </style:style>
    <style:style style:name="T65" style:family="text">
      <style:text-properties fo:color="#000000" loext:opacity="100%" style:text-position="0% 100%" style:font-name="OpenSymbol2" fo:font-size="9pt" fo:font-style="normal" style:text-underline-style="none" fo:font-weight="normal" officeooo:rsid="004c26f5" style:font-name-asian="OpenSymbol2" style:font-size-asian="9pt" style:font-style-asian="normal" style:font-weight-asian="normal" style:font-name-complex="OpenSymbol2" style:font-size-complex="9pt" style:font-style-complex="normal" style:font-weight-complex="normal"/>
    </style:style>
    <style:style style:name="T66" style:family="text">
      <style:text-properties fo:color="#000000" loext:opacity="100%" style:text-position="0% 100%" fo:letter-spacing="-0.007cm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7" style:family="text">
      <style:text-properties fo:color="#000000" loext:opacity="100%" style:text-position="0% 100%" fo:letter-spacing="-0.007cm" fo:font-style="normal" style:text-underline-style="none" fo:font-weight="normal" officeooo:rsid="004ea529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fo:color="#000000" loext:opacity="100%" style:text-position="0% 100%" fo:letter-spacing="-0.007cm" style:text-underline-style="none" fo:font-weight="normal" officeooo:rsid="00771ed6" style:font-name-asian="Bitstream Vera Sans2" style:font-size-asian="10pt" style:font-style-asian="normal" style:font-weight-asian="normal" style:font-name-complex="Bitstream Vera Sans2" style:font-size-complex="10pt" style:font-style-complex="normal" style:font-weight-complex="normal"/>
    </style:style>
    <style:style style:name="T69" style:family="text">
      <style:text-properties fo:color="#000000" loext:opacity="100%" style:text-position="0% 100%" fo:letter-spacing="-0.007cm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0" style:family="text">
      <style:text-properties fo:color="#000000" loext:opacity="100%" style:text-position="0% 100%" fo:letter-spacing="-0.007cm" style:text-underline-style="none" fo:font-weight="normal" officeooo:rsid="00729ee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1" style:family="text">
      <style:text-properties fo:color="#000000" loext:opacity="100%" style:text-position="0% 100%" fo:font-style="normal" fo:background-color="#ffff00" loext:char-shading-value="0" style:font-name-asian="OpenSymbol" style:font-style-asian="normal" style:font-name-complex="OpenSymbol" style:font-style-complex="normal"/>
    </style:style>
    <style:style style:name="T72" style:family="text">
      <style:text-properties fo:color="#000000" loext:opacity="100%" style:text-position="0% 100%" fo:font-style="normal" fo:font-weight="normal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73" style:family="text">
      <style:text-properties fo:color="#000000" loext:opacity="100%" style:text-position="0% 100%" fo:font-style="normal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4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75" style:family="text">
      <style:text-properties fo:color="#000000" loext:opacity="100%" style:text-position="0% 100%" style:font-name="Times New Roman" fo:font-size="12pt" fo:font-style="italic" fo:font-weight="normal" fo:background-color="#ffff00" loext:char-shading-value="0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76" style:family="text">
      <style:text-properties fo:color="#000000" loext:opacity="100%" style:text-position="0% 100%" style:font-name="Bitstream Vera Sans1" fo:font-size="10pt" fo:font-style="normal" fo:font-weight="normal" officeooo:rsid="00776f44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77" style:family="text">
      <style:text-properties fo:color="#000000" loext:opacity="100%" style:text-position="0% 100%" style:font-name="Bitstream Vera Sans1" fo:font-size="10pt" fo:font-weight="normal" officeooo:rsid="007ed3f3" fo:background-color="#ffff00" loext:char-shading-value="0" style:font-name-asian="OpenSymbol" style:font-style-asian="normal" style:font-weight-asian="normal" style:font-name-complex="OpenSymbol" style:font-style-complex="normal" style:font-weight-complex="normal"/>
    </style:style>
    <style:style style:name="T78" style:family="text">
      <style:text-properties fo:color="#000000" loext:opacity="100%" style:text-position="0% 100%" style:font-name="Bitstream Vera Sans1" fo:font-size="10pt" officeooo:rsid="007ed3f3" fo:background-color="#ffff00" loext:char-shading-value="0" style:font-name-asian="OpenSymbol" style:font-style-asian="normal" style:font-name-complex="OpenSymbol" style:font-style-complex="normal"/>
    </style:style>
    <style:style style:name="T79" style:family="text">
      <style:text-properties fo:color="#000000" loext:opacity="100%" style:text-position="0% 100%" style:font-name="Bitstream Vera Sans2" style:text-underline-style="none" fo:font-weight="normal" officeooo:rsid="00729ee2" style:font-name-asian="Bitstream Vera Sans2" style:font-weight-asian="normal" style:font-name-complex="Bitstream Vera Sans2" style:font-weight-complex="normal"/>
    </style:style>
    <style:style style:name="T80" style:family="text">
      <style:text-properties fo:color="#000000" loext:opacity="100%" style:text-position="0% 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1" style:family="text">
      <style:text-properties fo:color="#000000" loext:opacity="100%" fo:letter-spacing="-0.007cm" style:text-underline-style="none" style:font-style-asian="normal" style:font-style-complex="normal"/>
    </style:style>
    <style:style style:name="T82" style:family="text">
      <style:text-properties fo:color="#000000" loext:opacity="100%" fo:letter-spacing="-0.007cm" style:text-underline-style="none" fo:font-weight="normal" officeooo:rsid="007be10f" style:font-size-asian="10pt" style:font-weight-asian="normal" style:font-size-complex="10pt" style:font-weight-complex="normal"/>
    </style:style>
    <style:style style:name="T83" style:family="text">
      <style:text-properties fo:color="#000000" loext:opacity="100%" fo:letter-spacing="-0.007cm" style:text-underline-style="none" fo:font-weight="normal" officeooo:rsid="007077c9" style:font-size-asian="10pt" style:font-weight-asian="normal" style:font-size-complex="10pt" style:font-weight-complex="normal"/>
    </style:style>
    <style:style style:name="T84" style:family="text">
      <style:text-properties fo:color="#000000" loext:opacity="100%" fo:letter-spacing="-0.007cm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5" style:family="text">
      <style:text-properties fo:color="#000000" loext:opacity="100%" fo:letter-spacing="-0.007cm" style:text-underline-style="none" officeooo:rsid="00776f44" fo:background-color="#ffff00" loext:char-shading-value="0" style:font-name-asian="OpenSymbol1" style:font-name-complex="OpenSymbol1"/>
    </style:style>
    <style:style style:name="T86" style:family="text">
      <style:text-properties fo:color="#000000" loext:opacity="100%" fo:letter-spacing="-0.007cm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fo:letter-spacing="-0.007cm" fo:font-style="normal" style:text-underline-style="none" fo:font-weight="normal" officeooo:rsid="007cfef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fo:letter-spacing="-0.007cm" fo:font-style="normal" fo:background-color="#ffff00" loext:char-shading-value="0"/>
    </style:style>
    <style:style style:name="T89" style:family="text">
      <style:text-properties fo:color="#000000" loext:opacity="100%" fo:letter-spacing="-0.007cm" fo:background-color="#ffff00" loext:char-shading-value="0" style:font-name-asian="OpenSymbol1" style:font-name-complex="OpenSymbol1"/>
    </style:style>
    <style:style style:name="T90" style:family="text">
      <style:text-properties fo:color="#000000" loext:opacity="100%" fo:font-weight="normal" style:font-size-asian="10pt" style:font-weight-asian="normal" style:font-size-complex="10pt" style:font-weight-complex="normal"/>
    </style:style>
    <style:style style:name="T91" style:family="text">
      <style:text-properties fo:color="#000000" loext:opacity="100%" fo:font-weight="normal" fo:background-color="#ffff00" loext:char-shading-value="0" style:font-size-asian="10pt" style:font-weight-asian="normal" style:font-size-complex="10pt" style:font-weight-complex="normal"/>
    </style:style>
    <style:style style:name="T92" style:family="text">
      <style:text-properties fo:color="#000000" loext:opacity="10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font-name="DejaVu Sans Mono" fo:font-size="9pt" fo:font-style="normal" style:text-underline-style="none" fo:font-weight="normal" officeooo:rsid="004c1ec7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fo:color="#000000" loext:opacity="100%" style:font-name="DejaVu Sans Mono" fo:font-size="9pt" fo:font-style="normal" style:text-underline-style="none" fo:font-weight="normal" officeooo:rsid="004d40df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fo:color="#000000" loext:opacity="100%" style:font-name="DejaVu Sans Mono" fo:font-size="9pt" fo:font-style="normal" style:text-underline-style="none" fo:font-weight="normal" officeooo:rsid="004f1710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fo:color="#000000" loext:opacity="100%" fo:font-size="10pt" fo:letter-spacing="-0.007cm" fo:background-color="#ffff00" loext:char-shading-value="0" style:font-size-asian="10pt" style:font-size-complex="10pt"/>
    </style:style>
    <style:style style:name="T97" style:family="text">
      <style:text-properties fo:color="#000000" loext:opacity="100%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fo:font-style="normal" style:text-underline-style="none" officeooo:rsid="004ea529" fo:background-color="#ffff00" loext:char-shading-value="0"/>
    </style:style>
    <style:style style:name="T99" style:family="text">
      <style:text-properties fo:color="#000000" loext:opacity="100%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00" style:family="text">
      <style:text-properties fo:color="#000000" loext:opacity="100%" fo:font-style="normal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fo:font-style="normal" fo:font-weight="normal" officeooo:rsid="007cfef2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103" style:family="text">
      <style:text-properties fo:color="#000000" loext:opacity="100%" style:font-name="Times New Roman" fo:font-size="12pt" fo:font-style="italic" fo:font-weight="normal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color="#000000" loext:opacity="100%" style:font-name="Times New Roman" fo:font-size="12pt" fo:font-style="italic" fo:font-weight="normal" officeooo:rsid="007cfef2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000000" loext:opacity="100%" style:font-name="Times New Roman" fo:font-size="12pt" fo:letter-spacing="-0.007cm" fo:font-style="italic" style:text-underline-style="none" fo:font-weight="normal" fo:background-color="#ffff00" loext:char-shading-value="0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color="#000000" loext:opacity="100%" fo:background-color="#ffff00" loext:char-shading-value="0"/>
    </style:style>
    <style:style style:name="T107" style:family="text">
      <style:text-properties fo:color="#000000" loext:opacity="100%" style:font-name="OpenSymbol3" fo:letter-spacing="-0.007cm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9" style:family="text">
      <style:text-properties fo:color="#000000" loext:opacity="100%" style:text-underline-style="none" fo:font-weight="normal" officeooo:rsid="007cfef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0" style:family="text">
      <style:text-properties fo:color="#000000" loext:opacity="100%" style:text-underline-style="none" officeooo:rsid="00776f44" fo:background-color="#ffff00" loext:char-shading-value="0" style:font-name-asian="OpenSymbol1" style:font-name-complex="OpenSymbol1"/>
    </style:style>
    <style:style style:name="T111" style:family="text">
      <style:text-properties style:font-name="Bitstream Vera Sans2"/>
    </style:style>
    <style:style style:name="T112" style:family="text">
      <style:text-properties style:font-name="Bitstream Vera Sans2" fo:font-size="10pt" fo:font-style="normal"/>
    </style:style>
    <style:style style:name="T113" style:family="text">
      <style:text-properties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Bitstream Vera Sans2" fo:font-size="10pt" fo:font-style="normal" style:text-underline-style="none" fo:font-weight="normal" style:font-name-asian="Bitstream Vera Sans2" style:font-style-asian="normal" style:font-weight-asian="normal" style:font-name-complex="Bitstream Vera Sans2" style:font-style-complex="normal" style:font-weight-complex="normal"/>
    </style:style>
    <style:style style:name="T115" style:family="text">
      <style:text-properties style:font-name="Bitstream Vera Sans2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16" style:family="text">
      <style:text-properties style:font-name="Bitstream Vera Sans2" fo:font-size="10pt" fo:font-style="normal" style:font-name-asian="Bitstream Vera Sans2" style:font-name-complex="Bitstream Vera Sans2"/>
    </style:style>
    <style:style style:name="T117" style:family="text">
      <style:text-properties style:font-name="Bitstream Vera Sans2" fo:font-size="10pt" fo:letter-spacing="-0.007cm" fo:font-style="normal"/>
    </style:style>
    <style:style style:name="T118" style:family="text">
      <style:text-properties style:font-name="Bitstream Vera Sans2" fo:font-size="10pt" fo:letter-spacing="-0.007cm" fo:font-style="normal" style:text-underline-style="none" style:font-style-asian="normal" style:font-style-complex="normal"/>
    </style:style>
    <style:style style:name="T119" style:family="text">
      <style:text-properties style:font-name="Bitstream Vera Sans2"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120" style:family="text">
      <style:text-properties style:font-name="Bitstream Vera Sans2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style:font-name="Bitstream Vera Sans2" fo:font-size="10pt" fo:letter-spacing="-0.007cm" fo:font-style="normal" style:text-underline-style="none" style:font-name-asian="OpenSymbol1" style:font-style-asian="normal" style:font-name-complex="OpenSymbol1" style:font-style-complex="normal"/>
    </style:style>
    <style:style style:name="T122" style:family="text">
      <style:text-properties style:font-name="Bitstream Vera Sans2" fo:font-size="10pt" fo:letter-spacing="-0.007cm" fo:font-style="normal" style:font-size-asian="10pt" style:font-size-complex="10pt"/>
    </style:style>
    <style:style style:name="T123" style:family="text">
      <style:text-properties style:font-name="Bitstream Vera Sans2" fo:font-size="10pt" fo:letter-spacing="-0.007cm" fo:font-style="normal" style:font-name-asian="OpenSymbol1" style:font-name-complex="OpenSymbol1"/>
    </style:style>
    <style:style style:name="T124" style:family="text">
      <style:text-properties style:font-name="Bitstream Vera Sans2" fo:font-size="10pt" fo:letter-spacing="-0.007cm" fo:font-style="normal" officeooo:rsid="0050d2f6"/>
    </style:style>
    <style:style style:name="T125" style:family="text">
      <style:text-properties style:font-name="Bitstream Vera Sans2" fo:letter-spacing="-0.007cm"/>
    </style:style>
    <style:style style:name="T126" style:family="text">
      <style:text-properties style:font-name="Bitstream Vera Sans2" fo:letter-spacing="-0.007cm" fo:font-style="normal" style:text-underline-style="none" style:font-style-asian="normal" style:font-style-complex="normal"/>
    </style:style>
    <style:style style:name="T127" style:family="text">
      <style:text-properties style:font-name="Bitstream Vera Sans2" fo:letter-spacing="-0.007cm" style:font-name-asian="OpenSymbol5" style:font-name-complex="OpenSymbol5"/>
    </style:style>
    <style:style style:name="T128" style:family="text">
      <style:text-properties style:font-name="Bitstream Vera Sans2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font-name="Bitstream Vera Sans2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30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1" style:family="text">
      <style:text-properties style:font-name="Times New Roman" fo:font-style="italic" style:font-style-asian="italic" style:font-style-complex="italic"/>
    </style:style>
    <style:style style:name="T132" style:family="text">
      <style:text-properties style:font-name="OpenSymbol"/>
    </style:style>
    <style:style style:name="T133" style:family="text">
      <style:text-properties style:font-name="OpenSymbol" fo:letter-spacing="-0.007cm"/>
    </style:style>
    <style:style style:name="T134" style:family="text">
      <style:text-properties style:font-name="OpenSymbol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135" style:family="text">
      <style:text-properties style:font-name="OpenSymbol" fo:letter-spacing="-0.007cm" fo:font-style="normal" style:text-underline-style="none" style:font-style-asian="normal" style:font-style-complex="normal"/>
    </style:style>
    <style:style style:name="T136" style:family="text">
      <style:text-properties style:font-name="OpenSymbol" fo:letter-spacing="-0.007cm" fo:font-style="normal" style:text-underline-style="none" fo:background-color="#ffff00" loext:char-shading-value="0" style:font-name-asian="OpenSymbol" style:font-style-asian="normal" style:font-name-complex="OpenSymbol" style:font-style-complex="normal"/>
    </style:style>
    <style:style style:name="T137" style:family="text">
      <style:text-properties style:font-name="OpenSymbol" fo:letter-spacing="-0.007cm" style:font-name-asian="OpenSymbol5" style:font-name-complex="OpenSymbol5"/>
    </style:style>
    <style:style style:name="T138" style:family="text">
      <style:text-properties style:font-name="OpenSymbol" fo:font-style="normal" style:text-underline-style="none" fo:font-weight="normal" style:font-style-asian="normal" style:font-weight-asian="normal" style:font-style-complex="normal" style:font-weight-complex="normal"/>
    </style:style>
    <style:style style:name="T139" style:family="text">
      <style:text-properties style:font-name="OpenSymbol" style:font-name-asian="OpenSymbol" style:font-name-complex="OpenSymbol"/>
    </style:style>
    <style:style style:name="T140" style:family="text">
      <style:text-properties style:font-name="OpenSymbol" fo:font-size="10pt" fo:letter-spacing="-0.007cm" fo:font-style="normal"/>
    </style:style>
    <style:style style:name="T141" style:family="text">
      <style:text-properties style:font-name="OpenSymbol" fo:font-size="10pt" fo:letter-spacing="-0.007cm" fo:font-style="normal" style:font-size-asian="10pt" style:font-size-complex="10pt"/>
    </style:style>
    <style:style style:name="T142" style:family="text">
      <style:text-properties style:font-name="OpenSymbol" fo:font-size="10pt" fo:letter-spacing="-0.007cm" fo:font-style="normal" style:text-underline-style="none" fo:font-weight="normal" style:font-name-asian="OpenSymbol5" style:font-size-asian="10pt" style:font-style-asian="normal" style:font-weight-asian="normal" style:font-name-complex="OpenSymbol5" style:font-size-complex="10pt" style:font-style-complex="normal" style:font-weight-complex="normal"/>
    </style:style>
    <style:style style:name="T143" style:family="text">
      <style:text-properties style:font-name="OpenSymbol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style:font-name="OpenSymbol" fo:font-size="10pt" fo:letter-spacing="-0.007cm" fo:font-style="normal" style:font-name-asian="OpenSymbol1" style:font-name-complex="OpenSymbol1"/>
    </style:style>
    <style:style style:name="T145" style:family="text">
      <style:text-properties style:font-name="OpenSymbo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style:font-name="OpenSymbo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4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style:font-style-asian="normal" style:font-style-complex="normal"/>
    </style:style>
    <style:style style:name="T149" style:family="text">
      <style:text-properties fo:font-style="normal" officeooo:rsid="0014a0b7" style:font-style-asian="normal" style:font-size-complex="10pt" style:font-style-complex="normal"/>
    </style:style>
    <style:style style:name="T150" style:family="text">
      <style:text-properties fo:font-style="normal" fo:font-weight="normal" officeooo:rsid="0014a0b7" style:font-style-asian="normal" style:font-weight-asian="normal" style:font-size-complex="10pt" style:font-style-complex="normal" style:font-weight-complex="normal"/>
    </style:style>
    <style:style style:name="T151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OpenSymbol1" style:font-name-asian="OpenSymbol1" style:font-name-complex="OpenSymbol1"/>
    </style:style>
    <style:style style:name="T153" style:family="text">
      <style:text-properties style:font-name="OpenSymbol1" officeooo:rsid="004bb8a3" style:font-name-asian="OpenSymbol1" style:font-name-complex="OpenSymbol1"/>
    </style:style>
    <style:style style:name="T154" style:family="text">
      <style:text-properties style:font-name="OpenSymbol1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55" style:family="text">
      <style:text-properties style:font-name="OpenSymbol1" fo:font-style="normal" style:text-underline-style="none" style:font-name-asian="OpenSymbol1" style:font-style-asian="normal" style:font-name-complex="OpenSymbol1" style:font-style-complex="normal"/>
    </style:style>
    <style:style style:name="T156" style:family="text">
      <style:text-properties style:font-name="OpenSymbol1" fo:letter-spacing="-0.007cm" style:font-name-asian="OpenSymbol1" style:font-name-complex="OpenSymbol1"/>
    </style:style>
    <style:style style:name="T157" style:family="text">
      <style:text-properties style:font-name="OpenSymbol1" fo:letter-spacing="-0.007cm" fo:font-style="normal" style:text-underline-style="none" style:font-name-asian="OpenSymbol1" style:font-style-asian="normal" style:font-name-complex="OpenSymbol1" style:font-style-complex="normal"/>
    </style:style>
    <style:style style:name="T158" style:family="text">
      <style:text-properties style:font-name="OpenSymbol1" fo:letter-spacing="-0.007cm" fo:font-style="normal" style:text-underline-style="none" fo:background-color="#ffff00" loext:char-shading-value="0" style:font-name-asian="OpenSymbol1" style:font-style-asian="normal" style:font-name-complex="OpenSymbol1" style:font-style-complex="normal"/>
    </style:style>
    <style:style style:name="T159" style:family="text">
      <style:text-properties style:font-name="OpenSymbol1" fo:letter-spacing="-0.007cm" fo:background-color="#ffff00" loext:char-shading-value="0" style:font-name-asian="OpenSymbol1" style:font-name-complex="OpenSymbol1"/>
    </style:style>
    <style:style style:name="T160" style:family="text">
      <style:text-properties style:font-name="OpenSymbol1" fo:font-size="10pt" fo:letter-spacing="-0.007cm" fo:font-style="normal" style:font-name-asian="OpenSymbol1" style:font-name-complex="OpenSymbol1"/>
    </style:style>
    <style:style style:name="T161" style:family="text">
      <style:text-properties style:font-name="OpenSymbol1" fo:font-size="10pt" fo:letter-spacing="-0.007cm" fo:font-style="normal" style:font-name-asian="OpenSymbol1" style:font-size-asian="10pt" style:font-name-complex="OpenSymbol1" style:font-size-complex="10pt"/>
    </style:style>
    <style:style style:name="T162" style:family="text">
      <style:text-properties style:font-name="OpenSymbol1" fo:font-size="10pt" fo:letter-spacing="-0.007cm" fo:font-style="normal" style:text-underline-style="none" style:font-name-asian="OpenSymbol1" style:font-style-asian="normal" style:font-name-complex="OpenSymbol1" style:font-style-complex="normal"/>
    </style:style>
    <style:style style:name="T163" style:family="text">
      <style:text-properties style:font-name="OpenSymbol1" fo:font-size="10pt" fo:letter-spacing="-0.007cm" fo:font-style="normal" style:text-underline-style="none" style:font-name-asian="OpenSymbol1" style:font-size-asian="10pt" style:font-style-asian="normal" style:font-name-complex="OpenSymbol1" style:font-size-complex="10pt" style:font-style-complex="normal"/>
    </style:style>
    <style:style style:name="T164" style:family="text">
      <style:text-properties style:font-name="OpenSymbol1" fo:font-size="10pt" fo:letter-spacing="-0.007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5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T166" style:family="text">
      <style:text-properties style:font-name="OpenSymbol1" fo:font-size="8pt" fo:letter-spacing="-0.007cm" fo:font-style="normal" style:text-underline-style="none" fo:font-weight="normal" style:font-name-asian="OpenSymbol1" style:font-size-asian="8pt" style:font-style-asian="normal" style:font-weight-asian="normal" style:font-name-complex="OpenSymbol1" style:font-size-complex="8pt" style:font-style-complex="normal" style:font-weight-complex="normal"/>
    </style:style>
    <style:style style:name="T167" style:family="text">
      <style:text-properties style:text-position="0% 100%" style:font-name-asian="OpenSymbol" style:font-style-asian="normal" style:font-name-complex="OpenSymbol" style:font-style-complex="normal"/>
    </style:style>
    <style:style style:name="T168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169" style:family="text">
      <style:text-properties style:text-position="0% 100%" style:font-name="OpenSymbol" fo:font-size="10pt" fo:letter-spacing="-0.021cm" fo:font-style="normal" style:text-underline-style="none" fo:font-weight="normal" officeooo:rsid="0014a0b7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style:text-position="0% 100%" style:font-name="OpenSymbol" fo:letter-spacing="-0.021cm" fo:font-style="normal" style:text-underline-style="none" fo:font-weight="normal" style:font-name-asian="Bitstream Vera Sans" style:font-style-asian="normal" style:font-weight-asian="normal" style:font-name-complex="Bitstream Vera Sans" style:font-style-complex="normal" style:font-weight-complex="normal"/>
    </style:style>
    <style:style style:name="T171" style:family="text">
      <style:text-properties style:text-position="0% 100%" style:font-name="OpenSymbol1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2" style:family="text">
      <style:text-properties style:text-position="0% 100%" style:font-name="OpenSymbol1" fo:font-size="10pt" fo:font-style="normal" style:text-underline-style="none" fo:font-weight="normal" officeooo:rsid="0014a0b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3" style:family="text">
      <style:text-properties style:text-position="0% 100%" style:font-name="OpenSymbol1" fo:font-size="10pt" fo:font-style="normal" style:text-underline-style="none" fo:font-weight="normal" officeooo:rsid="001e6871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4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75" style:family="text">
      <style:text-properties style:text-position="0% 100%" fo:font-weight="normal" style:font-name-asian="OpenSymbo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style:text-position="0% 100%" style:font-name="OpenSymbol2" style:text-underline-style="none" fo:font-weight="normal" officeooo:rsid="00729ee2" style:font-name-asian="OpenSymbol2" style:font-weight-asian="normal" style:font-name-complex="OpenSymbol2" style:font-weight-complex="normal"/>
    </style:style>
    <style:style style:name="T177" style:family="text">
      <style:text-properties style:text-position="0% 100%" style:text-underline-style="none" fo:font-weight="normal" style:font-name-asian="Bitstream Vera Sans2" style:font-style-asian="normal" style:font-weight-asian="normal" style:font-name-complex="Bitstream Vera Sans2" style:font-style-complex="normal" style:font-weight-complex="normal"/>
    </style:style>
    <style:style style:name="T178" style:family="text">
      <style:text-properties style:text-position="0% 100%" style:font-name="Bitstream Vera Sans2" fo:font-size="10pt" fo:font-style="normal" style:text-underline-style="none" fo:font-weight="normal" officeooo:rsid="00729ee2" style:font-name-asian="Bitstream Vera Sans2" style:font-style-asian="normal" style:font-weight-asian="normal" style:font-name-complex="Bitstream Vera Sans2" style:font-style-complex="normal" style:font-weight-complex="normal"/>
    </style:style>
    <style:style style:name="T179" style:family="text">
      <style:text-properties style:text-position="0% 100%" fo:font-style="normal" style:font-name-asian="Bitstream Vera Sans2" style:font-style-asian="normal" style:font-name-complex="Bitstream Vera Sans2" style:font-style-complex="normal"/>
    </style:style>
    <style:style style:name="T180" style:family="text">
      <style:text-properties style:text-position="0% 100%" style:font-name-asian="Bitstream Vera Sans2" style:font-style-asian="normal" style:font-name-complex="Bitstream Vera Sans2" style:font-style-complex="normal"/>
    </style:style>
    <style:style style:name="T181" style:family="text">
      <style:text-properties fo:letter-spacing="-0.007cm"/>
    </style:style>
    <style:style style:name="T182" style:family="text">
      <style:text-properties fo:letter-spacing="-0.007cm" style:text-underline-style="none" fo:font-weight="normal" style:font-style-asian="normal" style:font-weight-asian="normal" style:font-style-complex="normal"/>
    </style:style>
    <style:style style:name="T183" style:family="text">
      <style:text-properties fo:letter-spacing="-0.007cm" style:text-underline-style="none" fo:font-weight="normal" officeooo:rsid="0014a0b7" style:font-size-asian="10pt" style:font-style-asian="normal" style:font-weight-asian="normal" style:font-size-complex="10pt" style:font-style-complex="normal" style:font-weight-complex="bold"/>
    </style:style>
    <style:style style:name="T184" style:family="text">
      <style:text-properties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5" style:family="text">
      <style:text-properties fo:letter-spacing="-0.007cm" style:text-underline-style="none" fo:font-weight="bold" officeooo:rsid="0014a0b7" style:font-size-asian="10pt" style:font-style-asian="normal" style:font-weight-asian="bold" style:font-size-complex="10pt" style:font-style-complex="normal" style:font-weight-complex="bold"/>
    </style:style>
    <style:style style:name="T186" style:family="text">
      <style:text-properties fo:letter-spacing="-0.007cm" style:text-underline-style="none" fo:font-weight="bold" officeooo:rsid="001e6871" style:font-size-asian="10pt" style:font-style-asian="normal" style:font-weight-asian="bold" style:font-size-complex="10pt" style:font-style-complex="normal" style:font-weight-complex="bold"/>
    </style:style>
    <style:style style:name="T187" style:family="text">
      <style:text-properties fo:letter-spacing="-0.007cm" style:text-underline-style="none" style:font-style-asian="normal" style:font-style-complex="normal"/>
    </style:style>
    <style:style style:name="T188" style:family="text">
      <style:text-properties fo:letter-spacing="-0.007cm" style:text-underline-style="none" style:font-size-asian="10pt" style:font-style-asian="normal" style:font-size-complex="10pt" style:font-style-complex="normal"/>
    </style:style>
    <style:style style:name="T189" style:family="text">
      <style:text-properties fo:letter-spacing="-0.007cm" style:text-underline-style="none" officeooo:rsid="00776f44" style:font-name-asian="OpenSymbol1" style:font-name-complex="OpenSymbol1"/>
    </style:style>
    <style:style style:name="T190" style:family="text">
      <style:text-properties fo:letter-spacing="-0.007cm" style:font-size-asian="10pt" style:font-size-complex="10pt"/>
    </style:style>
    <style:style style:name="T191" style:family="text">
      <style:text-properties fo:letter-spacing="-0.007cm" officeooo:rsid="004b08b7"/>
    </style:style>
    <style:style style:name="T192" style:family="text">
      <style:text-properties fo:letter-spacing="-0.007cm" officeooo:rsid="00628327"/>
    </style:style>
    <style:style style:name="T193" style:family="text">
      <style:text-properties fo:letter-spacing="-0.007cm" officeooo:rsid="006bc0b9"/>
    </style:style>
    <style:style style:name="T194" style:family="text">
      <style:text-properties fo:letter-spacing="-0.007cm" fo:font-style="normal" style:text-underline-style="none" style:font-size-asian="10pt" style:font-style-asian="normal" style:font-size-complex="10pt" style:font-style-complex="normal"/>
    </style:style>
    <style:style style:name="T195" style:family="text">
      <style:text-properties fo:letter-spacing="-0.007cm" fo:font-style="normal" style:text-underline-style="none" style:font-style-asian="normal" style:font-style-complex="normal"/>
    </style:style>
    <style:style style:name="T196" style:family="text">
      <style:text-properties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style:font-name="OpenSymbol3" fo:font-size="9pt" style:font-size-asian="9pt" style:font-size-complex="9pt"/>
    </style:style>
    <style:style style:name="T198" style:family="text">
      <style:text-properties officeooo:rsid="002e7f45"/>
    </style:style>
    <style:style style:name="T199" style:family="text">
      <style:text-properties style:font-name="Bitstream Vera Sans1" fo:font-size="9pt" style:font-size-asian="9pt" style:font-size-complex="9pt"/>
    </style:style>
    <style:style style:name="T200" style:family="text">
      <style:text-properties style:font-name="Bitstream Vera Sans1" fo:font-size="10pt" officeooo:rsid="00776f44" fo:background-color="#ffff00" loext:char-shading-value="0"/>
    </style:style>
    <style:style style:name="T201" style:family="text">
      <style:text-properties fo:font-weight="normal" style:font-weight-asian="normal"/>
    </style:style>
    <style:style style:name="T202" style:family="text">
      <style:text-properties fo:font-weight="normal" style:font-size-asian="10pt" style:font-weight-asian="normal" style:font-size-complex="10pt" style:font-weight-complex="normal"/>
    </style:style>
    <style:style style:name="T203" style:family="text">
      <style:text-properties fo:font-weight="normal" officeooo:rsid="007cfef2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weight="normal" officeooo:rsid="0082a7ba" style:font-size-asian="10pt" style:font-style-asian="normal" style:font-weight-asian="normal" style:font-size-complex="10pt" style:font-style-complex="normal" style:font-weight-complex="normal"/>
    </style:style>
    <style:style style:name="T205" style:family="text">
      <style:text-properties fo:font-weight="normal" fo:background-color="#ffff00" loext:char-shading-value="0" style:font-size-asian="10pt" style:font-weight-asian="normal" style:font-size-complex="10pt" style:font-weight-complex="normal"/>
    </style:style>
    <style:style style:name="T206" style:family="text">
      <style:text-properties officeooo:rsid="0014a0b7"/>
    </style:style>
    <style:style style:name="T207" style:family="text">
      <style:text-properties officeooo:rsid="0048563d"/>
    </style:style>
    <style:style style:name="T208" style:family="text">
      <style:text-properties officeooo:rsid="0052860b"/>
    </style:style>
    <style:style style:name="T209" style:family="text">
      <style:text-properties officeooo:rsid="0024ea27"/>
    </style:style>
    <style:style style:name="T210" style:family="text">
      <style:text-properties officeooo:rsid="004bb8a3"/>
    </style:style>
    <style:style style:name="T211" style:family="text">
      <style:text-properties fo:letter-spacing="-0.004cm"/>
    </style:style>
    <style:style style:name="T212" style:family="text">
      <style:text-properties fo:font-size="9pt" style:font-size-asian="9pt" style:font-size-complex="9pt"/>
    </style:style>
    <style:style style:name="T213" style:family="text">
      <style:text-properties fo:font-size="9pt" fo:font-weight="normal" style:font-size-asian="9pt" style:font-weight-asian="normal" style:font-size-complex="9pt" style:font-weight-complex="normal"/>
    </style:style>
    <style:style style:name="T214" style:family="text">
      <style:text-properties style:use-window-font-color="true" loext:opacity="0%" style:font-name="Bitstream Vera Sans1" fo:font-size="10pt" fo:font-weight="normal" officeooo:rsid="005d70c0" style:font-size-asian="10.5pt"/>
    </style:style>
    <style:style style:name="T215" style:family="text">
      <style:text-properties style:use-window-font-color="true" loext:opacity="0%" style:font-name="Bitstream Vera Sans1" fo:font-size="10pt" fo:letter-spacing="-0.007cm" fo:font-weight="normal" officeooo:rsid="00628327" style:font-size-asian="10.5pt"/>
    </style:style>
    <style:style style:name="T216" style:family="text">
      <style:text-properties style:use-window-font-color="true" loext:opacity="0%" fo:font-weight="normal" officeooo:rsid="004b257d" style:font-size-asian="10pt" style:font-weight-asian="normal" style:font-size-complex="10pt" style:font-weight-complex="normal"/>
    </style:style>
    <style:style style:name="T217" style:family="text">
      <style:text-properties style:use-window-font-color="true" loext:opacity="0%" fo:font-weight="normal" officeooo:rsid="007077c9" style:font-size-asian="10pt" style:font-weight-asian="normal" style:font-size-complex="10pt" style:font-weight-complex="normal"/>
    </style:style>
    <style:style style:name="T218" style:family="text">
      <style:text-properties style:use-window-font-color="true" loext:opacity="0%" officeooo:rsid="00776f44"/>
    </style:style>
    <style:style style:name="T219" style:family="text">
      <style:text-properties style:use-window-font-color="true" loext:opacity="0%" officeooo:rsid="007cfef2"/>
    </style:style>
    <style:style style:name="T220" style:family="text">
      <style:text-properties fo:font-size="14pt" style:font-name-asian="OpenSymbol6" style:font-name-complex="OpenSymbol6"/>
    </style:style>
    <style:style style:name="T221" style:family="text">
      <style:text-properties officeooo:rsid="006a7a8e"/>
    </style:style>
    <style:style style:name="T222" style:family="text">
      <style:text-properties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223" style:family="text">
      <style:text-properties fo:font-size="10pt" fo:letter-spacing="-0.007cm" style:font-size-asian="10pt" style:font-size-complex="10pt"/>
    </style:style>
    <style:style style:name="T224" style:family="text">
      <style:text-properties officeooo:rsid="006dd24f"/>
    </style:style>
    <style:style style:name="T225" style:family="text">
      <style:text-properties officeooo:rsid="00776f44"/>
    </style:style>
    <style:style style:name="T226" style:family="text">
      <style:text-properties style:font-name="OpenSymbol4" fo:font-size="10pt" officeooo:rsid="00776f44" fo:background-color="#ffff00" loext:char-shading-value="0"/>
    </style:style>
    <style:style style:name="T227" style:family="text">
      <style:text-properties style:font-name="Symbol" fo:font-size="10pt" officeooo:rsid="00776f44" fo:background-color="#ffff00" loext:char-shading-value="0" style:font-name-asian="Symbol" style:font-name-complex="Symbol"/>
    </style:style>
    <style:style style:name="T228" style:family="text">
      <style:text-properties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29" style:family="text">
      <style:text-properties fo:color="#c9211e" loext:opacity="100%" style:font-name="OpenSymbol1" fo:font-size="10pt" fo:letter-spacing="-0.007cm" fo:font-style="normal" fo:background-color="#ffff00" loext:char-shading-value="0" style:font-name-asian="OpenSymbol1" style:font-name-complex="OpenSymbol1"/>
    </style:style>
    <style:style style:name="T230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23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style:vertical-pos="from-top" draw:fill-image-width="0cm" draw:fill-image-height="0cm" draw:ole-draw-aspect="1"/>
    </style:style>
    <style:style style:name="fr10" style:family="graphic" style:parent-style-name="OLE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7" text:outline-level="1"><draw:g text:anchor-type="paragraph" draw:z-index="54" draw:name="Forme5" draw:style-name="gr1"><draw:custom-shape draw:style-name="gr2" draw:text-style-name="P140" svg:width="3.964cm" svg:height="0.641cm" draw:transform="skewX (0.00279252680319092) rotate (0.0872664625997165) translate (-0.370416666666667cm -0.0934861111111111cm)"><text:p text:style-name="P139"><text:span text:style-name="T23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as-char" svg:width="9.135cm" draw:z-index="58"><draw:text-box fo:min-height="3.93cm"><text:section text:style-name="Sect1" text:name="Section4"><text:p text:style-name="P29"/><text:p text:style-name="P42"><text:span text:style-name="T207">C</text:span>alcule.</text:p><text:section text:style-name="Sect2" text:name="Section1"><text:p text:style-name="P31"><text:span text:style-name="Police_20_par_20_défaut"><text:span text:style-name="T201">K </text:span></text:span><text:span text:style-name="_5f_signe"><text:span text:style-name="T182"></text:span></text:span><text:span text:style-name="Police_20_par_20_défaut"><text:span text:style-name="T201"> 65 </text:span></text:span><text:span text:style-name="Police_20_par_20_défaut"><text:span text:style-name="T170">÷</text:span></text:span><text:span text:style-name="Police_20_par_20_défaut"><text:span text:style-name="T201"> (</text:span></text:span><text:span text:style-name="Police_20_par_20_défaut"><text:span text:style-name="T171">─</text:span></text:span><text:span text:style-name="Police_20_par_20_défaut"><text:span text:style-name="T201">5)</text:span></text:span></text:p><text:p text:style-name="P39"><text:span text:style-name="Police_20_par_20_défaut"><text:span text:style-name="T12">L </text:span></text:span><text:span text:style-name="_5f_signe"><text:span text:style-name="T9"></text:span></text:span><text:span text:style-name="Police_20_par_20_défaut"><text:span text:style-name="T12"><draw:frame draw:style-name="fr10" draw:name="1" text:anchor-type="as-char" svg:y="-0.483cm" svg:width="0.975cm" style:rel-width="scale" svg:height="0.873cm" style:rel-height="scale" draw:z-index="5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</text:section><text:h text:style-name="P136" text:outline-level="1"><text:span text:style-name="Bold_5f_niv2"><text:span text:style-name="T206">Correction</text:span></text:span></text:h><text:section text:style-name="Sect2" text:name="Section7"><text:p text:style-name="P30"><text:span text:style-name="Police_20_par_20_défaut"><text:span text:style-name="T15">K </text:span></text:span><text:span text:style-name="_5f_signe"><text:span text:style-name="T183"></text:span></text:span><text:span text:style-name="Police_20_par_20_défaut"><text:span text:style-name="T15"> 65 </text:span></text:span><text:span text:style-name="Police_20_par_20_défaut"><text:span text:style-name="T169">÷</text:span></text:span><text:span text:style-name="Police_20_par_20_défaut"><text:span text:style-name="T15"> (</text:span></text:span><text:span text:style-name="Police_20_par_20_défaut"><text:span text:style-name="T172">─</text:span></text:span><text:span text:style-name="Police_20_par_20_défaut"><text:span text:style-name="T15">5)</text:span></text:span></text:p><text:p text:style-name="P37"><text:span text:style-name="Police_20_par_20_défaut"><text:span text:style-name="T16">K</text:span></text:span><text:span text:style-name="T17"> </text:span><text:span text:style-name="_5f_signe"><text:span text:style-name="T185"></text:span></text:span><text:span text:style-name="T17"> </text:span><text:span text:style-name="T172">─</text:span><text:span text:style-name="T17">65 </text:span><text:span text:style-name="Police_20_par_20_défaut"><text:span text:style-name="T169">÷</text:span></text:span><text:span text:style-name="T17"> 5</text:span></text:p><text:p text:style-name="P41"><text:span text:style-name="Police_20_par_20_défaut"><text:span text:style-name="T18">K</text:span></text:span><text:span text:style-name="Police_20_par_20_défaut"><text:span text:style-name="T20"> </text:span></text:span><text:span text:style-name="_5f_signe"><text:span text:style-name="T186"></text:span></text:span><text:span text:style-name="Police_20_par_20_défaut"><text:span text:style-name="T20"> </text:span></text:span><text:span text:style-name="Police_20_par_20_défaut"><text:span text:style-name="T173">─</text:span></text:span><text:span text:style-name="Police_20_par_20_défaut"><text:span text:style-name="T18">13</text:span></text:span></text:p><text:p text:style-name="P31"><text:span text:style-name="Police_20_par_20_défaut"><text:span text:style-name="T12">L </text:span></text:span><text:span text:style-name="_5f_signe"><text:span text:style-name="T9"></text:span></text:span><text:span text:style-name="Police_20_par_20_défaut"><text:span text:style-name="T12"><draw:frame draw:style-name="fr9" draw:name="Objet1" text:anchor-type="as-char" svg:y="-0.483cm" svg:width="0.975cm" style:rel-width="scale" svg:height="0.873cm" style:rel-height="scale" draw:z-index="6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signe"><text:span text:style-name="T9"></text:span></text:span><text:span text:style-name="_5f_signe"><text:span text:style-name="T7"> </text:span></text:span><text:span text:style-name="Police_20_par_20_défaut"><text:span text:style-name="T12">30 </text:span></text:span><text:span text:style-name="Police_20_par_20_défaut"><text:span text:style-name="T10">÷</text:span></text:span><text:span text:style-name="Police_20_par_20_défaut"><text:span text:style-name="T12"> 4</text:span></text:span></text:p><text:p text:style-name="P40"><text:span text:style-name="Police_20_par_20_défaut"><text:span text:style-name="T11">L</text:span></text:span><text:span text:style-name="Police_20_par_20_défaut"><text:span text:style-name="T13"> </text:span></text:span><text:span text:style-name="_5f_signe"><text:span text:style-name="T8"></text:span></text:span><text:span text:style-name="Police_20_par_20_défaut"><text:span text:style-name="T13"> </text:span></text:span><text:span text:style-name="Police_20_par_20_défaut"><text:span text:style-name="T11">7,5</text:span></text:span></text:p></text:section></text:section></draw:text-box></draw:frame></text:h>
      <text:list xml:id="list3345227047" text:style-name="Num_5f_Exo">
        <text:list-item>
          <text:h text:style-name="P60" text:outline-level="1"> Coche pour donner le signe de chaque <text:span text:style-name="T214">quotient</text:span>.</text:h>
        </text:list-item>
      </text:list>
      <text:section text:style-name="Sect2" text:name="Section11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50">Quotient</text:p>
            </table:table-cell>
            <table:table-cell table:style-name="Tableau1.B1" office:value-type="string">
              <text:p text:style-name="P48"><text:span text:style-name="T198">P</text:span>ositif</text:p>
            </table:table-cell>
            <table:table-cell table:style-name="Tableau1.C1" office:value-type="string">
              <text:p text:style-name="P48"><text:span text:style-name="T198">N</text:span>égatif</text:p>
            </table:table-cell>
          </table:table-row>
          <table:table-row table:style-name="Tableau1.2">
            <table:table-cell table:style-name="Tableau1.A2" office:value-type="string">
              <text:list xml:id="list3800050370" text:style-name="_5f_Numérotation_20_des_20_exercices_20_livrets">
                <text:list-header>
                  <text:p text:style-name="P98"><text:span text:style-name="T147">(</text:span><text:span text:style-name="T154">─</text:span><text:span text:style-name="T147">8</text:span>) <text:span text:style-name="T132">÷</text:span> 3</text:p>
                </text:list-header>
              </text:list>
            </table:table-cell>
            <table:table-cell table:style-name="Tableau1.B2" office:value-type="string">
              <text:p text:style-name="P26"/>
            </table:table-cell>
            <table:table-cell table:style-name="Tableau1.C2" office:value-type="string">
              <text:p text:style-name="P52"><text:span text:style-name="_5f_Correction_5f_surligné"><text:span text:style-name="T220">✗</text:span></text:span></text:p>
            </table:table-cell>
          </table:table-row>
          <table:table-row table:style-name="Tableau1.2">
            <table:table-cell table:style-name="Tableau1.A3" office:value-type="string">
              <text:list xml:id="list151719587672736" text:continue-numbering="true" text:style-name="_5f_Numérotation_20_des_20_exercices_20_livrets">
                <text:list-header>
                  <text:p text:style-name="P98"><text:span text:style-name="T147">(</text:span><text:span text:style-name="T154">─</text:span><text:span text:style-name="T147">8</text:span>) <text:span text:style-name="T132">÷</text:span> (<text:span text:style-name="T152">─</text:span><text:span text:style-name="T147">4</text:span>)</text:p>
                </text:list-header>
              </text:list>
            </table:table-cell>
            <table:table-cell table:style-name="Tableau1.B3" office:value-type="string">
              <text:p text:style-name="P52"><text:span text:style-name="_5f_Correction_5f_surligné"><text:span text:style-name="T220">✗</text:span></text:span></text:p>
            </table:table-cell>
            <table:table-cell table:style-name="Tableau1.C3" office:value-type="string">
              <text:p text:style-name="P26"/>
              <text:p text:style-name="P26"/>
            </table:table-cell>
          </table:table-row>
          <table:table-row table:style-name="Tableau1.2">
            <table:table-cell table:style-name="Tableau1.A4" office:value-type="string">
              <text:p text:style-name="P33">12 <text:span text:style-name="T132">÷</text:span> 1,5</text:p>
            </table:table-cell>
            <table:table-cell table:style-name="Tableau1.B4" office:value-type="string">
              <text:p text:style-name="P52"><text:span text:style-name="_5f_Correction_5f_surligné"><text:span text:style-name="T220">✗</text:span></text:span></text:p>
            </table:table-cell>
            <table:table-cell table:style-name="Tableau1.C4" office:value-type="string">
              <text:p text:style-name="P26"/>
            </table:table-cell>
          </table:table-row>
          <table:table-row table:style-name="Tableau1.5">
            <table:table-cell table:style-name="Tableau1.A5" office:value-type="string">
              <text:p text:style-name="P33"><draw:frame draw:style-name="fr7" draw:name="Objet29" text:anchor-type="as-char" svg:width="0.663cm" svg:height="0.781cm" draw:z-index="63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</table:table-cell>
            <table:table-cell table:style-name="Tableau1.B5" office:value-type="string">
              <text:p text:style-name="P55"><text:span text:style-name="_5f_Correction_5f_surligné"><text:span text:style-name="T220">✗</text:span></text:span></text:p>
            </table:table-cell>
            <table:table-cell table:style-name="Tableau1.C5" office:value-type="string">
              <text:p text:style-name="P26"/>
            </table:table-cell>
          </table:table-row>
          <table:table-row table:style-name="Tableau1.5">
            <table:table-cell table:style-name="Tableau1.A6" office:value-type="string">
              <text:p text:style-name="P33"><draw:frame draw:style-name="fr7" draw:name="Objet16" text:anchor-type="as-char" svg:width="0.686cm" svg:height="0.781cm" draw:z-index="64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</table:table-cell>
            <table:table-cell table:style-name="Tableau1.B6" office:value-type="string">
              <text:p text:style-name="P26"/>
            </table:table-cell>
            <table:table-cell table:style-name="Tableau1.C6" office:value-type="string">
              <text:p text:style-name="P52"><text:span text:style-name="_5f_Correction_5f_surligné"><text:span text:style-name="T220">✗</text:span></text:span></text:p>
              <text:p text:style-name="P26"/>
            </table:table-cell>
          </table:table-row>
          <table:table-row table:style-name="Tableau1.5">
            <table:table-cell table:style-name="Tableau1.A7" office:value-type="string">
              <text:p text:style-name="P33"><draw:frame draw:style-name="fr8" draw:name="Objet40" text:anchor-type="as-char" svg:y="-0.633cm" svg:width="0.903cm" svg:height="0.781cm" draw:z-index="65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</table:table-cell>
            <table:table-cell table:style-name="Tableau1.B7" office:value-type="string">
              <text:p text:style-name="P26"/>
            </table:table-cell>
            <table:table-cell table:style-name="Tableau1.C7" office:value-type="string">
              <text:p text:style-name="P52"><text:span text:style-name="_5f_Correction_5f_surligné"><text:span text:style-name="T220">✗</text:span></text:span></text:p>
            </table:table-cell>
          </table:table-row>
        </table:table>
        <text:p text:style-name="P131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49">Quotient</text:p>
            </table:table-cell>
            <table:table-cell table:style-name="Tableau4.B1" office:value-type="string">
              <text:p text:style-name="P48"><text:span text:style-name="T198">P</text:span>ositif</text:p>
            </table:table-cell>
            <table:table-cell table:style-name="Tableau4.C1" office:value-type="string">
              <text:p text:style-name="P48"><text:span text:style-name="T198">N</text:span>égatif</text:p>
            </table:table-cell>
          </table:table-row>
          <table:table-row table:style-name="Tableau4.2">
            <table:table-cell table:style-name="Tableau4.A2" office:value-type="string">
              <text:list xml:id="list151720644188788" text:continue-numbering="true" text:style-name="_5f_Numérotation_20_des_20_exercices_20_livrets">
                <text:list-header>
                  <text:p text:style-name="P98"><text:span text:style-name="T147">(</text:span><text:span text:style-name="T154">─</text:span><text:span text:style-name="T147">8</text:span>) <text:span text:style-name="T132">÷</text:span> (<text:span text:style-name="T152">─</text:span><text:span text:style-name="T147">4</text:span>)</text:p>
                </text:list-header>
              </text:list>
            </table:table-cell>
            <table:table-cell table:style-name="Tableau4.B2" office:value-type="string">
              <text:p text:style-name="P52"><text:span text:style-name="_5f_Correction_5f_surligné"><text:span text:style-name="T220">✗</text:span></text:span></text:p>
            </table:table-cell>
            <table:table-cell table:style-name="Tableau4.C2" office:value-type="string">
              <text:p text:style-name="P26"/>
            </table:table-cell>
          </table:table-row>
          <table:table-row table:style-name="Tableau4.2">
            <table:table-cell table:style-name="Tableau4.A3" office:value-type="string">
              <text:list xml:id="list151720148218973" text:continue-numbering="true" text:style-name="_5f_Numérotation_20_des_20_exercices_20_livrets">
                <text:list-header>
                  <text:p text:style-name="P99"><text:span text:style-name="T154">─</text:span><text:span text:style-name="T147">42 </text:span><text:span text:style-name="T138">÷</text:span><text:span text:style-name="T147"> </text:span>7</text:p>
                </text:list-header>
              </text:list>
            </table:table-cell>
            <table:table-cell table:style-name="Tableau4.B3" office:value-type="string">
              <text:p text:style-name="P26"/>
            </table:table-cell>
            <table:table-cell table:style-name="Tableau4.C3" office:value-type="string">
              <text:p text:style-name="P52"><text:span text:style-name="_5f_Correction_5f_surligné"><text:span text:style-name="T220">✗</text:span></text:span></text:p>
            </table:table-cell>
          </table:table-row>
          <table:table-row table:style-name="Tableau4.2">
            <table:table-cell table:style-name="Tableau4.A4" office:value-type="string">
              <text:p text:style-name="P33">9 <text:span text:style-name="T132">÷</text:span> (<text:span text:style-name="T152">─</text:span><text:span text:style-name="T147">3</text:span>)</text:p>
            </table:table-cell>
            <table:table-cell table:style-name="Tableau4.B4" office:value-type="string">
              <text:p text:style-name="P26"/>
            </table:table-cell>
            <table:table-cell table:style-name="Tableau4.C4" office:value-type="string">
              <text:p text:style-name="P52"><text:span text:style-name="_5f_Correction_5f_surligné"><text:span text:style-name="T220">✗</text:span></text:span></text:p>
            </table:table-cell>
          </table:table-row>
          <table:table-row table:style-name="Tableau4.5">
            <table:table-cell table:style-name="Tableau4.A5" office:value-type="string">
              <text:p text:style-name="P33"><draw:frame draw:style-name="fr7" draw:name="Objet31" text:anchor-type="as-char" svg:width="1.004cm" svg:height="0.781cm" draw:z-index="6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</table:table-cell>
            <table:table-cell table:style-name="Tableau4.B5" office:value-type="string">
              <text:p text:style-name="P52"><text:span text:style-name="_5f_Correction_5f_surligné"><text:span text:style-name="T220">✗</text:span></text:span></text:p>
            </table:table-cell>
            <table:table-cell table:style-name="Tableau4.C5" office:value-type="string">
              <text:p text:style-name="P26"/>
            </table:table-cell>
          </table:table-row>
          <table:table-row table:style-name="Tableau4.5">
            <table:table-cell table:style-name="Tableau4.A6" office:value-type="string">
              <text:p text:style-name="P33"><draw:frame draw:style-name="fr7" draw:name="Objet3" text:anchor-type="as-char" svg:width="1.222cm" svg:height="0.781cm" draw:z-index="68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</table:table-cell>
            <table:table-cell table:style-name="Tableau4.B6" office:value-type="string">
              <text:p text:style-name="P26"/>
            </table:table-cell>
            <table:table-cell table:style-name="Tableau4.C6" office:value-type="string">
              <text:p text:style-name="P52"><text:span text:style-name="_5f_Correction_5f_surligné"><text:span text:style-name="T220">✗</text:span></text:span></text:p>
            </table:table-cell>
          </table:table-row>
          <table:table-row table:style-name="Tableau4.5">
            <table:table-cell table:style-name="Tableau4.A7" office:value-type="string">
              <text:p text:style-name="P33"><draw:frame draw:style-name="fr7" draw:name="Objet6" text:anchor-type="as-char" svg:width="0.783cm" svg:height="0.781cm" draw:z-index="69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</table:table-cell>
            <table:table-cell table:style-name="Tableau4.B7" office:value-type="string">
              <text:p text:style-name="P26"/>
            </table:table-cell>
            <table:table-cell table:style-name="Tableau4.C7" office:value-type="string">
              <text:p text:style-name="P52"><text:span text:style-name="_5f_Correction_5f_surligné"><text:span text:style-name="T220">✗</text:span></text:span></text:p>
            </table:table-cell>
          </table:table-row>
        </table:table>
        <text:p text:style-name="P3"/>
      </text:section>
      <text:list xml:id="list151720539268217" text:continue-list="list3345227047" text:style-name="Num_5f_Exo">
        <text:list-item>
          <text:p text:style-name="P69"> Complète par le signe « <text:span text:style-name="T139"></text:span> » ou « <text:span text:style-name="T152">─</text:span><text:span text:style-name="T21"> </text:span><text:span text:style-name="T112">» pour</text:span> que chaque égalité soit vraie.</text:p>
        </text:list-item>
      </text:list>
      <text:section text:style-name="Sect2" text:name="Section2">
        <text:list xml:id="list3465985017" text:style-name="liste_5f_abc">
          <text:list-item text:start-value="1">
            <text:p text:style-name="P70"><text:span text:style-name="T181">(</text:span><text:span text:style-name="_5f_pointillés_20_gris"><text:span text:style-name="T84">−</text:span></text:span><text:span text:style-name="_5f_pointillés_20_gris"><text:span text:style-name="T181"> </text:span></text:span><text:span text:style-name="T181">21) </text:span><text:span text:style-name="T133">÷</text:span><text:span text:style-name="T125"> (</text:span><text:span text:style-name="T156">−</text:span><text:span text:style-name="T117"> </text:span><text:span text:style-name="T125">7) </text:span><text:span text:style-name="_5f_signe"><text:span text:style-name="T181">=</text:span></text:span><text:span text:style-name="T125"> 3</text:span></text:p>
          </text:list-item>
          <text:list-item>
            <text:p text:style-name="P71"><text:span text:style-name="T126">(</text:span><text:span text:style-name="T136"></text:span><text:span text:style-name="_5f_pointillés_20_gris"><text:span text:style-name="T126"> </text:span></text:span><text:span text:style-name="T126">2) </text:span><text:span text:style-name="T135">÷</text:span><text:span text:style-name="T126"> (</text:span><text:span text:style-name="T157"></text:span><text:span text:style-name="T126"> 4) <text:tab/></text:span><text:span text:style-name="_5f_signe"><text:span text:style-name="T187">=</text:span></text:span><text:span text:style-name="T126"> 0,5</text:span></text:p>
          </text:list-item>
          <text:list-item>
            <text:p text:style-name="P110"><text:span text:style-name="T126">16 </text:span><text:span text:style-name="T135">÷</text:span><text:span text:style-name="T126"> (</text:span><text:span text:style-name="_5f_pointillés_20_gris"><text:span text:style-name="T84">−</text:span></text:span><text:span text:style-name="_5f_pointillés_20_gris"><text:span text:style-name="T118"> </text:span></text:span><text:span text:style-name="T126">8) </text:span><text:span text:style-name="_5f_signe"><text:span text:style-name="T187"></text:span></text:span><text:span text:style-name="T126"> </text:span><text:span text:style-name="T157">─</text:span><text:span text:style-name="T118">2</text:span></text:p>
          </text:list-item>
          <text:list-item>
            <text:p text:style-name="P107"><draw:frame draw:style-name="fr6" draw:name="Objet33" text:anchor-type="as-char" svg:width="0.827cm" svg:height="0.87cm" draw:z-index="70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igne"><text:span text:style-name="T181">=</text:span></text:span><text:span text:style-name="T117"> </text:span><text:span text:style-name="T160">−</text:span><text:span text:style-name="T117"> 0,8</text:span></text:p>
          </text:list-item>
          <text:list-item>
            <text:p text:style-name="P108"><text:span text:style-name="T125"><draw:frame draw:style-name="fr6" draw:name="Objet24" text:anchor-type="as-char" svg:width="1.363cm" svg:height="0.87cm" draw:z-index="7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25"><text:s/></text:span><text:span text:style-name="_5f_signe"><text:span text:style-name="T181"></text:span></text:span><text:span text:style-name="T125"> </text:span><text:span text:style-name="T156">─</text:span><text:span text:style-name="T117">1</text:span></text:p>
          </text:list-item>
          <text:list-item>
            <text:p text:style-name="P108"><text:span text:style-name="T117"><draw:frame draw:style-name="fr6" draw:name="Objet34" text:anchor-type="as-char" svg:width="0.982cm" svg:height="0.87cm" draw:z-index="7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17"><text:s/></text:span><text:span text:style-name="_5f_signe"><text:span text:style-name="T181"></text:span></text:span><text:span text:style-name="T117"> 8</text:span></text:p>
          </text:list-item>
          <text:list-item>
            <text:p text:style-name="P109"><text:span text:style-name="T117"><draw:frame draw:style-name="fr6" draw:name="Objet30" text:anchor-type="as-char" svg:width="0.781cm" svg:height="0.87cm" draw:z-index="73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17"><text:s/></text:span><text:span text:style-name="_5f_signe"><text:span text:style-name="T181"></text:span></text:span><text:span text:style-name="T117"> </text:span><text:span text:style-name="T124">5</text:span></text:p>
          </text:list-item>
          <text:list-item>
            <text:p text:style-name="P108"><text:span text:style-name="T126">49 </text:span><text:span text:style-name="T135">÷</text:span><text:span text:style-name="T126"> </text:span><text:span text:style-name="_5f_pointillés_20_gris"><text:span text:style-name="T54">(</text:span></text:span><text:span text:style-name="_5f_pointillés_20_gris"><text:span text:style-name="T187"> </text:span></text:span><text:span text:style-name="_5f_pointillés_20_gris"><text:span text:style-name="T81">7</text:span></text:span><text:span text:style-name="T126">) </text:span><text:span text:style-name="_5f_signe"><text:span text:style-name="T187"></text:span></text:span><text:span text:style-name="T126"> </text:span><text:span text:style-name="T22">7</text:span></text:p>
          </text:list-item>
          <text:list-item>
            <text:p text:style-name="P110"><text:span text:style-name="T117">(</text:span><text:span text:style-name="T160">─</text:span><text:span text:style-name="T117">121) </text:span><text:span text:style-name="T140">÷</text:span><text:span text:style-name="T117"> (</text:span><text:span text:style-name="_5f_pointillés_20_gris"><text:span text:style-name="T117"> </text:span></text:span><text:span text:style-name="_5f_pointillés_20_gris"><text:span text:style-name="T84">−</text:span></text:span><text:span text:style-name="_5f_pointillés_20_gris"><text:span text:style-name="T48">11</text:span></text:span><text:span text:style-name="T117">) </text:span><text:span text:style-name="_5f_signe"><text:span text:style-name="T191">=</text:span></text:span><text:span text:style-name="T117">11</text:span></text:p>
          </text:list-item>
          <text:list-item>
            <text:p text:style-name="P109"><text:span text:style-name="T123">(</text:span><text:span text:style-name="T160">─</text:span><text:span text:style-name="T123">63) </text:span><text:span text:style-name="T144">÷</text:span><text:span text:style-name="T123"> (</text:span><text:span text:style-name="_5f_pointillés_20_gris"><text:span text:style-name="T123"> </text:span></text:span><text:span text:style-name="T123">7) </text:span><text:span text:style-name="_5f_signe"><text:span text:style-name="T181"></text:span></text:span><text:span text:style-name="T123"> </text:span><text:span text:style-name="T160">─</text:span><text:span text:style-name="T123">9</text:span></text:p>
          </text:list-item>
          <text:list-item>
            <text:p text:style-name="P108"><text:span text:style-name="T118"><draw:frame draw:style-name="fr6" draw:name="Objet47" text:anchor-type="as-char" svg:width="0.628cm" svg:height="0.87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18"><text:s/></text:span><text:span text:style-name="_5f_signe"><text:span text:style-name="T187"></text:span></text:span><text:span text:style-name="T118"> </text:span><text:span text:style-name="T162">─</text:span><text:span text:style-name="T118"><draw:frame draw:style-name="fr5" draw:name="Objet48" text:anchor-type="as-char" svg:width="0.492cm" svg:height="0.87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item>
          <text:list-item>
            <text:p text:style-name="P108"><text:span text:style-name="T125"><draw:frame draw:style-name="fr6" draw:name="Objet25" text:anchor-type="as-char" svg:width="1.074cm" svg:height="0.87cm" draw:z-index="7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25"><text:s/></text:span><text:span text:style-name="_5f_signe"><text:span text:style-name="T181"></text:span></text:span><text:span text:style-name="T125"> </text:span><text:span text:style-name="T23">1</text:span></text:p>
          </text:list-item>
          <text:list-item>
            <text:p text:style-name="P113"><text:span text:style-name="T121"><draw:frame draw:style-name="fr6" draw:name="Objet49" text:anchor-type="as-char" svg:width="0.808cm" svg:height="0.87cm" draw:z-index="7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21"><text:s/></text:span><text:span text:style-name="_5f_signe"><text:span text:style-name="T187"></text:span></text:span><text:span text:style-name="T121"> 8</text:span></text:p>
          </text:list-item>
          <text:list-item>
            <text:p text:style-name="P109"><text:span text:style-name="T121"><draw:frame draw:style-name="fr6" draw:name="Objet35" text:anchor-type="as-char" svg:width="0.852cm" svg:height="0.87cm" draw:z-index="78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21"><text:s/></text:span><text:span text:style-name="_5f_signe"><text:span text:style-name="T187"></text:span></text:span><text:span text:style-name="T121"> </text:span><text:span text:style-name="T162">─</text:span><text:span text:style-name="T121"><draw:frame draw:style-name="fr5" draw:name="Objet39" text:anchor-type="as-char" svg:width="0.496cm" svg:height="0.87cm" draw:z-index="79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    </text:list-item>
        </text:list>
      </text:section>
      <text:list xml:id="list151720736714719" text:continue-list="list151720539268217" text:style-name="Num_5f_Exo">
        <text:list-item>
          <text:h text:style-name="P61" text:outline-level="1"> Calcule.</text:h>
        </text:list-item>
      </text:list>
      <text:section text:style-name="Sect2" text:name="Section8">
        <text:list xml:id="list151719723413022" text:continue-list="list3465985017" text:style-name="liste_5f_abc">
          <text:list-item text:start-value="1">
            <text:p text:style-name="P114"><text:span text:style-name="T122">(</text:span><text:span text:style-name="T161">─</text:span><text:span text:style-name="T122">27) </text:span><text:span text:style-name="T141">÷</text:span><text:span text:style-name="T122"> (</text:span><text:span text:style-name="T161"></text:span><text:span text:style-name="T122"> 9) </text:span><text:span text:style-name="_5f_signe"><text:span text:style-name="T190"></text:span></text:span></text:p>
          </text:list-item>
        </text:list>
        <text:p text:style-name="P73"><text:span text:style-name="_5f_pointillés_20_gris"><text:span text:style-name="T84">−</text:span></text:span><text:span text:style-name="_5f_pointillés_20_gris"><text:span text:style-name="T96"> 3</text:span></text:span></text:p>
        <text:list xml:id="list151721343674524" text:continue-numbering="true" text:style-name="liste_5f_abc">
          <text:list-item>
            <text:p text:style-name="P116"><text:span text:style-name="T122">(</text:span><text:span text:style-name="T161">─</text:span><text:span text:style-name="T122">24) </text:span><text:span text:style-name="T141">÷</text:span><text:span text:style-name="T122"> (</text:span><text:span text:style-name="T161"></text:span><text:span text:style-name="T122"> 4) </text:span><text:span text:style-name="_5f_signe"><text:span text:style-name="T190"></text:span></text:span></text:p>
          </text:list-item>
        </text:list>
        <text:p text:style-name="P74"><text:span text:style-name="_5f_pointillés_20_gris"><text:span text:style-name="T84">−</text:span></text:span><text:span text:style-name="_5f_pointillés_20_gris"><text:span text:style-name="T96"> </text:span></text:span><text:span text:style-name="_5f_pointillés_20_gris"><text:span text:style-name="T49">6</text:span></text:span></text:p>
        <text:list xml:id="list151720439390103" text:continue-numbering="true" text:style-name="liste_5f_abc">
          <text:list-item>
            <text:p text:style-name="P116"><text:span text:style-name="T122">(</text:span><text:span text:style-name="T161"></text:span><text:span text:style-name="T122"> 8) </text:span><text:span text:style-name="T141">÷</text:span><text:span text:style-name="T122"> (</text:span><text:span text:style-name="T161">─</text:span><text:span text:style-name="T122">8) </text:span><text:span text:style-name="_5f_signe"><text:span text:style-name="T190"></text:span></text:span></text:p>
          </text:list-item>
        </text:list>
        <text:p text:style-name="P74"><text:span text:style-name="_5f_pointillés_20_gris"><text:span text:style-name="T84">−</text:span></text:span><text:span text:style-name="_5f_pointillés_20_gris"><text:span text:style-name="T96"> </text:span></text:span><text:span text:style-name="_5f_pointillés_20_gris"><text:span text:style-name="T49">1</text:span></text:span></text:p>
        <text:list xml:id="list151719652228124" text:continue-numbering="true" text:style-name="liste_5f_abc">
          <text:list-item>
            <text:p text:style-name="P116"><text:span text:style-name="T122">(</text:span><text:span text:style-name="T161">─</text:span><text:span text:style-name="T122">55) </text:span><text:span text:style-name="T141">÷</text:span><text:span text:style-name="T122"> (</text:span><text:span text:style-name="T161">─</text:span><text:span text:style-name="T122">5) </text:span><text:span text:style-name="_5f_signe"><text:span text:style-name="T190"></text:span></text:span></text:p>
          </text:list-item>
        </text:list>
        <text:p text:style-name="P51"><text:span text:style-name="_5f_Correction_5f_surligné"><text:span text:style-name="T221">11</text:span></text:span></text:p>
        <text:list xml:id="list151719536508109" text:continue-numbering="true" text:style-name="liste_5f_abc">
          <text:list-item>
            <text:p text:style-name="P116"><text:span text:style-name="T122">(</text:span><text:span text:style-name="T161"></text:span><text:span text:style-name="T122"> 15) </text:span><text:span text:style-name="T141">÷</text:span><text:span text:style-name="T122"> (</text:span><text:span text:style-name="T161">─</text:span><text:span text:style-name="T122">10) </text:span><text:span text:style-name="_5f_signe"><text:span text:style-name="T190"></text:span></text:span></text:p>
          </text:list-item>
        </text:list>
        <text:p text:style-name="P74"><text:span text:style-name="_5f_pointillés_20_gris"><text:span text:style-name="T84">−</text:span></text:span><text:span text:style-name="_5f_pointillés_20_gris"><text:span text:style-name="T96"> </text:span></text:span><text:span text:style-name="_5f_pointillés_20_gris"><text:span text:style-name="T49">1,5</text:span></text:span></text:p>
        <text:list xml:id="list151719603101662" text:continue-numbering="true" text:style-name="liste_5f_abc">
          <text:list-item>
            <text:p text:style-name="P117"><text:span text:style-name="T122">(</text:span><text:span text:style-name="T161"></text:span><text:span text:style-name="T122"> 4) </text:span><text:span text:style-name="T141">÷</text:span><text:span text:style-name="T122"> (</text:span><text:span text:style-name="T161">─</text:span><text:span text:style-name="T122">8) </text:span><text:span text:style-name="_5f_signe"><text:span text:style-name="T190"></text:span></text:span></text:p>
          </text:list-item>
        </text:list>
        <text:p text:style-name="P74"><text:span text:style-name="_5f_pointillés_20_gris"><text:span text:style-name="T84">−</text:span></text:span><text:span text:style-name="_5f_pointillés_20_gris"><text:span text:style-name="T96"> </text:span></text:span><text:span text:style-name="_5f_pointillés_20_gris"><text:span text:style-name="T49">0,5</text:span></text:span></text:p>
      </text:section>
      <text:list xml:id="list151720621430408" text:continue-list="list151720736714719" text:style-name="Num_5f_Exo">
        <text:list-item>
          <text:h text:style-name="P62" text:outline-level="1"> <text:span text:style-name="T211">Effectue les quotients sans poser les opérations.</text:span></text:h>
        </text:list-item>
      </text:list>
      <text:section text:style-name="Sect2" text:name="Section14">
        <text:list xml:id="list151720473737719" text:continue-list="list151719603101662" text:style-name="liste_5f_abc">
          <text:list-item text:start-value="1">
            <text:p text:style-name="P120"><draw:frame draw:style-name="fr5" draw:name="Objet9" text:anchor-type="as-char" svg:width="0.658cm" svg:height="0.8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_5f_signe"><text:span text:style-name="T181"></text:span></text:span><text:span text:style-name="T181"> </text:span><text:span text:style-name="_5f_pointillés_20_gris"><text:span text:style-name="T84">−</text:span></text:span><text:span text:style-name="_5f_pointillés_20_gris"><text:span text:style-name="T96">3</text:span></text:span></text:p>
          </text:list-item>
          <text:list-item>
            <text:p text:style-name="P122"><draw:frame draw:style-name="fr5" draw:name="Objet5" text:anchor-type="as-char" svg:width="0.882cm" svg:height="0.8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84">−</text:span></text:span><text:span text:style-name="_5f_pointillés_20_gris"><text:span text:style-name="T96">3</text:span></text:span></text:p>
          </text:list-item>
          <text:list-item>
            <text:p text:style-name="P124"><draw:frame draw:style-name="fr5" draw:name="Objet52" text:anchor-type="as-char" svg:width="0.882cm" svg:height="0.8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_5f_signe"></text:span><text:span text:style-name="_5f_pointillés_20_gris"> </text:span><text:span text:style-name="_5f_pointillés_20_gris"><text:span text:style-name="T46">4</text:span></text:span></text:p>
          </text:list-item>
          <text:list-item>
            <text:p text:style-name="P121"><draw:frame draw:style-name="fr5" draw:name="Objet15" text:anchor-type="as-char" svg:width="0.658cm" svg:height="0.8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0</text:span></text:span></text:p>
          </text:list-item>
          <text:list-item>
            <text:p text:style-name="P121"><draw:frame draw:style-name="fr5" draw:name="Objet18" text:anchor-type="as-char" svg:width="0.882cm" svg:height="0.8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4</text:span></text:span></text:p>
          </text:list-item>
          <text:list-item>
            <text:p text:style-name="P121"><draw:frame draw:style-name="fr5" draw:name="Objet32" text:anchor-type="as-char" svg:width="1.014cm" svg:height="0.8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Correction_5f_surligné"><text:span text:style-name="T193">2</text:span></text:span></text:p>
          </text:list-item>
          <text:list-item>
            <text:p text:style-name="P122"><draw:frame draw:style-name="fr5" draw:name="Objet59" text:anchor-type="as-char" svg:width="1.014cm" svg:height="0.8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84">−</text:span></text:span><text:span text:style-name="_5f_pointillés_20_gris"><text:span text:style-name="T50">2</text:span></text:span></text:p>
          </text:list-item>
          <text:list-item>
            <text:p text:style-name="P122"><draw:frame draw:style-name="fr5" draw:name="Objet62" text:anchor-type="as-char" svg:width="1.238cm" svg:height="0.8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84">−</text:span></text:span><text:span text:style-name="_5f_pointillés_20_gris"><text:span text:style-name="T50">6</text:span></text:span></text:p>
          </text:list-item>
          <text:list-item>
            <text:p text:style-name="P121"><draw:frame draw:style-name="fr5" draw:name="Objet60" text:anchor-type="as-char" svg:width="1.219cm" svg:height="0.8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8</text:span></text:span></text:p>
          </text:list-item>
          <text:list-item>
            <text:p text:style-name="P121"><draw:frame draw:style-name="fr5" draw:name="Objet11" text:anchor-type="as-char" svg:width="0.882cm" svg:height="0.8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0,5</text:span></text:span></text:p>
          </text:list-item>
          <text:list-item>
            <text:p text:style-name="P121"><draw:frame draw:style-name="fr5" draw:name="Objet61" text:anchor-type="as-char" svg:width="1.014cm" svg:height="0.8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9</text:span></text:span></text:p>
          </text:list-item>
          <text:list-item>
            <text:p text:style-name="P122"><draw:frame draw:style-name="fr5" draw:name="Objet17" text:anchor-type="as-char" svg:width="0.658cm" svg:height="0.8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signe"><text:span text:style-name="T187"></text:span></text:span><text:span text:style-name="_5f_pointillés_20_gris"><text:span text:style-name="T187"> </text:span></text:span><text:span text:style-name="_5f_pointillés_20_gris"><text:span text:style-name="T84">−</text:span></text:span><text:span text:style-name="_5f_pointillés_20_gris"><text:span text:style-name="T51">4,5</text:span></text:span></text:p>
          </text:list-item>
          <text:list-item>
            <text:p text:style-name="P123"><draw:frame draw:style-name="fr5" draw:name="Objet19" text:anchor-type="as-char" svg:width="1.217cm" svg:height="0.8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7,3</text:span></text:span></text:p>
          </text:list-item>
          <text:list-item>
            <text:p text:style-name="P122"><draw:frame draw:style-name="fr5" draw:name="Objet20" text:anchor-type="as-char" svg:width="0.728cm" svg:height="0.8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84">−</text:span></text:span><text:span text:style-name="_5f_pointillés_20_gris"><text:span text:style-name="T50">3,1</text:span></text:span></text:p>
          </text:list-item>
          <text:list-item>
            <text:p text:style-name="P121"><draw:frame draw:style-name="fr5" draw:name="Objet63" text:anchor-type="as-char" svg:width="1.217cm" svg:height="0.8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_5f_signe"><text:span text:style-name="T181"></text:span></text:span><text:span text:style-name="_5f_pointillés_20_gris"><text:span text:style-name="T181"> </text:span></text:span><text:span text:style-name="_5f_pointillés_20_gris"><text:span text:style-name="T50">7,1</text:span></text:span></text:p>
          </text:list-item>
          <text:list-item>
            <text:p text:style-name="P125"><draw:frame draw:style-name="fr5" draw:name="Objet53" text:anchor-type="as-char" svg:width="1.085cm" svg:height="0.8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_5f_signe"></text:span><text:span text:style-name="_5f_pointillés_20_gris"> </text:span><text:span text:style-name="_5f_pointillés_20_gris"><text:span text:style-name="T108">−</text:span></text:span><text:span text:style-name="_5f_pointillés_20_gris"><text:span text:style-name="T46">10</text:span></text:span></text:p>
          </text:list-item>
        </text:list>
      </text:section>
      <text:list xml:id="list151721221453827" text:continue-list="list151720621430408" text:style-name="Num_5f_Exo">
        <text:list-item>
          <text:h text:style-name="P63" text:outline-level="1"> <text:span text:style-name="T181">Complète les quotients sans poser les opérations.</text:span></text:h>
        </text:list-item>
      </text:list>
      <text:section text:style-name="Sect2" text:name="Section3">
        <text:list xml:id="list151721034394216" text:continue-list="list151720473737719" text:style-name="liste_5f_abc">
          <text:list-item>
            <text:list>
              <text:list-item text:start-value="1">
                <text:p text:style-name="P115"><text:span text:style-name="T118"><text:tab/></text:span><text:span text:style-name="T119">24 </text:span><text:span text:style-name="T142">÷</text:span><text:span text:style-name="T119"> </text:span><text:span text:style-name="_5f_pointillés_20_gris"><text:span text:style-name="T86">(</text:span></text:span><text:span text:style-name="_5f_pointillés_20_gris"><text:span text:style-name="T84">−</text:span></text:span><text:span text:style-name="_5f_pointillés_20_gris"><text:span text:style-name="T86">3)</text:span></text:span><text:span text:style-name="T119"> </text:span><text:span text:style-name="_5f_signe"><text:span text:style-name="T188">=</text:span></text:span><text:span text:style-name="T119"> </text:span><text:span text:style-name="T163">−</text:span><text:span text:style-name="T119"> 8</text:span><text:span text:style-name="T222"><text:tab/></text:span></text:p>
              </text:list-item>
              <text:list-item>
                <text:p text:style-name="P100"><text:span text:style-name="T122"><text:tab/>(</text:span><text:span text:style-name="T161">−</text:span><text:span text:style-name="T122"> 24) </text:span><text:span text:style-name="T142">÷</text:span><text:span text:style-name="T122"> </text:span><text:span text:style-name="_5f_Correction_5f_surligné"><text:span text:style-name="T194">2</text:span></text:span><text:span text:style-name="T122"> </text:span><text:span text:style-name="_5f_signe"><text:span text:style-name="T190">=</text:span></text:span><text:span text:style-name="T122"> </text:span><text:span text:style-name="T161">−</text:span><text:span text:style-name="T122"> 12</text:span><text:span text:style-name="T223"><text:tab/></text:span></text:p>
              </text:list-item>
              <text:list-item>
                <text:p text:style-name="P100"><text:span text:style-name="T161">−</text:span><text:span text:style-name="T122"> 18 </text:span><text:span text:style-name="T142">÷</text:span><text:span text:style-name="T117"> </text:span><text:span text:style-name="_5f_Correction_5f_surligné"><text:span text:style-name="T195">3</text:span></text:span><text:span text:style-name="T117"> </text:span><text:span text:style-name="_5f_signe"><text:span text:style-name="T181">=</text:span></text:span><text:span text:style-name="T117"> </text:span><text:span text:style-name="T160">−</text:span><text:span text:style-name="T117"> 6</text:span></text:p>
              </text:list-item>
              <text:list-item>
                <text:p text:style-name="P101"><text:span text:style-name="T181"><text:tab/>25 </text:span><text:span text:style-name="T134">÷</text:span><text:span text:style-name="T181"> </text:span><text:span text:style-name="_5f_pointillés_20_gris"><text:span text:style-name="T86">(</text:span></text:span><text:span text:style-name="_5f_pointillés_20_gris"><text:span text:style-name="T84">−</text:span></text:span><text:span text:style-name="_5f_pointillés_20_gris"><text:span text:style-name="T86">5)</text:span></text:span><text:span text:style-name="T181"> </text:span><text:span text:style-name="_5f_signe"><text:span text:style-name="T181">=</text:span></text:span><text:span text:style-name="T181"> </text:span><text:span text:style-name="T156">−</text:span><text:span text:style-name="T117"> </text:span><text:span text:style-name="T181">5<text:tab/></text:span></text:p>
              </text:list-item>
              <text:list-item>
                <text:p text:style-name="P102"><text:span text:style-name="T152">−</text:span><text:span text:style-name="T111"> 42 </text:span><text:span text:style-name="T132">÷</text:span><text:span text:style-name="T111"> </text:span><text:span text:style-name="_5f_pointillés_20_gris"><text:span text:style-name="T88">(</text:span></text:span><text:span text:style-name="_5f_pointillés_20_gris"><text:span text:style-name="T89">−</text:span></text:span><text:span text:style-name="_5f_pointillés_20_gris"><text:span text:style-name="T88">7)</text:span></text:span><text:span text:style-name="_5f_pointillés_20_gris"><text:span text:style-name="T117"><text:tab/></text:span></text:span><text:span text:style-name="T111"> </text:span><text:span text:style-name="_5f_signe">=</text:span><text:span text:style-name="T111"> 6</text:span></text:p>
              </text:list-item>
              <text:list-item>
                <text:p text:style-name="P103"><text:span text:style-name="T156">− </text:span><text:span text:style-name="T125">16 </text:span><text:span text:style-name="T137">÷</text:span><text:span text:style-name="T127"> </text:span><text:span text:style-name="_5f_pointillés_20_gris"><text:span text:style-name="T88">(</text:span></text:span><text:span text:style-name="_5f_pointillés_20_gris"><text:span text:style-name="T89">−</text:span></text:span><text:span text:style-name="_5f_pointillés_20_gris"><text:span text:style-name="T88">0,5)</text:span></text:span><text:span text:style-name="_5f_pointillés_20_gris"><text:span text:style-name="T55"> </text:span></text:span><text:span text:style-name="_5f_signe"><text:span text:style-name="T181">= </text:span></text:span><text:span text:style-name="T125">32</text:span></text:p>
              </text:list-item>
              <text:list-item>
                <text:p text:style-name="P103"><text:span text:style-name="_5f_pointillés_20_gris"><text:span text:style-name="T89">−</text:span></text:span><text:span text:style-name="_5f_pointillés_20_gris"><text:span text:style-name="T88">250</text:span></text:span><text:span text:style-name="_5f_pointillés_20_gris"><text:span text:style-name="T55"> </text:span></text:span><text:span text:style-name="T137">÷ </text:span><text:span text:style-name="T125">2,5</text:span><text:span text:style-name="_5f_pointillés_20_gris"><text:span text:style-name="T117"><text:tab/> </text:span></text:span><text:span text:style-name="_5f_signe"><text:span text:style-name="T181">=</text:span></text:span><text:span text:style-name="_5f_signe"><text:span text:style-name="T125"> </text:span></text:span><text:span text:style-name="T156">− </text:span><text:span text:style-name="T125">100</text:span></text:p>
              </text:list-item>
              <text:list-item>
                <text:p text:style-name="P111"><text:span text:style-name="_5f_pointillés_20_gris"><text:span text:style-name="T84">−</text:span></text:span><text:span text:style-name="_5f_pointillés_20_gris"><text:span text:style-name="T86">125</text:span></text:span><text:span text:style-name="T120"> </text:span><text:span text:style-name="T143">÷</text:span><text:span text:style-name="T19"> 25<text:tab/> </text:span><text:span text:style-name="_5f_signe"><text:span text:style-name="T184">=</text:span></text:span><text:span text:style-name="T19"> </text:span><text:span text:style-name="T164">−</text:span><text:span text:style-name="T19"> 5</text:span></text:p>
              </text:list-item>
              <text:list-item>
                <text:p text:style-name="P100"><text:span text:style-name="_5f_Correction_5f_surligné"><text:span text:style-name="T196">500</text:span></text:span><text:span text:style-name="_5f_pointillés_20_gris"><text:span text:style-name="T113"> </text:span></text:span><text:span text:style-name="T145">÷</text:span><text:span text:style-name="T14"> 5<text:tab/> </text:span><text:span text:style-name="_5f_signe"><text:span text:style-name="T151">=</text:span></text:span><text:span text:style-name="T14"> 100</text:span></text:p>
              </text:list-item>
              <text:list-item>
                <text:p text:style-name="P101"><text:span text:style-name="_5f_pointillés_20_gris"><text:span text:style-name="T108">−</text:span></text:span><text:span text:style-name="_5f_pointillés_20_gris"><text:span text:style-name="T97">100</text:span></text:span><text:span text:style-name="_5f_pointillés_20_gris"><text:span text:style-name="T128"> </text:span></text:span><text:span text:style-name="T138">÷ </text:span><text:span text:style-name="T148">(</text:span><text:span text:style-name="T155">−</text:span><text:span text:style-name="T115"> </text:span><text:span text:style-name="T14">1)<text:tab/> </text:span><text:span text:style-name="_5f_signe"><text:span text:style-name="T151">= </text:span></text:span><text:span text:style-name="T148">100</text:span></text:p>
              </text:list-item>
              <text:list-item>
                <text:p text:style-name="P100"><text:span text:style-name="_5f_Correction_5f_surligné"><text:span text:style-name="T196">1</text:span></text:span><text:span text:style-name="_5f_Correction_5f_surligné"><text:span text:style-name="T228"> </text:span></text:span><text:span text:style-name="_5f_Correction_5f_surligné"><text:span text:style-name="T196">600</text:span></text:span><text:span text:style-name="_5f_pointillés_20_gris"><text:span text:style-name="T120"> </text:span></text:span><text:span text:style-name="T143">÷</text:span><text:span text:style-name="T146"> </text:span><text:span text:style-name="T19">(</text:span><text:span text:style-name="T164">−</text:span><text:span text:style-name="T166"> </text:span><text:span text:style-name="T120">20)</text:span><text:span text:style-name="T129"><text:tab/></text:span><text:span text:style-name="T24"> </text:span><text:span text:style-name="_5f_signe"><text:span text:style-name="T184">=</text:span></text:span><text:span text:style-name="_5f_signe"><text:span text:style-name="T129"> </text:span></text:span><text:span text:style-name="T164">−</text:span><text:span text:style-name="T25"> </text:span><text:span text:style-name="T19">80</text:span></text:p>
              </text:list-item>
              <text:list-item>
                <text:p text:style-name="P112"><text:span text:style-name="_5f_pointillés_20_gris"><text:span text:style-name="T84">−</text:span></text:span><text:span text:style-name="_5f_pointillés_20_gris"><text:span text:style-name="T86">245</text:span></text:span><text:span text:style-name="_5f_pointillés_20_gris"><text:span text:style-name="T52"> </text:span></text:span><text:span text:style-name="T142">÷ </text:span><text:span text:style-name="T119">(</text:span><text:span text:style-name="T163">− </text:span><text:span text:style-name="T119">7) </text:span><text:span text:style-name="_5f_signe"><text:span text:style-name="T188">= </text:span></text:span><text:span text:style-name="T119">35</text:span></text:p>
              </text:list-item>
            </text:list>
          </text:list-item>
        </text:list>
      </text:section>
      <text:list xml:id="list151720599153997" text:continue-list="list151721221453827" text:style-name="Num_5f_Exo">
        <text:list-item>
          <text:h text:style-name="P63" text:outline-level="1"> Complète le tableau.</text:h>
        </text:list-item>
      </text:list>
      <table:table table:name="Tableau5" table:style-name="Tableau5">
        <table:table-column table:style-name="Tableau5.A" table:number-columns-repeated="3"/>
        <table:table-column table:style-name="Tableau5.D" table:number-columns-repeated="2"/>
        <table:table-column table:style-name="Tableau5.F"/>
        <table:table-row table:style-name="TableLine1960264008928">
          <table:table-cell table:style-name="Tableau5.A1" office:value-type="string">
            <text:p text:style-name="P34">a</text:p>
          </table:table-cell>
          <table:table-cell table:style-name="Tableau5.A1" office:value-type="string">
            <text:p text:style-name="P34">b</text:p>
          </table:table-cell>
          <table:table-cell table:style-name="Tableau5.A1" office:value-type="string">
            <text:p text:style-name="P34">c</text:p>
          </table:table-cell>
          <table:table-cell table:style-name="Tableau5.A1" office:value-type="string">
            <text:p text:style-name="P38"><draw:frame draw:style-name="fr7" draw:name="Objet2" text:anchor-type="as-char" svg:width="0.753cm" svg:height="0.986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5.A1" office:value-type="string">
            <text:p text:style-name="P38"><text:span text:style-name="T212">(</text:span><text:span text:style-name="T165">─</text:span><text:span text:style-name="T131">c</text:span><text:span text:style-name="T212">)</text:span><text:span text:style-name="T213"> </text:span><text:span text:style-name="T197">÷</text:span><text:span text:style-name="T213"> </text:span><text:span text:style-name="T131">b</text:span></text:p>
          </table:table-cell>
          <table:table-cell table:style-name="Tableau5.F1" office:value-type="string">
            <text:p text:style-name="P38"><draw:frame draw:style-name="fr7" draw:name="Objet4" text:anchor-type="as-char" svg:width="1.104cm" svg:height="0.986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  <table:table-row table:style-name="TableLine1960264014096">
          <table:table-cell table:style-name="Tableau5.C5" office:value-type="string">
            <text:p text:style-name="P44"><text:span text:style-name="T152">─</text:span>2</text:p>
          </table:table-cell>
          <table:table-cell table:style-name="Tableau5.C5" office:value-type="string">
            <text:p text:style-name="P45">4</text:p>
          </table:table-cell>
          <table:table-cell table:style-name="Tableau5.C5" office:value-type="string">
            <text:p text:style-name="P45">12</text:p>
          </table:table-cell>
          <table:table-cell table:style-name="Tableau5.E5" office:value-type="string">
            <text:p text:style-name="P57"><text:span text:style-name="_5f_Correction_5f_surligné">0,5</text:span></text:p>
          </table:table-cell>
          <table:table-cell table:style-name="Tableau5.E5" office:value-type="string">
            <text:p text:style-name="P95"><text:span text:style-name="_5f_pointillés_20_gris"><text:span text:style-name="T108">−</text:span></text:span><text:span text:style-name="_5f_Correction_5f_surligné">3</text:span></text:p>
          </table:table-cell>
          <table:table-cell table:style-name="Tableau5.F5" office:value-type="string">
            <text:p text:style-name="P95"><text:span text:style-name="_5f_pointillés_20_gris"><text:span text:style-name="T108">−</text:span></text:span><text:span text:style-name="_5f_Correction_5f_surligné">6</text:span></text:p>
          </table:table-cell>
        </table:table-row>
        <table:table-row table:style-name="TableLine1960264026064">
          <table:table-cell table:style-name="Tableau5.C5" office:value-type="string">
            <text:p text:style-name="P44"><text:span text:style-name="T152">─</text:span>8</text:p>
          </table:table-cell>
          <table:table-cell table:style-name="Tableau5.C5" office:value-type="string">
            <text:p text:style-name="P44"><text:span text:style-name="T152">─</text:span>1</text:p>
          </table:table-cell>
          <table:table-cell table:style-name="Tableau5.C5" office:value-type="string">
            <text:p text:style-name="P45"><text:span text:style-name="T152">─</text:span>6,4</text:p>
          </table:table-cell>
          <table:table-cell table:style-name="Tableau5.E5" office:value-type="string">
            <text:p text:style-name="P96"><text:span text:style-name="_5f_pointillés_20_gris"><text:span text:style-name="T108">−</text:span></text:span><text:span text:style-name="_5f_Correction_5f_surligné">8</text:span></text:p>
          </table:table-cell>
          <table:table-cell table:style-name="Tableau5.E5" office:value-type="string">
            <text:p text:style-name="P95"><text:span text:style-name="_5f_pointillés_20_gris"><text:span text:style-name="T108">−</text:span></text:span><text:span text:style-name="_5f_Correction_5f_surligné">6,4</text:span></text:p>
          </table:table-cell>
          <table:table-cell table:style-name="Tableau5.F5" office:value-type="string">
            <text:p text:style-name="P56"><text:span text:style-name="_5f_Correction_5f_surligné">0,8</text:span></text:p>
          </table:table-cell>
        </table:table-row>
        <table:table-row table:style-name="TableLine1960264023344">
          <table:table-cell table:style-name="Tableau5.A4" office:value-type="string">
            <text:p text:style-name="P45">3</text:p>
          </table:table-cell>
          <table:table-cell table:style-name="Tableau5.C4" office:value-type="string">
            <text:p text:style-name="P45"><text:span text:style-name="T152">─</text:span>1,5</text:p>
          </table:table-cell>
          <table:table-cell table:style-name="Tableau5.C4" office:value-type="string">
            <text:p text:style-name="P45">15</text:p>
          </table:table-cell>
          <table:table-cell table:style-name="Tableau5.E4" office:value-type="string">
            <text:p text:style-name="P56"><text:span text:style-name="_5f_Correction_5f_surligné">2</text:span></text:p>
          </table:table-cell>
          <table:table-cell table:style-name="Tableau5.E4" office:value-type="string">
            <text:p text:style-name="P56"><text:span text:style-name="_5f_Correction_5f_surligné">10</text:span></text:p>
          </table:table-cell>
          <table:table-cell table:style-name="Tableau5.F4" office:value-type="string">
            <text:p text:style-name="P56"><text:span text:style-name="_5f_Correction_5f_surligné">5</text:span></text:p>
          </table:table-cell>
        </table:table-row>
        <table:table-row table:style-name="TableLine1960264026608">
          <table:table-cell table:style-name="Tableau5.C5" office:value-type="string">
            <text:p text:style-name="P46"><text:span text:style-name="T153">─</text:span><text:span text:style-name="T210">1</text:span></text:p>
          </table:table-cell>
          <table:table-cell table:style-name="Tableau5.C5" office:value-type="string">
            <text:p text:style-name="P47">5</text:p>
          </table:table-cell>
          <table:table-cell table:style-name="Tableau5.C5" office:value-type="string">
            <text:p text:style-name="P46"><text:span text:style-name="T153">─</text:span><text:span text:style-name="T210">2</text:span></text:p>
          </table:table-cell>
          <table:table-cell table:style-name="Tableau5.E5" office:value-type="string">
            <text:p text:style-name="P56"><text:span text:style-name="_5f_Correction_5f_surligné"><text:span text:style-name="T224">0,</text:span></text:span><text:span text:style-name="_5f_Correction_5f_surligné">2</text:span></text:p>
          </table:table-cell>
          <table:table-cell table:style-name="Tableau5.E5" office:value-type="string">
            <text:p text:style-name="P58"><text:span text:style-name="_5f_Correction_5f_surligné"><text:span text:style-name="T224">0,4</text:span></text:span></text:p>
          </table:table-cell>
          <table:table-cell table:style-name="Tableau5.F5" office:value-type="string">
            <text:p text:style-name="P58"><text:span text:style-name="_5f_Correction_5f_surligné"><text:span text:style-name="T224">2</text:span></text:span></text:p>
          </table:table-cell>
        </table:table-row>
      </table:table>
      <text:list xml:id="list151719970629962" text:continue-numbering="true" text:style-name="Num_5f_Exo">
        <text:list-item>
          <text:h text:style-name="P64" text:outline-level="1"><text:soft-page-break/><text:span text:style-name="T215">Coche</text:span><text:span text:style-name="T181"> </text:span><text:span text:style-name="T192">pour donner </text:span><text:span text:style-name="T181">le signe </text:span><text:span text:style-name="T215">de chaque</text:span><text:span text:style-name="T181"> quotient.</text:span></text:h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row table:style-name="Tableau6.1">
          <table:table-cell table:style-name="Tableau6.A1" office:value-type="string">
            <text:p text:style-name="P25"/>
          </table:table-cell>
          <table:table-cell table:style-name="Tableau6.B1" office:value-type="string">
            <text:p text:style-name="P28"><text:span text:style-name="T208">Q</text:span>uotient</text:p>
          </table:table-cell>
          <table:table-cell table:style-name="Tableau6.B1" office:value-type="string">
            <text:p text:style-name="P28"><text:span text:style-name="T208">P</text:span>ositif</text:p>
          </table:table-cell>
          <table:table-cell table:style-name="Tableau6.D1" office:value-type="string">
            <text:p text:style-name="P28"><text:span text:style-name="T208">N</text:span>égatif</text:p>
          </table:table-cell>
        </table:table-row>
        <table:table-row table:style-name="Tableau6.2">
          <table:table-cell table:style-name="Tableau6.A1" office:value-type="string">
            <text:list xml:id="list151721345920877" text:continue-list="list151721034394216" text:style-name="liste_5f_abc">
              <text:list-item text:start-value="1">
                <text:p text:style-name="P75"/>
              </text:list-item>
            </text:list>
          </table:table-cell>
          <table:table-cell table:style-name="Tableau6.B2" office:value-type="string">
            <text:p text:style-name="P32"><draw:frame draw:style-name="fr5" draw:name="Objet41" text:anchor-type="as-char" svg:width="2.14cm" svg:height="0.88cm" draw:z-index="34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6.C2" office:value-type="string">
            <text:p text:style-name="P27"/>
          </table:table-cell>
          <table:table-cell table:style-name="Tableau6.D2" office:value-type="string">
            <text:p text:style-name="P53"><text:span text:style-name="_5f_Correction_5f_surligné"><text:span text:style-name="T220">✗</text:span></text:span></text:p>
          </table:table-cell>
        </table:table-row>
        <table:table-row table:style-name="Tableau6.2">
          <table:table-cell table:style-name="Tableau6.A1" office:value-type="string">
            <text:list xml:id="list151721567349996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4" office:value-type="string">
            <text:p text:style-name="P32"><draw:frame draw:style-name="fr5" draw:name="Objet42" text:anchor-type="as-char" svg:width="2.297cm" svg:height="0.88cm" draw:z-index="35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6.C7" office:value-type="string">
            <text:p text:style-name="P53"><text:span text:style-name="_5f_Correction_5f_surligné"><text:span text:style-name="T220">✗</text:span></text:span></text:p>
          </table:table-cell>
          <table:table-cell table:style-name="Tableau6.D7" office:value-type="string">
            <text:p text:style-name="P27"/>
            <text:p text:style-name="P27"/>
          </table:table-cell>
        </table:table-row>
        <table:table-row table:style-name="Tableau6.2">
          <table:table-cell table:style-name="Tableau6.A1" office:value-type="string">
            <text:list xml:id="list151719593414595" text:continue-numbering="true" text:style-name="liste_5f_abc">
              <text:list-item>
                <text:p text:style-name="P76"/>
              </text:list-item>
            </text:list>
          </table:table-cell>
          <table:table-cell table:style-name="Tableau6.B4" office:value-type="string">
            <text:p text:style-name="P32"><draw:frame draw:style-name="fr5" draw:name="Objet22" text:anchor-type="as-char" svg:width="3.044cm" svg:height="0.875cm" draw:z-index="36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6.C7" office:value-type="string">
            <text:p text:style-name="P54"><text:span text:style-name="_5f_Correction_5f_surligné"><text:span text:style-name="T220">✗</text:span></text:span></text:p>
          </table:table-cell>
          <table:table-cell table:style-name="Tableau6.D7" office:value-type="string">
            <text:p text:style-name="P53"><text:span text:style-name="_5f_Correction_5f_surligné"><text:span text:style-name="T220"/></text:span></text:p>
          </table:table-cell>
        </table:table-row>
        <table:table-row table:style-name="Tableau6.2">
          <table:table-cell table:style-name="Tableau6.A1" office:value-type="string">
            <text:list xml:id="list151721071404670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7" text:anchor-type="as-char" svg:width="2.977cm" svg:height="0.88cm" draw:z-index="3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6.C7" office:value-type="string">
            <text:p text:style-name="P27"/>
          </table:table-cell>
          <table:table-cell table:style-name="Tableau6.D7" office:value-type="string">
            <text:p text:style-name="P53"><text:span text:style-name="_5f_Correction_5f_surligné"><text:span text:style-name="T220">✗</text:span></text:span></text:p>
          </table:table-cell>
        </table:table-row>
        <table:table-row table:style-name="Tableau6.2">
          <table:table-cell table:style-name="Tableau6.A1" office:value-type="string">
            <text:list xml:id="list151721351755066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36" text:anchor-type="as-char" svg:width="2.14cm" svg:height="0.88cm" draw:z-index="3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6.C7" office:value-type="string">
            <text:p text:style-name="P53"><text:span text:style-name="_5f_Correction_5f_surligné"><text:span text:style-name="T220"/></text:span></text:p>
          </table:table-cell>
          <table:table-cell table:style-name="Tableau6.D7" office:value-type="string">
            <text:p text:style-name="P27"/>
            <text:p text:style-name="P54"><text:span text:style-name="_5f_Correction_5f_surligné"><text:span text:style-name="T220">✗</text:span></text:span></text:p>
          </table:table-cell>
        </table:table-row>
        <table:table-row table:style-name="Tableau6.2">
          <table:table-cell table:style-name="Tableau6.A1" office:value-type="string">
            <text:list xml:id="list151720236575627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7" office:value-type="string">
            <text:p text:style-name="P32"><draw:frame draw:style-name="fr5" draw:name="Objet37" text:anchor-type="as-char" svg:width="1.642cm" svg:height="0.875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6.C7" office:value-type="string">
            <text:p text:style-name="P53"><text:span text:style-name="_5f_Correction_5f_surligné"><text:span text:style-name="T220">✗</text:span></text:span></text:p>
          </table:table-cell>
          <table:table-cell table:style-name="Tableau6.D7" office:value-type="string">
            <text:p text:style-name="P27"/>
          </table:table-cell>
        </table:table-row>
        <table:table-row table:style-name="Tableau6.2">
          <table:table-cell table:style-name="Tableau6.A1" office:value-type="string">
            <text:list xml:id="list151720319730098" text:continue-numbering="true" text:style-name="liste_5f_abc">
              <text:list-item>
                <text:p text:style-name="P75"/>
              </text:list-item>
            </text:list>
          </table:table-cell>
          <table:table-cell table:style-name="Tableau6.B8" office:value-type="string">
            <text:p text:style-name="P32"><draw:frame draw:style-name="fr5" draw:name="Objet38" text:anchor-type="as-char" svg:width="3.362cm" svg:height="0.88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6.C8" office:value-type="string">
            <text:p text:style-name="P54"><text:span text:style-name="_5f_Correction_5f_surligné"><text:span text:style-name="T220">✗</text:span></text:span></text:p>
          </table:table-cell>
          <table:table-cell table:style-name="Tableau6.D8" office:value-type="string">
            <text:p text:style-name="P53"><text:span text:style-name="_5f_Correction_5f_surligné"><text:span text:style-name="T220"/></text:span></text:p>
          </table:table-cell>
        </table:table-row>
      </table:table>
      <text:list xml:id="list151720113392290" text:continue-list="list151719970629962" text:style-name="Num_5f_Exo">
        <text:list-item>
          <text:h text:style-name="P65" text:outline-level="1"><text:span text:style-name="T209"> C</text:span>alcule.</text:h>
        </text:list-item>
      </text:list>
      <text:section text:style-name="Sect2" text:name="Section9">
        <text:list xml:id="list151720849989943" text:continue-numbering="true" text:style-name="Num_5f_Exo">
          <text:list-item>
            <text:list>
              <text:list-header>
                <text:p text:style-name="P77"><text:span text:style-name="_5f_pointillés_20_gris"><text:span text:style-name="T27">A </text:span></text:span><text:span text:style-name="_5f_signe"><text:span text:style-name="T202"></text:span></text:span><text:span text:style-name="T202"><draw:frame draw:style-name="fr5" draw:name="Objet14" text:anchor-type="as-char" svg:width="2.14cm" svg:height="0.88cm" draw:z-index="55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      <text:p text:style-name="P93"><text:span text:style-name="_5f_pointillés_20_gris"><text:span text:style-name="T28">A </text:span></text:span><text:span text:style-name="_5f_signe"><text:span text:style-name="T205">=</text:span></text:span><text:span text:style-name="_5f_pointillés_20_gris"><draw:frame draw:style-name="fr6" draw:name="Objet64" text:anchor-type="as-char" svg:width="0.975cm" svg:height="0.87cm" draw:z-index="80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      <text:p text:style-name="P104"><text:span text:style-name="_5f_Correction_5f_surligné"><text:span text:style-name="T167">A = </text:span></text:span><text:span text:style-name="_5f_pointillés_20_gris"><text:span text:style-name="T69">−</text:span></text:span><text:span text:style-name="_5f_Correction_5f_surligné"><text:span text:style-name="T167">3,3</text:span></text:span></text:p>
                <text:p text:style-name="P81"><text:span text:style-name="_5f_pointillés_20_gris"><text:span text:style-name="T27">B </text:span></text:span><text:span text:style-name="_5f_signe"><text:span text:style-name="T202"></text:span></text:span><text:span text:style-name="T202"><draw:frame draw:style-name="fr5" draw:name="Objet21" text:anchor-type="as-char" svg:width="2.792cm" svg:height="0.875cm" draw:z-index="56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  <text:p text:style-name="P78"><text:span text:style-name="_5f_pointillés_20_gris"><text:span text:style-name="T28">B </text:span></text:span><text:span text:style-name="_5f_signe"><text:span text:style-name="T205">=</text:span></text:span><text:span text:style-name="_5f_pointillés_20_gris"><draw:frame draw:style-name="fr6" draw:name="Objet67" text:anchor-type="as-char" svg:width="1.72cm" svg:height="0.87cm" draw:z-index="8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          <text:p text:style-name="P79"><text:span text:style-name="_5f_pointillés_20_gris"><text:span text:style-name="T28">B </text:span></text:span><text:span text:style-name="_5f_signe"><text:span text:style-name="T205">=</text:span></text:span><text:span text:style-name="_5f_pointillés_20_gris"><draw:frame draw:style-name="fr6" draw:name="Objet68" text:anchor-type="as-char" svg:width="0.771cm" svg:height="0.87cm" draw:z-index="8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      <text:p text:style-name="P104"><text:span text:style-name="_5f_Correction_5f_surligné"><text:span text:style-name="T167">B = </text:span></text:span><text:span text:style-name="_5f_pointillés_20_gris"><text:span text:style-name="T69">−</text:span></text:span><text:span text:style-name="_5f_Correction_5f_surligné"><text:span text:style-name="T167">0,75</text:span></text:span></text:p>
                <text:p text:style-name="P77"><text:span text:style-name="_5f_pointillés_20_gris"><text:span text:style-name="T27">C </text:span></text:span><text:span text:style-name="_5f_signe"><text:span text:style-name="T202"></text:span></text:span><text:span text:style-name="T202"><draw:frame draw:style-name="fr5" draw:name="Objet23" text:anchor-type="as-char" svg:width="2.642cm" svg:height="0.875cm" draw:z-index="57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      <text:p text:style-name="P78"><text:span text:style-name="_5f_pointillés_20_gris"><text:span text:style-name="T28">C </text:span></text:span><text:span text:style-name="_5f_signe"><text:span text:style-name="T205">=</text:span></text:span><text:span text:style-name="_5f_signe"><text:span text:style-name="T202"><draw:frame draw:style-name="fr6" draw:name="Objet43" text:anchor-type="as-char" svg:width="1.445cm" svg:height="0.87cm" draw:z-index="83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_5f_signe"><text:span text:style-name="T205">=</text:span></text:span><text:span text:style-name="_5f_signe"><text:span text:style-name="T202"><draw:frame draw:style-name="fr6" draw:name="Objet44" text:anchor-type="as-char" svg:width="0.566cm" svg:height="0.87cm" draw:z-index="84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35"><text:span text:style-name="_5f_Correction_5f_surligné"><text:span text:style-name="T174">C = 1,6</text:span></text:span></text:p>
        <text:list xml:id="list151721321399089" text:continue-numbering="true" text:style-name="Num_5f_Exo">
          <text:list-item>
            <text:list>
              <text:list-header>
                <text:p text:style-name="P81"><text:span text:style-name="_5f_pointillés_20_gris"><text:span text:style-name="T27">D </text:span></text:span><text:span text:style-name="_5f_signe"><text:span text:style-name="T90"></text:span></text:span><text:span text:style-name="T90"><draw:frame draw:style-name="fr5" draw:name="Objet26" text:anchor-type="as-char" svg:width="3.323cm" svg:height="0.907cm" draw:z-index="61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  <text:p text:style-name="P82"><text:span text:style-name="_5f_pointillés_20_gris"><text:span text:style-name="T28">D </text:span></text:span><text:span text:style-name="_5f_signe"><text:span text:style-name="T91">=</text:span></text:span><text:span text:style-name="_5f_pointillés_20_gris"><draw:frame draw:style-name="fr6" draw:name="Objet50" text:anchor-type="as-char" svg:width="1.007cm" svg:height="0.87cm" draw:z-index="85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      <text:p text:style-name="P82"><text:span text:style-name="_5f_pointillés_20_gris"><text:span text:style-name="T28">D </text:span></text:span><text:span text:style-name="_5f_signe"><text:span text:style-name="T91">=</text:span></text:span><text:span text:style-name="_5f_pointillés_20_gris"><text:span text:style-name="T202"><draw:frame draw:style-name="fr6" draw:name="Objet51" text:anchor-type="as-char" svg:width="0.716cm" svg:height="0.87cm" draw:z-index="86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/text:p>
                <text:p text:style-name="P105"><text:span text:style-name="_5f_Correction_5f_surligné"><text:span text:style-name="T216">D </text:span></text:span><text:span text:style-name="_5f_Correction_5f_surligné"><text:span text:style-name="T217">= </text:span></text:span><text:span text:style-name="_5f_Correction_5f_surligné"><text:span text:style-name="T82">0</text:span></text:span><text:span text:style-name="_5f_Correction_5f_surligné"><text:span text:style-name="T83">,</text:span></text:span><text:span text:style-name="_5f_Correction_5f_surligné"><text:span text:style-name="T82">1</text:span></text:span></text:p>
              </text:list-header>
            </text:list>
          </text:list-item>
        </text:list>
      </text:section>
      <text:list xml:id="list151721152208625" text:continue-numbering="true" text:style-name="Num_5f_Exo">
        <text:list-item>
          <text:h text:style-name="P66" text:outline-level="1"> Donne une valeur approchée au centième.</text:h>
        </text:list-item>
      </text:list>
      <text:section text:style-name="Sect2" text:name="Section6">
        <text:list xml:id="list151721409671951" text:continue-list="list151720319730098" text:style-name="liste_5f_abc">
          <text:list-item text:start-value="1">
            <text:p text:style-name="P127"><text:span text:style-name="_5f_pointillés_20_gris"><text:span text:style-name="T40">(</text:span></text:span><text:span text:style-name="_5f_pointillés_20_gris"><text:span text:style-name="T58">─</text:span></text:span><text:span text:style-name="_5f_pointillés_20_gris"><text:span text:style-name="T40">1) </text:span></text:span><text:span text:style-name="_5f_pointillés_20_gris"><text:span text:style-name="T56">÷</text:span></text:span><text:span text:style-name="_5f_pointillés_20_gris"><text:span text:style-name="T40"> 3</text:span></text:span><text:span text:style-name="_5f_pointillés_20_gris"><text:span text:style-name="T41"> </text:span></text:span><text:span text:style-name="_5f_Symbole"><text:span text:style-name="T176">≈</text:span></text:span><text:span text:style-name="_5f_pointillés_20_gris"><text:span text:style-name="T114"> </text:span></text:span><text:span text:style-name="_5f_pointillés_20_gris"><text:span text:style-name="T69">−</text:span></text:span><text:span text:style-name="_5f_Correction_5f_surligné"><text:span text:style-name="T177">0,33</text:span></text:span></text:p>
          </text:list-item>
          <text:list-item>
            <text:p text:style-name="P126"><text:span text:style-name="_5f_pointillés_20_gris"><text:span text:style-name="T41">(</text:span></text:span><text:span text:style-name="_5f_pointillés_20_gris"><text:span text:style-name="T58">─</text:span></text:span><text:span text:style-name="_5f_pointillés_20_gris"><text:span text:style-name="T41">5) </text:span></text:span><text:span text:style-name="_5f_pointillés_20_gris"><text:span text:style-name="T56">÷</text:span></text:span><text:span text:style-name="_5f_pointillés_20_gris"><text:span text:style-name="T41"> (</text:span></text:span><text:span text:style-name="_5f_pointillés_20_gris"><text:span text:style-name="T58">─</text:span></text:span><text:span text:style-name="_5f_pointillés_20_gris"><text:span text:style-name="T41">11) </text:span></text:span><text:span text:style-name="_5f_Symbole"><text:span text:style-name="T176">≈</text:span></text:span><text:span text:style-name="_5f_pointillés_20_gris"><text:span text:style-name="T178"> </text:span></text:span><text:span text:style-name="_5f_Correction_5f_surligné"><text:span text:style-name="T177">0,45</text:span></text:span></text:p>
          </text:list-item>
          <text:list-item>
            <text:p text:style-name="P127"><text:span text:style-name="_5f_pointillés_20_gris"><text:span text:style-name="T41">47 </text:span></text:span><text:span text:style-name="_5f_pointillés_20_gris"><text:span text:style-name="T56">÷</text:span></text:span><text:span text:style-name="_5f_pointillés_20_gris"><text:span text:style-name="T41"> (</text:span></text:span><text:span text:style-name="_5f_pointillés_20_gris"><text:span text:style-name="T58">─</text:span></text:span><text:span text:style-name="_5f_pointillés_20_gris"><text:span text:style-name="T41">23) </text:span></text:span><text:span text:style-name="_5f_Symbole"><text:span text:style-name="T176">≈</text:span></text:span><text:span text:style-name="_5f_pointillés_20_gris"><text:span text:style-name="T178"> </text:span></text:span><text:span text:style-name="_5f_pointillés_20_gris"><text:span text:style-name="T70">−</text:span></text:span><text:span text:style-name="_5f_Correction_5f_surligné"><text:span text:style-name="T177">2,04</text:span></text:span></text:p>
          </text:list-item>
          <text:list-item>
            <text:p text:style-name="P83"><draw:frame draw:style-name="fr5" draw:name="Objet13" text:anchor-type="as-char" svg:width="1.124cm" svg:height="0.87cm" draw:z-index="50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_5f_pointillés_20_gris"><text:span text:style-name="T42"> </text:span></text:span><text:span text:style-name="_5f_Symbole"><text:span text:style-name="T176">≈</text:span></text:span><text:span text:style-name="_5f_pointillés_20_gris"><text:span text:style-name="T114"> </text:span></text:span><text:span text:style-name="_5f_Correction_5f_surligné"><text:span text:style-name="T177">3,31</text:span></text:span></text:p>
          </text:list-item>
          <text:list-item>
            <text:p text:style-name="P85"><draw:frame draw:style-name="fr5" draw:name="Objet27" text:anchor-type="as-char" svg:width="1.251cm" svg:height="0.87cm" draw:z-index="47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_5f_pointillés_20_gris"><text:span text:style-name="T42"> </text:span></text:span><text:span text:style-name="_5f_Symbole"><text:span text:style-name="T176">≈</text:span></text:span><text:span text:style-name="_5f_pointillés_20_gris"><text:span text:style-name="T114"> </text:span></text:span><text:span text:style-name="_5f_pointillés_20_gris"><text:span text:style-name="T69">−</text:span></text:span><text:span text:style-name="_5f_Correction_5f_surligné"><text:span text:style-name="T177">2,43</text:span></text:span></text:p>
          </text:list-item>
          <text:list-item>
            <text:p text:style-name="P84"><draw:frame draw:style-name="fr5" draw:name="Objet28" text:anchor-type="as-char" svg:width="0.293cm" svg:height="0.87cm" draw:z-index="49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_5f_pointillés_20_gris"><text:span text:style-name="T41"> </text:span></text:span><text:span text:style-name="_5f_Symbole"><text:span text:style-name="T176">≈</text:span></text:span><text:span text:style-name="_5f_pointillés_20_gris"><text:span text:style-name="T114"> </text:span></text:span><text:span text:style-name="_5f_Correction_5f_surligné"><text:span text:style-name="T68">0,6</text:span></text:span></text:p>
          </text:list-item>
          <text:list-item>
            <text:p text:style-name="P87"><text:span text:style-name="_5f_pointillés_20_gris"><text:span text:style-name="T41">1,3 </text:span></text:span><text:span text:style-name="_5f_pointillés_20_gris"><text:span text:style-name="T56">÷</text:span></text:span><text:span text:style-name="_5f_pointillés_20_gris"><text:span text:style-name="T41"> 0,7</text:span></text:span><text:span text:style-name="_5f_pointillés_20_gris"><text:span text:style-name="T42"> </text:span></text:span><text:span text:style-name="_5f_Symbole"><text:span text:style-name="T176">≈</text:span></text:span><text:span text:style-name="_5f_pointillés_20_gris"><text:span text:style-name="T114"> </text:span></text:span><text:span text:style-name="_5f_Correction_5f_surligné"><text:span text:style-name="T177">1,86</text:span></text:span></text:p>
          </text:list-item>
          <text:list-item>
            <text:p text:style-name="P127"><text:span text:style-name="_5f_pointillés_20_gris"><text:span text:style-name="T26">2,9 </text:span></text:span><text:span text:style-name="_5f_pointillés_20_gris"><text:span text:style-name="T57">÷</text:span></text:span><text:span text:style-name="_5f_pointillés_20_gris"><text:span text:style-name="T26"> (</text:span></text:span><text:span text:style-name="_5f_pointillés_20_gris"><text:span text:style-name="T30">─</text:span></text:span><text:span text:style-name="_5f_pointillés_20_gris"><text:span text:style-name="T26">6)</text:span></text:span><text:span text:style-name="_5f_pointillés_20_gris"><text:span text:style-name="T41"> </text:span></text:span><text:span text:style-name="_5f_Symbole"><text:span text:style-name="T176">≈</text:span></text:span><text:span text:style-name="_5f_pointillés_20_gris"><text:span text:style-name="T79"> </text:span></text:span><text:span text:style-name="_5f_pointillés_20_gris"><text:span text:style-name="T70">−</text:span></text:span><text:span text:style-name="_5f_Correction_5f_surligné"><text:span text:style-name="T180">0,48</text:span></text:span></text:p>
          </text:list-item>
          <text:list-item>
            <text:p text:style-name="P128"><text:span text:style-name="_5f_pointillés_20_gris"><text:span text:style-name="T58">─</text:span></text:span><text:span text:style-name="_5f_pointillés_20_gris"><text:span text:style-name="T41">9,5 </text:span></text:span><text:span text:style-name="_5f_pointillés_20_gris"><text:span text:style-name="T56">÷</text:span></text:span><text:span text:style-name="_5f_pointillés_20_gris"><text:span text:style-name="T41"> 7</text:span></text:span><text:span text:style-name="_5f_pointillés_20_gris"><text:span text:style-name="T42"> </text:span></text:span><text:span text:style-name="_5f_Symbole"><text:span text:style-name="T176">≈</text:span></text:span><text:span text:style-name="_5f_pointillés_20_gris"><text:span text:style-name="T114"> </text:span></text:span><text:span text:style-name="_5f_pointillés_20_gris"><text:span text:style-name="T69">−</text:span></text:span><text:span text:style-name="_5f_Correction_5f_surligné"><text:span text:style-name="T177">1,36</text:span></text:span></text:p>
          </text:list-item>
          <text:list-item>
            <text:p text:style-name="P72"><draw:frame draw:style-name="fr5" draw:name="Objet8" text:anchor-type="as-char" svg:width="0.767cm" svg:height="0.87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_5f_pointillés_20_gris"><text:span text:style-name="T41"> </text:span></text:span><text:span text:style-name="_5f_Symbole"><text:span text:style-name="T176">≈</text:span></text:span><text:span text:style-name="T116"> </text:span><text:span text:style-name="_5f_Correction_5f_surligné"><text:span text:style-name="T179">0,36</text:span></text:span></text:p>
          </text:list-item>
          <text:list-item>
            <text:p text:style-name="P85"><draw:frame draw:style-name="fr5" draw:name="Objet10" text:anchor-type="as-char" svg:width="0.767cm" svg:height="0.87cm" draw:z-index="43"><draw:object xlink:href="./Object 40" xlink:type="simple" xlink:show="embed" xlink:actuate="onLoad"/><draw:image xlink:href="./ObjectReplacements/Object 40" xlink:type="simple" xlink:show="embed" xlink:actuate="onLoad"/><svg:desc>formule</svg:desc></draw:frame><text:span text:style-name="_5f_pointillés_20_gris"><text:span text:style-name="T42"> </text:span></text:span><text:span text:style-name="_5f_Symbole"><text:span text:style-name="T176">≈</text:span></text:span><text:span text:style-name="_5f_pointillés_20_gris"><text:span text:style-name="T114"> </text:span></text:span><text:span text:style-name="_5f_pointillés_20_gris"><text:span text:style-name="T69">−</text:span></text:span><text:span text:style-name="_5f_Correction_5f_surligné"><text:span text:style-name="T177">0,58</text:span></text:span></text:p>
          </text:list-item>
          <text:list-item>
            <text:p text:style-name="P86"><draw:frame draw:style-name="fr5" draw:name="Objet12" text:anchor-type="as-char" svg:width="0.543cm" svg:height="0.87cm" draw:z-index="45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_5f_pointillés_20_gris"><text:span text:style-name="T41"> </text:span></text:span><text:span text:style-name="_5f_Symbole"><text:span text:style-name="T176">≈</text:span></text:span><text:span text:style-name="T114"> </text:span><text:span text:style-name="_5f_Correction_5f_surligné"><text:span text:style-name="T177">0,14</text:span></text:span></text:p>
          </text:list-item>
        </text:list>
      </text:section>
      <text:list xml:id="list151721530708656" text:continue-list="list151721152208625" text:style-name="Num_5f_Exo">
        <text:list-item>
          <text:h text:style-name="P59" text:outline-level="1"><text:span text:style-name="Bold_5f_niv3"><text:span text:style-name="T150"> </text:span></text:span><text:span text:style-name="Bold_5f_niv2"><text:span text:style-name="T149">Petits problèmes de signes</text:span></text:span></text:h>
        </text:list-item>
      </text:list>
      <text:list xml:id="list151721067018699" text:continue-list="list151721409671951" text:style-name="liste_5f_abc">
        <text:list-item>
          <text:list>
            <text:list-item>
              <text:list>
                <text:list-item text:start-value="1">
                  <text:p text:style-name="P88">Quel est le signe de <text:span text:style-name="T130">a</text:span> sachant que le quotient <draw:frame draw:style-name="fr5" draw:name="Objet45" text:anchor-type="as-char" svg:width="1.981cm" svg:height="0.956cm" draw:z-index="27"><draw:object xlink:href="./Object 44" xlink:type="simple" xlink:show="embed" xlink:actuate="onLoad"/><draw:image xlink:href="./ObjectReplacements/Object 44" xlink:type="simple" xlink:show="embed" xlink:actuate="onLoad"/><svg:desc>formule</svg:desc></draw:frame><text:s/>est positif ?</text:p>
                </text:list-item>
              </text:list>
            </text:list-item>
          </text:list>
        </text:list-item>
      </text:list>
      <text:list xml:id="list8511872336035578038" text:style-name="_5f_Numérotation_20_des_20_exercices_20_livrets">
        <text:list-item>
          <text:list>
            <text:list-header>
              <text:p text:style-name="P130"><text:span text:style-name="_5f_Correction_5f_surligné"><text:span text:style-name="T167"><draw:frame draw:style-name="fr6" draw:name="Objet79" text:anchor-type="as-char" svg:width="2.274cm" svg:height="0.945cm" draw:z-index="67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_5f_Correction_5f_surligné"><text:span text:style-name="T167">est positif, il contient </text:span></text:span><text:span text:style-name="_5f_Correction_5f_surligné"><text:span text:style-name="T78">donc</text:span></text:span><text:span text:style-name="_5f_Correction_5f_surligné"><text:span text:style-name="T167"> un nombre pair de nombres négatifs : </text:span></text:span><text:span text:style-name="_5f_pointillés_20_gris"><text:span text:style-name="T71">(</text:span></text:span><text:span text:style-name="_5f_pointillés_20_gris"><text:span text:style-name="T80">−</text:span></text:span><text:span text:style-name="_5f_pointillés_20_gris"><text:span text:style-name="T71"> </text:span></text:span><text:span text:style-name="_5f_pointillés_20_gris"><text:span text:style-name="T74">a</text:span></text:span><text:span text:style-name="_5f_pointillés_20_gris"><text:span text:style-name="T71">) est positif et </text:span></text:span><text:span text:style-name="_5f_pointillés_20_gris"><text:span text:style-name="T74">a</text:span></text:span><text:span text:style-name="_5f_pointillés_20_gris"><text:span text:style-name="T71"> est négatif.</text:span></text:span></text:p>
            </text:list-header>
          </text:list>
        </text:list-item>
      </text:list>
      <text:list xml:id="list151719943747168" text:continue-list="list151721067018699" text:style-name="liste_5f_abc">
        <text:list-item>
          <text:list>
            <text:list-item>
              <text:list>
                <text:list-item>
                  <text:p text:style-name="P89">Quel est le signe de <text:span text:style-name="T130">a</text:span> sachant que le quotient <draw:frame draw:style-name="fr5" draw:name="Objet46" text:anchor-type="as-char" svg:width="2.198cm" svg:height="0.956cm" draw:z-index="28"><draw:object xlink:href="./Object 45" xlink:type="simple" xlink:show="embed" xlink:actuate="onLoad"/><draw:image xlink:href="./ObjectReplacements/Object 45" xlink:type="simple" xlink:show="embed" xlink:actuate="onLoad"/><svg:desc>formule</svg:desc></draw:frame><text:s/>est positif ?</text:p>
                </text:list-item>
              </text:list>
            </text:list-item>
          </text:list>
        </text:list-item>
      </text:list>
      <text:list xml:id="list151721542850621" text:continue-list="list8511872336035578038" text:style-name="_5f_Numérotation_20_des_20_exercices_20_livrets">
        <text:list-item>
          <text:list>
            <text:list-header>
              <text:p text:style-name="P129"><text:span text:style-name="_5f_Correction_5f_surligné"><text:span text:style-name="T175"><draw:frame draw:style-name="fr6" draw:name="Objet80" text:anchor-type="as-char" svg:width="2.374cm" svg:height="0.945cm" draw:z-index="6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_5f_Correction_5f_surligné"><text:span text:style-name="T175">est positif, il contient </text:span></text:span><text:span text:style-name="_5f_Correction_5f_surligné"><text:span text:style-name="T77">donc</text:span></text:span><text:span text:style-name="_5f_Correction_5f_surligné"><text:span text:style-name="T175"> un nombre pair de nombres négatifs : </text:span></text:span><text:span text:style-name="_5f_pointillés_20_gris"><text:span text:style-name="T72">(</text:span></text:span><text:span text:style-name="_5f_pointillés_20_gris"><text:span text:style-name="T80">−</text:span></text:span><text:span text:style-name="_5f_pointillés_20_gris"><text:span text:style-name="T72"> </text:span></text:span><text:span text:style-name="_5f_pointillés_20_gris"><text:span text:style-name="T75">a</text:span></text:span><text:span text:style-name="_5f_pointillés_20_gris"><text:span text:style-name="T72">) est négatif et </text:span></text:span><text:span text:style-name="_5f_pointillés_20_gris"><text:span text:style-name="T75">a</text:span></text:span><text:span text:style-name="_5f_pointillés_20_gris"><text:span text:style-name="T72"> est positif.</text:span></text:span></text:p>
            </text:list-header>
          </text:list>
        </text:list-item>
      </text:list>
      <text:list xml:id="list151721352471125" text:continue-list="list151719943747168" text:style-name="liste_5f_abc">
        <text:list-item>
          <text:list>
            <text:list-item>
              <text:list>
                <text:list-item>
                  <text:p text:style-name="P118">Sachant que <text:span text:style-name="T130">a</text:span> est négatif et que <text:span text:style-name="T130">b</text:span> est positif, quel est le signe de <draw:frame draw:style-name="fr5" draw:name="Objet74" text:anchor-type="as-char" svg:width="2.653cm" svg:height="1.005cm" draw:z-index="29"><draw:object xlink:href="./Object 46" xlink:type="simple" xlink:show="embed" xlink:actuate="onLoad"/><draw:image xlink:href="./ObjectReplacements/Object 46" xlink:type="simple" xlink:show="embed" xlink:actuate="onLoad"/><svg:desc>formule</svg:desc></draw:frame> ?</text:p>
                </text:list-item>
              </text:list>
            </text:list-item>
          </text:list>
        </text:list-item>
      </text:list>
      <text:list xml:id="list151720802673382" text:continue-list="list151721542850621" text:style-name="_5f_Numérotation_20_des_20_exercices_20_livrets">
        <text:list-item>
          <text:list>
            <text:list-header>
              <text:p text:style-name="P94"><text:span text:style-name="_5f_pointillés_20_gris"><text:span text:style-name="T102">a</text:span></text:span><text:span text:style-name="_5f_pointillés_20_gris"><text:span text:style-name="T106"> </text:span></text:span><text:span text:style-name="_5f_pointillés_20_gris"><text:span text:style-name="T47">est négatif</text:span></text:span><text:span text:style-name="_5f_pointillés_20_gris"><text:span text:style-name="T106"> : </text:span></text:span><text:span text:style-name="_5f_pointillés_20_gris"><text:span text:style-name="T108">−</text:span></text:span><text:span text:style-name="_5f_pointillés_20_gris"><text:span text:style-name="T99">2</text:span></text:span><text:span text:style-name="_5f_pointillés_20_gris"><text:span text:style-name="T103">a</text:span></text:span><text:span text:style-name="_5f_pointillés_20_gris"><text:span text:style-name="T29"> et </text:span></text:span><text:span text:style-name="_5f_pointillés_20_gris"><text:span text:style-name="T108">−</text:span></text:span><text:span text:style-name="_5f_pointillés_20_gris"><text:span text:style-name="T103">a</text:span></text:span><text:span text:style-name="_5f_pointillés_20_gris"><text:span text:style-name="T100"> sont positifs.</text:span></text:span></text:p>
            </text:list-header>
          </text:list>
          <text:p text:style-name="P94"><text:span text:style-name="_5f_pointillés_20_gris"><text:span text:style-name="T103">b </text:span></text:span><text:span text:style-name="_5f_pointillés_20_gris"><text:span text:style-name="T45">est positif</text:span></text:span><text:span text:style-name="_5f_pointillés_20_gris"><text:span text:style-name="T100"> : </text:span></text:span><text:span text:style-name="_5f_pointillés_20_gris"><text:span text:style-name="T108">−</text:span></text:span><text:span text:style-name="_5f_pointillés_20_gris"><text:span text:style-name="T103">b</text:span></text:span><text:span text:style-name="_5f_pointillés_20_gris"><text:span text:style-name="T100"> </text:span></text:span><text:span text:style-name="_5f_pointillés_20_gris"><text:span text:style-name="T45">est négatif</text:span></text:span><text:span text:style-name="_5f_pointillés_20_gris"><text:span text:style-name="T100"> et </text:span></text:span><text:span text:style-name="_5f_pointillés_20_gris"><text:span text:style-name="T84">−</text:span></text:span><text:span text:style-name="_5f_pointillés_20_gris"><text:span text:style-name="T86">3 </text:span></text:span><text:span text:style-name="_5f_pointillés_20_gris"><text:span text:style-name="T67">×</text:span></text:span><text:span text:style-name="_5f_pointillés_20_gris"><text:span text:style-name="T107"> </text:span></text:span><text:span text:style-name="_5f_pointillés_20_gris"><text:span text:style-name="T86">(</text:span></text:span><text:span text:style-name="_5f_pointillés_20_gris"><text:span text:style-name="T84">−</text:span></text:span><text:span text:style-name="_5f_pointillés_20_gris"><text:span text:style-name="T105">b</text:span></text:span><text:span text:style-name="_5f_pointillés_20_gris"><text:span text:style-name="T86">) </text:span></text:span><text:span text:style-name="_5f_pointillés_20_gris"><text:span text:style-name="T53">est positif</text:span></text:span><text:span text:style-name="_5f_pointillés_20_gris"><text:span text:style-name="T86">. </text:span></text:span><text:span text:style-name="_5f_pointillés_20_gris"><text:span text:style-name="T87">Le numérateur est </text:span></text:span><text:span text:style-name="_5f_pointillés_20_gris"><text:span text:style-name="T53">la somme de deux nombres positifs, il est donc positif. Le dénominateur, lui, est négatif. </text:span></text:span><text:span text:style-name="_5f_pointillés_20_gris"><text:span text:style-name="T66">Le quotient est négatif.</text:span></text:span></text:p>
        </text:list-item>
      </text:list>
      <text:list xml:id="list151721173413177" text:continue-list="list151721352471125" text:style-name="liste_5f_abc">
        <text:list-item>
          <text:list>
            <text:list-item>
              <text:list>
                <text:list-item>
                  <text:p text:style-name="P119">Sachant que <text:span text:style-name="T130">a</text:span> et <text:span text:style-name="T130">b</text:span> sont négatifs, quel est le signe de <draw:frame draw:style-name="fr5" draw:name="Objet75" text:anchor-type="as-char" svg:width="1.475cm" svg:height="0.997cm" draw:z-index="30"><draw:object xlink:href="./Object 47" xlink:type="simple" xlink:show="embed" xlink:actuate="onLoad"/><draw:image xlink:href="./ObjectReplacements/Object 47" xlink:type="simple" xlink:show="embed" xlink:actuate="onLoad"/><svg:desc>formule</svg:desc></draw:frame> ?</text:p>
                </text:list-item>
              </text:list>
            </text:list-item>
          </text:list>
        </text:list-item>
      </text:list>
      <text:list xml:id="list151719841329091" text:continue-list="list151720802673382" text:style-name="_5f_Numérotation_20_des_20_exercices_20_livrets">
        <text:list-item>
          <text:list>
            <text:list-header>
              <text:p text:style-name="P91"><text:span text:style-name="_5f_pointillés_20_gris"><text:span text:style-name="T103">ab</text:span></text:span><text:span text:style-name="_5f_pointillés_20_gris"><text:span text:style-name="T92"> </text:span></text:span><text:span text:style-name="_5f_pointillés_20_gris"><text:span text:style-name="T45">est positif </text:span></text:span><text:span text:style-name="_5f_pointillés_20_gris"><text:span text:style-name="T92">et </text:span></text:span><text:span text:style-name="_5f_pointillés_20_gris"><text:span text:style-name="T103">ab</text:span></text:span><text:span text:style-name="_5f_pointillés_20_gris"><text:span text:style-name="T92"> </text:span></text:span><text:span text:style-name="_5f_pointillés_20_gris"><text:span text:style-name="T45">× </text:span></text:span><text:span text:style-name="_5f_pointillés_20_gris"><text:span text:style-name="T92">7 </text:span></text:span><text:span text:style-name="_5f_pointillés_20_gris"><text:span text:style-name="T45">est positif</text:span></text:span><text:span text:style-name="_5f_pointillés_20_gris"><text:span text:style-name="T92">.</text:span></text:span></text:p>
            </text:list-header>
          </text:list>
          <text:p text:style-name="P92"><text:span text:style-name="_5f_pointillés_20_gris"><text:span text:style-name="T101">(</text:span></text:span><text:span text:style-name="_5f_pointillés_20_gris"><text:span text:style-name="T109">−</text:span></text:span><text:span text:style-name="_5f_pointillés_20_gris"><text:span text:style-name="T104">a</text:span></text:span><text:span text:style-name="_5f_pointillés_20_gris"><text:span text:style-name="T101">)</text:span></text:span><text:span text:style-name="_5f_pointillés_20_gris"><text:span text:style-name="T101">×</text:span></text:span><text:span text:style-name="_5f_pointillés_20_gris"><text:span text:style-name="T104">b</text:span></text:span><text:span text:style-name="_5f_pointillés_20_gris"><text:span text:style-name="T101"> </text:span></text:span><text:span text:style-name="_5f_pointillés_20_gris"><text:span text:style-name="T101">= </text:span></text:span><text:span text:style-name="_5f_pointillés_20_gris"><text:span text:style-name="T109">−</text:span></text:span><text:span text:style-name="_5f_pointillés_20_gris"><text:span text:style-name="T104">a</text:span></text:span><text:span text:style-name="_5f_pointillés_20_gris"><text:span text:style-name="T101">×</text:span></text:span><text:span text:style-name="_5f_pointillés_20_gris"><text:span text:style-name="T104">b</text:span></text:span><text:span text:style-name="_5f_pointillés_20_gris"><text:span text:style-name="T101"> </text:span></text:span><text:span text:style-name="_5f_pointillés_20_gris"><text:span text:style-name="T45">est négatif</text:span></text:span><text:span text:style-name="_5f_pointillés_20_gris"><text:span text:style-name="T100">.</text:span></text:span></text:p>
          <text:list text:continue-numbering="true">
            <text:list-header>
              <text:p text:style-name="P91"><text:span text:style-name="_5f_pointillés_20_gris"><text:span text:style-name="T73">Le quotient est négatif.</text:span></text:span></text:p>
            </text:list-header>
          </text:list>
        </text:list-item>
      </text:list>
      <text:list xml:id="list151720594653507" text:continue-list="list151721530708656" text:style-name="Num_5f_Exo">
        <text:list-item>
          <text:h text:style-name="P67" text:outline-level="1"><text:span text:style-name="_5f_pointillés_20_gris"><text:s/></text:span><text:span text:style-name="_5f_pointillés_20_gris"><text:span text:style-name="T43">Voici un programme de calcul.</text:span></text:span></text:h>
        </text:list-item>
      </text:list>
      <text:p text:style-name="P138"><text:span text:style-name="T199">• </text:span>Choisi<text:span text:style-name="T93">r</text:span> un nombre.<text:line-break/><text:span text:style-name="T199">• </text:span>Augmenter le nombre de <text:span text:style-name="T64">─</text:span>5.<text:line-break/><text:span text:style-name="T199">• </text:span>Multiplier le résultat par 4.<text:line-break/><text:span text:style-name="T199">• </text:span><text:span text:style-name="T93">Soustraire </text:span><text:span text:style-name="T95">le double du nombre choisi au départ</text:span><text:span text:style-name="T93">.</text:span> </text:p>
      <text:p text:style-name="P138"><text:span text:style-name="T199">• </text:span><text:span text:style-name="T94">Diviser le résultat par</text:span><text:span text:style-name="T212"> </text:span><text:span text:style-name="T64">─</text:span><text:span text:style-name="T95">2</text:span>.<text:line-break/><text:span text:style-name="T199">• </text:span><text:span text:style-name="T94">Ajouter</text:span><text:span text:style-name="T93"> </text:span><text:span text:style-name="T65">─</text:span><text:span text:style-name="T94">10</text:span><text:span text:style-name="T93">.</text:span></text:p>
      <text:list xml:id="list151720377396268" text:continue-list="list151721173413177" text:style-name="liste_5f_abc">
        <text:list-item text:start-value="1">
          <text:p text:style-name="P90">Applique ce programme de calcul à <text:span text:style-name="T44">12</text:span> et <text:span text:style-name="T63">─</text:span>3.</text:p>
        </text:list-item>
      </text:list>
      <text:p text:style-name="P43"><text:span text:style-name="_5f_pointillés_20_gris"><draw:frame draw:style-name="fr1" draw:name="Cadre11" text:anchor-type="as-char" svg:y="-4.269cm" svg:width="9.16cm" draw:z-index="37"><draw:text-box fo:min-height="3.307cm"><text:section text:style-name="Sect2" text:name="Section5"><text:p text:style-name="P106"><text:span text:style-name="_5f_Correction_5f_surligné"><text:span text:style-name="T225">12 + (</text:span></text:span><text:span text:style-name="_5f_pointillés_20_gris"><text:span text:style-name="T85">−</text:span></text:span><text:span text:style-name="_5f_Correction_5f_surligné"><text:span text:style-name="T225">5 ) = 7</text:span></text:span></text:p><text:p text:style-name="P106"><text:span text:style-name="_5f_Correction_5f_surligné"><text:span text:style-name="T200">7 </text:span></text:span><text:span text:style-name="_5f_pointillés_20_gris"><text:span text:style-name="T98">×</text:span></text:span><text:span text:style-name="_5f_Correction_5f_surligné"><text:span text:style-name="T200"> 4 </text:span></text:span><text:span text:style-name="_5f_Correction_5f_surligné"><text:span text:style-name="T225">= </text:span></text:span><text:span text:style-name="_5f_Correction_5f_surligné"><text:span text:style-name="T200">28</text:span></text:span></text:p><text:p text:style-name="P106"><text:span text:style-name="_5f_Correction_5f_surligné"><text:span text:style-name="T200">28 </text:span></text:span><text:span text:style-name="_5f_pointillés_20_gris"><text:span text:style-name="T85">−</text:span></text:span><text:span text:style-name="_5f_Correction_5f_surligné"><text:span text:style-name="T200"> 2 </text:span></text:span><text:span text:style-name="_5f_pointillés_20_gris"><text:span text:style-name="T98">×</text:span></text:span><text:span text:style-name="_5f_Correction_5f_surligné"><text:span text:style-name="T200"> 12 = 4</text:span></text:span></text:p><text:p text:style-name="P106"><text:span text:style-name="_5f_Correction_5f_surligné"><text:span text:style-name="T200">4 </text:span></text:span><text:span text:style-name="_5f_Correction_5f_surligné"><text:span text:style-name="T226">÷</text:span></text:span><text:span text:style-name="_5f_Correction_5f_surligné"><text:span text:style-name="T200"> (</text:span></text:span><text:span text:style-name="_5f_pointillés_20_gris"><text:span text:style-name="T85">−</text:span></text:span><text:span text:style-name="_5f_Correction_5f_surligné"><text:span text:style-name="T200">2) = </text:span></text:span><text:span text:style-name="_5f_pointillés_20_gris"><text:span text:style-name="T85">−</text:span></text:span><text:span text:style-name="_5f_Correction_5f_surligné"><text:span text:style-name="T200">2</text:span></text:span></text:p><text:p text:style-name="P106"><text:span text:style-name="_5f_pointillés_20_gris"><text:span text:style-name="T85">−</text:span></text:span><text:span text:style-name="_5f_Correction_5f_surligné"><text:span text:style-name="T200">2 + (</text:span></text:span><text:span text:style-name="_5f_pointillés_20_gris"><text:span text:style-name="T85">−</text:span></text:span><text:span text:style-name="_5f_Correction_5f_surligné"><text:span text:style-name="T200">10) = </text:span></text:span><text:span text:style-name="_5f_pointillés_20_gris"><text:span text:style-name="T85">−</text:span></text:span><text:span text:style-name="_5f_Correction_5f_surligné"><text:span text:style-name="T200">12</text:span></text:span></text:p><text:p text:style-name="P97"><text:span text:style-name="_5f_pointillés_20_gris"><text:span text:style-name="T26">Le résultat est</text:span></text:span><text:span text:style-name="_5f_pointillés_20_gris"> </text:span><text:span text:style-name="_5f_pointillés_20_gris"><text:span text:style-name="T108">−</text:span></text:span><text:span text:style-name="_5f_Correction_5f_surligné"><text:span text:style-name="T76">12</text:span></text:span></text:p><text:p text:style-name="P106"><text:span text:style-name="_5f_pointillés_20_gris"><text:span text:style-name="T85">−</text:span></text:span><text:span text:style-name="_5f_Correction_5f_surligné"><text:span text:style-name="T225">3 + (</text:span></text:span><text:span text:style-name="_5f_pointillés_20_gris"><text:span text:style-name="T85">−</text:span></text:span><text:span text:style-name="_5f_Correction_5f_surligné"><text:span text:style-name="T225">5 ) = </text:span></text:span><text:span text:style-name="_5f_pointillés_20_gris"><text:span text:style-name="T85">−</text:span></text:span><text:span text:style-name="_5f_Correction_5f_surligné"><text:span text:style-name="T225">8</text:span></text:span></text:p><text:p text:style-name="P106"><text:span text:style-name="_5f_Correction_5f_surligné"><text:span text:style-name="T200">(</text:span></text:span><text:span text:style-name="_5f_pointillés_20_gris"><text:span text:style-name="T85">−</text:span></text:span><text:span text:style-name="_5f_Correction_5f_surligné"><text:span text:style-name="T200">8) </text:span></text:span><text:span text:style-name="_5f_pointillés_20_gris"><text:span text:style-name="T98">×</text:span></text:span><text:span text:style-name="_5f_Correction_5f_surligné"><text:span text:style-name="T200"> 4 </text:span></text:span><text:span text:style-name="_5f_Correction_5f_surligné"><text:span text:style-name="T225">= </text:span></text:span><text:span text:style-name="_5f_pointillés_20_gris"><text:span text:style-name="T85">−</text:span></text:span><text:span text:style-name="_5f_Correction_5f_surligné"><text:span text:style-name="T200">32</text:span></text:span></text:p><text:p text:style-name="P106"><text:span text:style-name="_5f_pointillés_20_gris"><text:span text:style-name="T85">−</text:span></text:span><text:span text:style-name="_5f_Correction_5f_surligné"><text:span text:style-name="T200">32 </text:span></text:span><text:span text:style-name="_5f_pointillés_20_gris"><text:span text:style-name="T85">−</text:span></text:span><text:span text:style-name="_5f_Correction_5f_surligné"><text:span text:style-name="T200"> 2 </text:span></text:span><text:span text:style-name="_5f_pointillés_20_gris"><text:span text:style-name="T98">×</text:span></text:span><text:span text:style-name="_5f_Correction_5f_surligné"><text:span text:style-name="T200"> (</text:span></text:span><text:span text:style-name="_5f_pointillés_20_gris"><text:span text:style-name="T85">−</text:span></text:span><text:span text:style-name="_5f_Correction_5f_surligné"><text:span text:style-name="T200">3) = </text:span></text:span><text:span text:style-name="_5f_pointillés_20_gris"><text:span text:style-name="T85">−</text:span></text:span><text:span text:style-name="_5f_Correction_5f_surligné"><text:span text:style-name="T200">26</text:span></text:span></text:p><text:p text:style-name="P106"><text:span text:style-name="_5f_pointillés_20_gris"><text:span text:style-name="T85">−</text:span></text:span><text:span text:style-name="_5f_Correction_5f_surligné"><text:span text:style-name="T200">26 </text:span></text:span><text:span text:style-name="_5f_Correction_5f_surligné"><text:span text:style-name="T226">÷</text:span></text:span><text:span text:style-name="_5f_Correction_5f_surligné"><text:span text:style-name="T200"> (</text:span></text:span><text:span text:style-name="_5f_pointillés_20_gris"><text:span text:style-name="T85">−</text:span></text:span><text:span text:style-name="_5f_Correction_5f_surligné"><text:span text:style-name="T200">2) = 13</text:span></text:span></text:p><text:p text:style-name="P106"><text:span text:style-name="_5f_Correction_5f_surligné"><text:span text:style-name="T200">13 + (</text:span></text:span><text:span text:style-name="_5f_pointillés_20_gris"><text:span text:style-name="T85">−</text:span></text:span><text:span text:style-name="_5f_Correction_5f_surligné"><text:span text:style-name="T200">10) = 3</text:span></text:span></text:p><text:p text:style-name="P36"><text:span text:style-name="_5f_pointillés_20_gris"><text:span text:style-name="T62">Le résultat est</text:span></text:span><text:span text:style-name="_5f_pointillés_20_gris"><text:span text:style-name="T168"> </text:span></text:span><text:span text:style-name="_5f_Correction_5f_surligné"><text:span text:style-name="T76">3</text:span></text:span></text:p></text:section></draw:text-box></draw:frame></text:span></text:p>
      <text:list xml:id="list151721415238990" text:continue-numbering="true" text:style-name="liste_5f_abc">
        <text:list-item>
          <text:p text:style-name="P80">Que remarques-tu ?</text:p>
        </text:list-item>
      </text:list>
      <text:list xml:id="list151721303120552" text:continue-list="list151720148218973" text:style-name="_5f_Numérotation_20_des_20_exercices_20_livrets">
        <text:list-item>
          <text:list>
            <text:list-header>
              <text:p text:style-name="P68"><text:span text:style-name="_5f_Correction_5f_surligné"><text:span text:style-name="T219">Dans ces deux cas, o</text:span></text:span><text:span text:style-name="_5f_Correction_5f_surligné"><text:span text:style-name="T218">n obtient l’opposé du nombre de départ.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6" svg:font-family="OpenSymbol" style:font-adornments="Roman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5" svg:font-family="OpenSymbol" style:font-adornments="Gras" style:font-pitch="variable" style:font-charset="x-symbol"/>
    <style:font-face style:name="OpenSymbol1" svg:font-family="OpenSymbol" style:font-adornments="Oblique" style:font-pitch="variable" style:font-charset="x-symbol"/>
    <style:font-face style:name="OpenSymbol2" svg:font-family="OpenSymbol"/>
    <style:font-face style:name="OpenSymbol4" svg:font-family="OpenSymbol" style:font-adornments="Roman"/>
    <style:font-face style:name="Symbol" svg:font-family="Symbol" style:font-adornments="Roman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variant="normal" fo:text-transform="none" fo:color="#d7e12c" loext:opacity="100%" style:font-name="Bitstream Vera Sans" fo:font-size="16pt" fo:font-style="normal" fo:text-shadow="none" fo:font-weight="bold" officeooo:rsid="0049a2cd" officeooo:paragraph-rsid="00203b1d" style:font-size-asian="16pt" style:font-style-asian="normal" style:font-size-complex="16pt" style:font-style-complex="normal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03b1d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0ed451"/>
    </style:style>
    <style:style style:name="MT7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8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33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4</text:span></text:p></draw:text-box></draw:frame><draw:line text:anchor-type="paragraph" draw:z-index="48" draw:name="Forme3" draw:style-name="Mgr3" draw:text-style-name="MP24" svg:x1="12.834cm" svg:y1="0.36cm" svg:x2="20.496cm" svg:y2="0.36cm"><text:p/></draw:line>Diviser deux nombres relatifs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53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0</text:page-number></text:p></draw:text-box></draw:frame><text:p text:style-name="MP29">Nombres <text:span text:style-name="MT6">relatifs</text:span> • A<text:span text:style-name="MT7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9T15:17:19.079000000</dc:date>
    <meta:editing-duration>P1DT14H35M38S</meta:editing-duration>
    <meta:editing-cycles>107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5" meta:image-count="0" meta:object-count="66" meta:page-count="3" meta:paragraph-count="254" meta:word-count="988" meta:character-count="4010" meta:non-whitespace-character-count="2896"/>
  </office:meta>
</office:document-meta>
</file>

<file path=Object 1/content.xml><?xml version="1.0" encoding="utf-8"?>
<math xmlns="http://www.w3.org/1998/Math/MathML" display="block">
  <semantics>
    <mfrac>
      <mrow>
        <mo stretchy="false">−</mo>
        <mn>30</mn>
      </mrow>
      <mrow>
        <mo stretchy="false">−</mo>
        <mn>4</mn>
      </mrow>
    </mfrac>
    <annotation encoding="StarMath 5.0">{-30} over {- 4}</annotation>
  </semantics>
</math>
</file>

<file path=Object 10/content.xml><?xml version="1.0" encoding="utf-8"?>
<math xmlns="http://www.w3.org/1998/Math/MathML" display="block">
  <semantics>
    <mstyle mathsize="10pt">
      <mfrac>
        <mn>12</mn>
        <mrow>
          <mo stretchy="false">−</mo>
          <mn>4</mn>
        </mrow>
      </mfrac>
    </mstyle>
    <annotation encoding="StarMath 5.0">size 10{{{12} over {- 4}}}</annotation>
  </semantics>
</math>
</file>

<file path=Object 11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15</mn>
      </mfrac>
    </mstyle>
    <annotation encoding="StarMath 5.0">size 10{{{-45} over {15}}}</annotation>
  </semantics>
</math>
</file>

<file path=Object 12/content.xml><?xml version="1.0" encoding="utf-8"?>
<math xmlns="http://www.w3.org/1998/Math/MathML" display="block">
  <semantics>
    <mstyle mathsize="10pt">
      <mfrac>
        <mrow>
          <mo stretchy="false">−</mo>
          <mn>16</mn>
        </mrow>
        <mrow>
          <mo stretchy="false">−</mo>
          <mn>4</mn>
        </mrow>
      </mfrac>
    </mstyle>
    <annotation encoding="StarMath 5.0">size 10{{-16} over {-4}}
</annotation>
  </semantics>
</math>
</file>

<file path=Object 13/content.xml><?xml version="1.0" encoding="utf-8"?>
<math xmlns="http://www.w3.org/1998/Math/MathML" display="block">
  <semantics>
    <mstyle mathsize="10pt">
      <mfrac>
        <mn>0</mn>
        <mrow>
          <mo stretchy="false">−</mo>
          <mn>4</mn>
        </mrow>
      </mfrac>
    </mstyle>
    <annotation encoding="StarMath 5.0">size 10{{0} over {-4}}
</annotation>
  </semantics>
</math>
</file>

<file path=Object 14/content.xml><?xml version="1.0" encoding="utf-8"?>
<math xmlns="http://www.w3.org/1998/Math/MathML" display="block">
  <semantics>
    <mstyle mathsize="10pt">
      <mfrac>
        <mrow>
          <mo stretchy="false">−</mo>
          <mn>36</mn>
        </mrow>
        <mrow>
          <mo stretchy="false">−</mo>
          <mn>9</mn>
        </mrow>
      </mfrac>
    </mstyle>
    <annotation encoding="StarMath 5.0">size 10{{-36} over {-9}}
</annotation>
  </semantics>
</math>
</file>

<file path=Object 1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</mn>
          </mrow>
          <mn>3</mn>
        </mfrac>
      </mrow>
    </mstyle>
    <annotation encoding="StarMath 5.0">size 10 {-` {{-6} over {3}}}</annotation>
  </semantics>
</math>
</file>

<file path=Object 16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8</mn>
          </mrow>
          <mrow>
            <mo stretchy="false">−</mo>
            <mn>4</mn>
          </mrow>
        </mfrac>
      </mrow>
    </mstyle>
    <annotation encoding="StarMath 5.0">size 10{-`{{-8} over {-4}}}
</annotation>
  </semantics>
</math>
</file>

<file path=Object 1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6</mn>
          </mrow>
          <mrow>
            <mo stretchy="false">−</mo>
            <mn>11</mn>
          </mrow>
        </mfrac>
      </mrow>
    </mstyle>
    <annotation encoding="StarMath 5.0">size 10{-`{{-66} over {-11}}}
</annotation>
  </semantics>
</math>
</file>

<file path=Object 1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72</mn>
          </mrow>
          <mn>9</mn>
        </mfrac>
      </mrow>
    </mstyle>
    <annotation encoding="StarMath 5.0">size 10{-`{{-72} over {9}}}
</annotation>
  </semantics>
</math>
</file>

<file path=Object 19/content.xml><?xml version="1.0" encoding="utf-8"?>
<math xmlns="http://www.w3.org/1998/Math/MathML" display="block">
  <semantics>
    <mstyle mathsize="10pt">
      <mfrac>
        <mrow>
          <mo stretchy="false">−</mo>
          <mn>9</mn>
        </mrow>
        <mrow>
          <mo stretchy="false">−</mo>
          <mn>18</mn>
        </mrow>
      </mfrac>
    </mstyle>
    <annotation encoding="StarMath 5.0">size 10{{{-9} over {-18}}}</annotation>
  </semantics>
</math>
</file>

<file path=Object 2/content.xml><?xml version="1.0" encoding="utf-8"?>
<math xmlns="http://www.w3.org/1998/Math/MathML" display="block">
  <semantics>
    <mfrac>
      <mrow>
        <mo stretchy="false">−</mo>
        <mn>30</mn>
      </mrow>
      <mrow>
        <mo stretchy="false">−</mo>
        <mn>4</mn>
      </mrow>
    </mfrac>
    <annotation encoding="StarMath 5.0">{-30} over {-4}</annotation>
  </semantics>
</math>
</file>

<file path=Object 2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8</mn>
          <mrow>
            <mo stretchy="false">−</mo>
            <mn>2</mn>
          </mrow>
        </mfrac>
      </mrow>
    </mstyle>
    <annotation encoding="StarMath 5.0">size 10{-`{{18} over {-2}}}
</annotation>
  </semantics>
</math>
</file>

<file path=Object 21/content.xml><?xml version="1.0" encoding="utf-8"?>
<math xmlns="http://www.w3.org/1998/Math/MathML" display="block">
  <semantics>
    <mstyle mathsize="10pt">
      <mfrac>
        <mrow>
          <mo stretchy="false">−</mo>
          <mn>9</mn>
        </mrow>
        <mn>2</mn>
      </mfrac>
    </mstyle>
    <annotation encoding="StarMath 5.0">size 10{{-9} over {2}}
</annotation>
  </semantics>
</math>
</file>

<file path=Object 22/content.xml><?xml version="1.0" encoding="utf-8"?>
<math xmlns="http://www.w3.org/1998/Math/MathML" display="block">
  <semantics>
    <mstyle mathsize="10pt">
      <mfrac>
        <mrow>
          <mo stretchy="false">−</mo>
          <mn>14,6</mn>
        </mrow>
        <mrow>
          <mo stretchy="false">−</mo>
          <mn>2</mn>
        </mrow>
      </mfrac>
    </mstyle>
    <annotation encoding="StarMath 5.0">size 10{{{-14,6} over {-2}}}
</annotation>
  </semantics>
</math>
</file>

<file path=Object 23/content.xml><?xml version="1.0" encoding="utf-8"?>
<math xmlns="http://www.w3.org/1998/Math/MathML" display="block">
  <semantics>
    <mstyle mathsize="10pt">
      <mfrac>
        <mn>9,3</mn>
        <mrow>
          <mo stretchy="false">−</mo>
          <mn>3</mn>
        </mrow>
      </mfrac>
    </mstyle>
    <annotation encoding="StarMath 5.0">size 10{{{9,3} over {-3}}}
</annotation>
  </semantics>
</math>
</file>

<file path=Object 24/content.xml><?xml version="1.0" encoding="utf-8"?>
<math xmlns="http://www.w3.org/1998/Math/MathML" display="block">
  <semantics>
    <mstyle mathsize="10pt">
      <mfrac>
        <mrow>
          <mo stretchy="false">−</mo>
          <mn>21,3</mn>
        </mrow>
        <mrow>
          <mo stretchy="false">−</mo>
          <mn>3</mn>
        </mrow>
      </mfrac>
    </mstyle>
    <annotation encoding="StarMath 5.0">size 10{{{-21,3} over {-3}}}
</annotation>
  </semantics>
</math>
</file>

<file path=Object 2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0,7</mn>
        </mfrac>
      </mrow>
    </mstyle>
    <annotation encoding="StarMath 5.0">size 10{-`{{7} over {0,7}}}
</annotation>
  </semantics>
</math>
</file>

<file path=Object 26/content.xml><?xml version="1.0" encoding="utf-8"?>
<math xmlns="http://www.w3.org/1998/Math/MathML" display="block">
  <semantics>
    <mstyle mathsize="10pt">
      <mfrac>
        <mstyle mathsize="12pt">
          <mi>a</mi>
        </mstyle>
        <mrow>
          <mi>–</mi>
          <mstyle mathsize="12pt">
            <mi>b</mi>
          </mstyle>
        </mrow>
      </mfrac>
    </mstyle>
    <annotation encoding="StarMath 5.0">size 10 {{size 12 {a} over {–size 12 {b}}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style mathsize="12pt">
            <mi>c</mi>
          </mstyle>
          <mrow>
            <mi>–</mi>
            <mstyle mathsize="12pt">
              <mi>a</mi>
            </mstyle>
          </mrow>
        </mfrac>
      </mrow>
    </mstyle>
    <annotation encoding="StarMath 5.0">size 10{-`{size 12 {c} over {–size 12 {a}}}}</annotation>
  </semantics>
</math>
</file>

<file path=Object 28/content.xml><?xml version="1.0" encoding="utf-8"?>
<math xmlns="http://www.w3.org/1998/Math/MathML" display="block">
  <semantics>
    <mstyle mathsize="10pt">
      <mfrac>
        <mrow>
          <mn>1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8</mn>
              </mrow>
            </mrow>
            <mo fence="true" stretchy="false">)</mo>
          </mrow>
        </mrow>
      </mfrac>
    </mstyle>
    <annotation encoding="StarMath 5.0">size 10{{{{12}`times `{(-2)}} over {{(-4)}`times` {(-8)}}}}
</annotation>
  </semantics>
</math>
</file>

<file path=Object 29/content.xml><?xml version="1.0" encoding="utf-8"?>
<math xmlns="http://www.w3.org/1998/Math/MathML" display="block">
  <semantics>
    <mstyle mathsize="10pt">
      <mfrac>
        <mrow>
          <mn>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  <mrow>
          <mn>4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7</mn>
              </mrow>
            </mrow>
            <mo fence="true" stretchy="false">)</mo>
          </mrow>
        </mrow>
      </mfrac>
    </mstyle>
    <annotation encoding="StarMath 5.0">size 10{{{{1}`times` {(-2)}`times `{3}} over {{4}`times` {(-7)}}}}
</annotation>
  </semantics>
</math>
</file>

<file path=Object 3/content.xml><?xml version="1.0" encoding="utf-8"?>
<math xmlns="http://www.w3.org/1998/Math/MathML" display="block">
  <semantics>
    <mstyle mathsize="10pt">
      <mfrac>
        <mrow>
          <mstyle mathcolor="red">
            <mrow>
              <mo stretchy="false">+</mo>
              <mspace width="0.5em"/>
            </mrow>
          </mstyle>
          <mn>4</mn>
        </mrow>
        <mrow>
          <mrow>
            <mo stretchy="false">−</mo>
            <mspace width="0.5em"/>
          </mrow>
          <mn>5</mn>
        </mrow>
      </mfrac>
    </mstyle>
    <annotation encoding="StarMath 5.0">size 10 {{ color red+` 4} over { - `5}}</annotation>
  </semantics>
</math>
</file>

<file path=Object 3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row>
              <mo stretchy="false">−</mo>
              <mspace width="0.5em"/>
            </mrow>
            <mn>2,1</mn>
          </mrow>
          <mrow>
            <mrow>
              <mo fence="true" stretchy="false">(</mo>
              <mrow>
                <mrow>
                  <mo stretchy="false">−</mo>
                  <mn>1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4,2</mn>
                </mrow>
              </mrow>
              <mo fence="true" stretchy="false">)</mo>
            </mrow>
          </mrow>
        </mfrac>
      </mrow>
    </mstyle>
    <annotation encoding="StarMath 5.0">size 10{-`{{{-`2,1}} over {{(-12)}`times `{(-4,2)}}}}
</annotation>
  </semantics>
</math>
</file>

<file path=Object 3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4,5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3</mn>
          </mrow>
          <mrow>
            <mrow>
              <mo fence="true" stretchy="false">(</mo>
              <mrow>
                <mrow>
                  <mo stretchy="false">−</mo>
                  <mn>5,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3,8</mn>
          </mrow>
        </mfrac>
      </mrow>
    </mstyle>
    <annotation encoding="StarMath 5.0">size 10{-`{{{4,5}`times` {(-2)}`times `{3}} over {{(-5,2)}`times` {3,8}}}}
</annotation>
  </semantics>
</math>
</file>

<file path=Object 32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{{{{11}`times` {(-3)}} over {{(-5)}`times` {(-4)}}}}
</annotation>
  </semantics>
</math>
</file>

<file path=Object 33/content.xml><?xml version="1.0" encoding="utf-8"?>
<math xmlns="http://www.w3.org/1998/Math/MathML" display="block">
  <semantics>
    <mstyle mathsize="10pt">
      <mfrac>
        <mrow>
          <mrow>
            <mo stretchy="false">−</mo>
            <mn>4</mn>
          </mrow>
          <mrow>
            <mspace width="0.5em"/>
            <mo stretchy="false">×</mo>
            <mspace width="0.5em"/>
          </mrow>
          <mn>2</mn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3</mn>
        </mrow>
      </mfrac>
    </mstyle>
    <annotation encoding="StarMath 5.0">size 10{{{{-4}`times `{2}} over {{(-5)}`times` {3}}}}
</annotation>
  </semantics>
</math>
</file>

<file path=Object 3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11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  <mrow>
            <mn>6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7</mn>
                </mrow>
              </mrow>
              <mo fence="true" stretchy="false">)</mo>
            </mrow>
          </mrow>
        </mfrac>
      </mrow>
    </mstyle>
    <annotation encoding="StarMath 5.0">size 10{-`{{{11}`times `{(-3)}`times` {(-2)}} over {{6}`times `{(-7)}}}}
</annotation>
  </semantics>
</math>
</file>

<file path=Object 35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</mfrac>
    </mstyle>
    <annotation encoding="StarMath 5.0">size 10{{{{11}`times` {(-3)}} over {{(-5)}`times` {(-2)}}}}
</annotation>
  </semantics>
</math>
</file>

<file path=Object 36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row>
          <mrow>
            <mo stretchy="false">−</mo>
            <mn>10</mn>
          </mrow>
          <mrow>
            <mspace width="0.5em"/>
            <mo stretchy="false">×</mo>
            <mspace width="0.5em"/>
          </mrow>
          <mn>4</mn>
        </mrow>
      </mfrac>
    </mstyle>
    <annotation encoding="StarMath 5.0">size 10 {{(-3)` times `2 `times` (-5)} over {{-10} `times` {4}}}</annotation>
  </semantics>
</math>
</file>

<file path=Object 3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7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- `{ 7` times `(-2)` times` 8 } over { 14` times` 5 }}</annotation>
  </semantics>
</math>
</file>

<file path=Object 38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row>
          <mn>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 {{ (-1) ` times` (-2)` times` (-1) } over { 5` times` (-4) }}</annotation>
  </semantics>
</math>
</file>

<file path=Object 39/content.xml><?xml version="1.0" encoding="utf-8"?>
<math xmlns="http://www.w3.org/1998/Math/MathML" display="block">
  <semantics>
    <mstyle mathsize="10pt">
      <mfrac>
        <mrow>
          <mi>–</mi>
          <mn>1</mn>
        </mrow>
        <mrow>
          <mi>–</mi>
          <mn>7</mn>
        </mrow>
      </mfrac>
    </mstyle>
    <annotation encoding="StarMath 5.0">size 10 {{–1} over {–7}}</annotation>
  </semantics>
</math>
</file>

<file path=Object 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style mathcolor="red">
              <mrow>
                <mo stretchy="false">+</mo>
                <mspace width="0.5em"/>
              </mrow>
            </mstyle>
            <mn>14</mn>
          </mrow>
          <mrow>
            <mspace width="0.5em"/>
            <mn>14</mn>
          </mrow>
        </mfrac>
      </mrow>
    </mstyle>
    <annotation encoding="StarMath 5.0">size 10 {-`{ color red+` 14} over {`14}}</annotation>
  </semantics>
</math>
</file>

<file path=Object 40/content.xml><?xml version="1.0" encoding="utf-8"?>
<math xmlns="http://www.w3.org/1998/Math/MathML" display="block">
  <semantics>
    <mstyle mathsize="10pt">
      <mfrac>
        <mn>11</mn>
        <mrow>
          <mi>–</mi>
          <mn>19</mn>
        </mrow>
      </mfrac>
    </mstyle>
    <annotation encoding="StarMath 5.0">size 10 {{11} over {–19}}</annotation>
  </semantics>
</math>
</file>

<file path=Object 41/content.xml><?xml version="1.0" encoding="utf-8"?>
<math xmlns="http://www.w3.org/1998/Math/MathML" display="block">
  <semantics>
    <mstyle mathsize="10pt">
      <mfrac>
        <mrow>
          <mi>–</mi>
          <mn>17</mn>
        </mrow>
        <mrow>
          <mi>–</mi>
          <mn>47</mn>
        </mrow>
      </mfrac>
    </mstyle>
    <annotation encoding="StarMath 5.0">size 10 {{–17} over {–47}}</annotation>
  </semantics>
</math>
</file>

<file path=Object 4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i>–</mi>
            <mn>53</mn>
          </mrow>
          <mn>16</mn>
        </mfrac>
      </mrow>
    </mstyle>
    <annotation encoding="StarMath 5.0">size 10 {-`{–53} over {16}}</annotation>
  </semantics>
</math>
</file>

<file path=Object 4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i>–</mi>
            <mn>1,7</mn>
          </mrow>
          <mrow>
            <mo stretchy="false">−</mo>
            <mn>0,7</mn>
          </mrow>
        </mfrac>
      </mrow>
    </mstyle>
    <annotation encoding="StarMath 5.0">size 10 {-`{–1,7} over {-0,7}}</annotation>
  </semantics>
</math>
</file>

<file path=Object 44/content.xml><?xml version="1.0" encoding="utf-8"?>
<math xmlns="http://www.w3.org/1998/Math/MathML" display="block">
  <semantics>
    <mstyle mathsize="10pt">
      <mfrac>
        <mrow>
          <mn>1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8</mn>
              </mrow>
            </mrow>
            <mo fence="true" stretchy="false">)</mo>
          </mrow>
        </mrow>
      </mfrac>
    </mstyle>
    <annotation encoding="StarMath 5.0">size 10{{{{12}`times `{(-2)}} over {{(-size 12 {a})}`times` {(-8)}}}}
</annotation>
  </semantics>
</math>
</file>

<file path=Object 45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row>
                  <mo stretchy="false">−</mo>
                  <mspace width="0.5em"/>
                </mrow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n>2</mn>
        </mrow>
        <mrow>
          <mn>8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row>
                  <mo stretchy="false">−</mo>
                  <mspace width="0.5em"/>
                </mrow>
                <mn>2</mn>
              </mrow>
            </mrow>
            <mo fence="true" stretchy="false">)</mo>
          </mrow>
        </mrow>
      </mfrac>
    </mstyle>
    <annotation encoding="StarMath 5.0">size 10{{{{3}`times `{(-`size 12 {a})}`times `{2}} over {{8}`times `{(-`2)}}}}
</annotation>
  </semantics>
</math>
</file>

<file path=Object 46/content.xml><?xml version="1.0" encoding="utf-8"?>
<math xmlns="http://www.w3.org/1998/Math/MathML" display="block">
  <semantics>
    <mstyle mathsize="10pt">
      <mfrac>
        <mrow>
          <mrow>
            <mo stretchy="false">−</mo>
            <mn>2</mn>
          </mrow>
          <mstyle mathsize="12pt">
            <mi>a</mi>
          </mstyle>
          <mrow>
            <mspace width="0.5em"/>
            <mo stretchy="false">−</mo>
            <mspace width="0.5em"/>
          </mrow>
          <mn>3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style mathsize="12pt">
                  <mi>b</mi>
                </mstyle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style mathsize="12pt">
                  <mi>b</mi>
                </mstyle>
              </mrow>
            </mrow>
            <mo fence="true" stretchy="false">)</mo>
          </mrow>
        </mrow>
      </mfrac>
    </mstyle>
    <annotation encoding="StarMath 5.0">size 10 { {-2 size 12 {a} `- `3 `times `(-size 12 {b}) } over { (-size 12 {a}) `times `(-size 12 {b})}}</annotation>
  </semantics>
</math>
</file>

<file path=Object 47/content.xml><?xml version="1.0" encoding="utf-8"?>
<math xmlns="http://www.w3.org/1998/Math/MathML" display="block">
  <semantics>
    <mstyle mathsize="10pt">
      <mfrac>
        <mrow>
          <mstyle mathsize="12pt">
            <mi mathvariant="italic">ab</mi>
          </mstyle>
          <mrow>
            <mspace width="0.5em"/>
            <mo stretchy="false">×</mo>
            <mspace width="0.5em"/>
          </mrow>
          <mn>7</mn>
        </mrow>
        <mrow>
          <mrow>
            <mo fence="true" stretchy="false">(</mo>
            <mrow>
              <mrow>
                <mo stretchy="false">−</mo>
                <mstyle mathsize="12pt">
                  <mi>a</mi>
                </mstyle>
              </mrow>
            </mrow>
            <mo fence="true" stretchy="false">)</mo>
          </mrow>
          <mrow>
            <mspace width="0.5em"/>
            <mo stretchy="false">×</mo>
            <mspace width="0.5em"/>
          </mrow>
          <mstyle mathsize="12pt">
            <mi>b</mi>
          </mstyle>
        </mrow>
      </mfrac>
    </mstyle>
    <annotation encoding="StarMath 5.0">size 10 {{size 12 {ab} ` times`7  } over { (-size 12 {a}) `times`size 12 {b}}}</annotation>
  </semantics>
</math>
</file>

<file path=Object 48/content.xml><?xml version="1.0" encoding="utf-8"?>
<math xmlns="http://www.w3.org/1998/Math/MathML" display="block">
  <semantics>
    <mstyle mathsize="9pt">
      <mfrac>
        <mn>15</mn>
        <mn>4</mn>
      </mfrac>
    </mstyle>
    <annotation encoding="StarMath 5.0">size 9{{{15} over {4}}}</annotation>
  </semantics>
</math>
</file>

<file path=Object 49/content.xml><?xml version="1.0" encoding="utf-8"?>
<math xmlns="http://www.w3.org/1998/Math/MathML" display="block">
  <semantics>
    <mstyle mathsize="9pt">
      <mfrac>
        <mn>11</mn>
        <mrow>
          <mi>–</mi>
          <mn>5</mn>
        </mrow>
      </mfrac>
    </mstyle>
    <annotation encoding="StarMath 5.0">size 9{{{11} over {– 5}}}</annotation>
  </semantics>
</math>
</file>

<file path=Object 5/content.xml><?xml version="1.0" encoding="utf-8"?>
<math xmlns="http://www.w3.org/1998/Math/MathML" display="block">
  <semantics>
    <mstyle mathsize="10pt">
      <mfrac>
        <mrow>
          <mo stretchy="false">−</mo>
          <mn>56</mn>
        </mrow>
        <mrow>
          <mstyle mathcolor="red">
            <mrow>
              <mo stretchy="false">−</mo>
              <mspace width="0.5em"/>
            </mrow>
          </mstyle>
          <mn>7</mn>
        </mrow>
      </mfrac>
    </mstyle>
    <annotation encoding="StarMath 5.0">size 10{{- 56} over { color red - ` 7}}</annotation>
  </semantics>
</math>
</file>

<file path=Object 50/content.xml><?xml version="1.0" encoding="utf-8"?>
<math xmlns="http://www.w3.org/1998/Math/MathML" display="block">
  <semantics>
    <mstyle mathsize="9pt">
      <mfrac>
        <mrow>
          <mo stretchy="false">−</mo>
          <mn>45</mn>
        </mrow>
        <mn>15</mn>
      </mfrac>
    </mstyle>
    <annotation encoding="StarMath 5.0">size 9{{{-45} over {15}}}</annotation>
  </semantics>
</math>
</file>

<file path=Object 51/content.xml><?xml version="1.0" encoding="utf-8"?>
<math xmlns="http://www.w3.org/1998/Math/MathML" display="block">
  <semantics>
    <mstyle mathsize="9pt">
      <mfrac>
        <mrow>
          <mo stretchy="false">−</mo>
          <mn>9,2</mn>
        </mrow>
        <mrow>
          <mo stretchy="false">−</mo>
          <mn>3,5</mn>
        </mrow>
      </mfrac>
    </mstyle>
    <annotation encoding="StarMath 5.0">size 9{{{-9,2} over {-3,5}}}</annotation>
  </semantics>
</math>
</file>

<file path=Object 52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row>
            <mo stretchy="false">−</mo>
            <mn>14</mn>
          </mrow>
          <mrow>
            <mo stretchy="false">−</mo>
            <mn>3</mn>
          </mrow>
        </mfrac>
      </mrow>
    </mstyle>
    <annotation encoding="StarMath 5.0">size 9{-`{{-14} over {-3}}}</annotation>
  </semantics>
</math>
</file>

<file path=Object 53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2</mn>
          <mn>3</mn>
        </mfrac>
      </mrow>
    </mstyle>
    <annotation encoding="StarMath 5.0">size 9{-`{{2} over {3}}}</annotation>
  </semantics>
</math>
</file>

<file path=Object 54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{3} over {5}}</annotation>
  </semantics>
</math>
</file>

<file path=Object 55/content.xml><?xml version="1.0" encoding="utf-8"?>
<math xmlns="http://www.w3.org/1998/Math/MathML" display="block">
  <semantics>
    <mstyle mathsize="10pt">
      <mfrac>
        <mrow>
          <mo stretchy="false">−</mo>
          <mn>25</mn>
        </mrow>
        <mrow>
          <mstyle mathcolor="red">
            <mrow>
              <mo stretchy="false">−</mo>
              <mspace width="0.5em"/>
            </mrow>
          </mstyle>
          <mn>5</mn>
        </mrow>
      </mfrac>
    </mstyle>
    <annotation encoding="StarMath 5.0">size 10{{- 25} over { color red- ` 5}}</annotation>
  </semantics>
</math>
</file>

<file path=Object 56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2</mn>
        </mrow>
        <mrow>
          <mstyle mathcolor="red">
            <mrow>
              <mo stretchy="false">+</mo>
              <mspace width="0.5em"/>
            </mrow>
          </mstyle>
          <mn>36</mn>
        </mrow>
      </mfrac>
    </mstyle>
    <annotation encoding="StarMath 5.0">size 10 {{-`12} over { color red + `36}}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1 over 3</math:annotation>
  </math:semantics>
</math:math>
</file>

<file path=Object 58/content.xml><?xml version="1.0" encoding="utf-8"?>
<math xmlns="http://www.w3.org/1998/Math/MathML" display="block">
  <semantics>
    <mstyle mathsize="10pt">
      <mfrac>
        <mrow>
          <mo stretchy="false">−</mo>
          <mn>33</mn>
        </mrow>
        <mn>10</mn>
      </mfrac>
    </mstyle>
    <annotation encoding="StarMath 5.0">size 10{{{-33} over {10}}}
</annotation>
  </semantics>
</math>
</file>

<file path=Object 59/content.xml><?xml version="1.0" encoding="utf-8"?>
<math xmlns="http://www.w3.org/1998/Math/MathML" display="block">
  <semantics>
    <mstyle mathsize="10pt">
      <mrow>
        <mo stretchy="false">−</mo>
        <mfrac>
          <mrow>
            <mn>3</mn>
            <mrow>
              <mspace width="0.5em"/>
              <mo stretchy="false">×</mo>
              <mspace width="0.5em"/>
            </mrow>
            <mn>10</mn>
          </mrow>
          <mrow>
            <mrow>
              <mspace width="0.5em"/>
              <mn>10</mn>
            </mrow>
            <mrow>
              <mspace width="0.5em"/>
              <mo stretchy="false">×</mo>
              <mspace width="0.5em"/>
            </mrow>
            <mn>4</mn>
          </mrow>
        </mfrac>
      </mrow>
    </mstyle>
    <annotation encoding="StarMath 5.0">size 10 {-{{3` times `10} over {{`10} `times` {4}}}}</annotation>
  </semantics>
</math>
</file>

<file path=Object 6/content.xml><?xml version="1.0" encoding="utf-8"?>
<math xmlns="http://www.w3.org/1998/Math/MathML" display="block">
  <semantics>
    <mstyle mathsize="10pt">
      <mfrac>
        <mrow>
          <mstyle mathcolor="red">
            <mrow>
              <mo stretchy="false">+</mo>
              <mspace width="0.5em"/>
            </mrow>
          </mstyle>
          <mn>96</mn>
        </mrow>
        <mn>12</mn>
      </mfrac>
    </mstyle>
    <annotation encoding="StarMath 5.0">size 10 {{ color red + `96} over 12}</annotation>
  </semantics>
</math>
</file>

<file path=Object 60/content.xml><?xml version="1.0" encoding="utf-8"?>
<math xmlns="http://www.w3.org/1998/Math/MathML" display="block">
  <semantics>
    <mstyle mathsize="10pt">
      <mrow>
        <mo stretchy="false">−</mo>
        <mfrac>
          <mn>3</mn>
          <mn>4</mn>
        </mfrac>
      </mrow>
    </mstyle>
    <annotation encoding="StarMath 5.0">size 10 {-{{3} over {{4}}}}</annotation>
  </semantics>
</math>
</file>

<file path=Object 61/content.xml><?xml version="1.0" encoding="utf-8"?>
<math xmlns="http://www.w3.org/1998/Math/MathML" display="block">
  <semantics>
    <mstyle mathsize="10pt">
      <mrow>
        <mspace width="0.5em"/>
        <mfrac>
          <mrow>
            <mn>14</mn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 `{ 14` times` 8 } over { 14` times` 5 }}</annotation>
  </semantics>
</math>
</file>

<file path=Object 62/content.xml><?xml version="1.0" encoding="utf-8"?>
<math xmlns="http://www.w3.org/1998/Math/MathML" display="block">
  <semantics>
    <mstyle mathsize="10pt">
      <mrow>
        <mspace width="0.5em"/>
        <mfrac>
          <mn>8</mn>
          <mn>5</mn>
        </mfrac>
      </mrow>
    </mstyle>
    <annotation encoding="StarMath 5.0">size 10 { `{  8 } over {  5 }}</annotation>
  </semantics>
</math>
</file>

<file path=Object 63/content.xml><?xml version="1.0" encoding="utf-8"?>
<math xmlns="http://www.w3.org/1998/Math/MathML" display="block">
  <semantics>
    <mstyle mathsize="10pt">
      <mfrac>
        <mn>2</mn>
        <mrow>
          <mn>5</mn>
          <mo stretchy="false">×</mo>
          <mn>4</mn>
        </mrow>
      </mfrac>
    </mstyle>
    <annotation encoding="StarMath 5.0">size 10 {{{  2  } over { 5 times 4 }}}</annotation>
  </semantics>
</math>
</file>

<file path=Object 64/content.xml><?xml version="1.0" encoding="utf-8"?>
<math xmlns="http://www.w3.org/1998/Math/MathML" display="block">
  <semantics>
    <mstyle mathsize="10pt">
      <mfrac>
        <mn>2</mn>
        <mn>20</mn>
      </mfrac>
    </mstyle>
    <annotation encoding="StarMath 5.0">size 10 {{{ 2  } over {20 }}}</annotation>
  </semantics>
</math>
</file>

<file path=Object 6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12</math:mn>
            <math:mrow>
              <math:mi/>
              <math:mo math:stretchy="false">×</math:mo>
              <math:mi/>
            </math:mrow>
            <math:mrow>
              <math:mo math:stretchy="false"></math:mo>
              <math:mrow>
                <math:mrow>
                  <math:mo math:stretchy="false">−</math:mo>
                  <math:mi/>
                </math:mrow>
                <math:mn>2</math:mn>
              </math:mrow>
              <math:mo math:stretchy="false"></math:mo>
            </math:mrow>
          </math:mrow>
          <math:mrow>
            <math:mrow>
              <math:mo math:stretchy="false"></math:mo>
              <math:mrow>
                <math:mrow>
                  <math:mo math:stretchy="false">−</math:mo>
                  <math:mi/>
                </math:mrow>
                <math:mstyle math:fontsize="12pt">
                  <math:mrow>
                    <math:mi>a</math:mi>
                  </math:mrow>
                </math:mstyle>
              </math:mrow>
              <math:mo math:stretchy="false"></math:mo>
            </math:mrow>
            <math:mrow>
              <math:mi/>
              <math:mo math:stretchy="false">×</math:mo>
              <math:mi/>
            </math:mrow>
            <math:mrow>
              <math:mo math:stretchy="false"></math:mo>
              <math:mrow>
                <math:mrow>
                  <math:mo math:stretchy="false">−</math:mo>
                  <math:mi/>
                </math:mrow>
                <math:mn>8</math:mn>
              </math:mrow>
              <math:mo math:stretchy="false"></math:mo>
            </math:mrow>
          </math:mrow>
        </math:mfrac>
      </math:mrow>
    </math:mstyle>
    <math:annotation math:encoding="StarMath 5.0">size 10{{{{12}`times `{(-`2)}} over {{(-`size 12 {a})}`times` {(-`8)}}}}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3</math:mn>
            <math:mrow>
              <math:mi/>
              <math:mo math:stretchy="false">×</math:mo>
              <math:mi/>
            </math:mrow>
            <math:mrow>
              <math:mo math:stretchy="false"></math:mo>
              <math:mrow>
                <math:mrow>
                  <math:mo math:stretchy="false">−</math:mo>
                  <math:mi/>
                </math:mrow>
                <math:mstyle math:fontsize="12pt">
                  <math:mrow>
                    <math:mi>a</math:mi>
                  </math:mrow>
                </math:mstyle>
              </math:mrow>
              <math:mo math:stretchy="false"></math:mo>
            </math:mrow>
            <math:mrow>
              <math:mi/>
              <math:mo math:stretchy="false">×</math:mo>
              <math:mi/>
            </math:mrow>
            <math:mn>2</math:mn>
          </math:mrow>
          <math:mrow>
            <math:mn>8</math:mn>
            <math:mrow>
              <math:mi/>
              <math:mo math:stretchy="false">×</math:mo>
              <math:mi/>
            </math:mrow>
            <math:mrow>
              <math:mo math:stretchy="false"></math:mo>
              <math:mrow>
                <math:mrow>
                  <math:mo math:stretchy="false">−</math:mo>
                  <math:mi/>
                </math:mrow>
                <math:mn>2</math:mn>
              </math:mrow>
              <math:mo math:stretchy="false"></math:mo>
            </math:mrow>
          </math:mrow>
        </math:mfrac>
      </math:mrow>
    </math:mstyle>
    <math:annotation math:encoding="StarMath 5.0">size 10{{{{3}`times `{(-`size 12 {a})}`times `{2}} over {{8}`times `{(-`2)}}}}
</math:annotation>
  </math:semantics>
</math:math>
</file>

<file path=Object 7/content.xml><?xml version="1.0" encoding="utf-8"?>
<math xmlns="http://www.w3.org/1998/Math/MathML" display="block">
  <semantics>
    <mstyle mathsize="10pt">
      <mfrac>
        <mn>2</mn>
        <mrow>
          <mstyle mathcolor="red">
            <mrow>
              <mo stretchy="false">−</mo>
              <mspace width="0.5em"/>
            </mrow>
          </mstyle>
          <mn>6</mn>
        </mrow>
      </mfrac>
    </mstyle>
    <annotation encoding="StarMath 5.0">size 10 {2 over { color red - `6}}</annotation>
  </semantics>
</math>
</file>

<file path=Object 8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9/content.xml><?xml version="1.0" encoding="utf-8"?>
<math xmlns="http://www.w3.org/1998/Math/MathML" display="block">
  <semantics>
    <mstyle mathsize="10pt">
      <mfrac>
        <mrow>
          <mstyle mathcolor="red">
            <mrow>
              <mo stretchy="false">−</mo>
              <mspace width="0.5em"/>
            </mrow>
          </mstyle>
          <mn>148</mn>
        </mrow>
        <mrow>
          <mo stretchy="false">−</mo>
          <mn>148</mn>
        </mrow>
      </mfrac>
    </mstyle>
    <annotation encoding="StarMath 5.0">size 10 {{ color red - ` 148} over {-148}}</annotation>
  </semantics>
</math>
</file>